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4"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5"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6"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7"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8"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9"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0"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49"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50"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51"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52"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53"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55"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57" style:family="paragraph" style:parent-style-name="Standard">
      <style:paragraph-properties fo:margin-left="0cm" fo:margin-right="0cm" fo:text-indent="0cm" style:auto-text-indent="false"/>
      <style:text-properties officeooo:paragraph-rsid="017fdac4"/>
    </style:style>
    <style:style style:name="P158"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59"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60"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1"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2"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63"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64"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65"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66"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67"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68"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69"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70"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7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72"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73" style:family="paragraph" style:parent-style-name="Table_20_Heading">
      <style:text-properties style:use-window-font-color="true" style:font-name="Liberation Serif" fo:font-size="12pt" style:font-size-asian="12pt" style:font-size-complex="12pt"/>
    </style:style>
    <style:style style:name="P17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20"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21"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2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2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2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2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3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3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3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35"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36"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37"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38" style:family="paragraph" style:parent-style-name="Standard">
      <style:text-properties style:font-name="Liberation Serif" fo:font-size="12pt" officeooo:paragraph-rsid="01119e21" style:font-size-asian="12pt" style:font-size-complex="12pt"/>
    </style:style>
    <style:style style:name="P239" style:family="paragraph" style:parent-style-name="Standard">
      <style:text-properties style:font-name="Liberation Serif" fo:font-size="12pt" officeooo:paragraph-rsid="01137eba" style:font-size-asian="12pt" style:font-size-complex="12pt"/>
    </style:style>
    <style:style style:name="P240" style:family="paragraph" style:parent-style-name="Standard">
      <style:text-properties style:font-name="Liberation Serif" fo:font-size="12pt" officeooo:paragraph-rsid="011df103" style:font-size-asian="12pt" style:font-size-complex="12pt"/>
    </style:style>
    <style:style style:name="P241" style:family="paragraph" style:parent-style-name="Standard">
      <style:text-properties style:font-name="Liberation Serif" fo:font-size="12pt" officeooo:paragraph-rsid="0123ffa6" style:font-size-asian="12pt" style:font-size-complex="12pt"/>
    </style:style>
    <style:style style:name="P242" style:family="paragraph" style:parent-style-name="Standard">
      <style:text-properties style:font-name="Liberation Serif" fo:font-size="12pt" officeooo:paragraph-rsid="01249871" style:font-size-asian="12pt" style:font-size-complex="12pt"/>
    </style:style>
    <style:style style:name="P243" style:family="paragraph" style:parent-style-name="Standard">
      <style:text-properties style:font-name="Liberation Serif" fo:font-size="12pt" officeooo:paragraph-rsid="01257587" style:font-size-asian="12pt" style:font-size-complex="12pt"/>
    </style:style>
    <style:style style:name="P244"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45"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6"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7"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48"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49"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52"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53"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54"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55"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56"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57"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58"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59"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60"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61"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62"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63"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74"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75"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76" style:family="paragraph" style:parent-style-name="Standard">
      <style:text-properties style:text-underline-style="none" fo:font-weight="normal" officeooo:rsid="0026fe90" officeooo:paragraph-rsid="012714f7" style:font-weight-asian="normal" style:font-weight-complex="normal"/>
    </style:style>
    <style:style style:name="P277" style:family="paragraph" style:parent-style-name="Standard">
      <style:text-properties style:text-underline-style="none" fo:font-weight="normal" officeooo:rsid="0029a0d2" officeooo:paragraph-rsid="012714f7" style:font-weight-asian="normal" style:font-weight-complex="normal"/>
    </style:style>
    <style:style style:name="P278" style:family="paragraph" style:parent-style-name="Standard">
      <style:text-properties style:text-underline-style="none" fo:font-weight="normal" officeooo:rsid="0029a0d2" officeooo:paragraph-rsid="01379f1e" style:font-weight-asian="normal" style:font-weight-complex="normal"/>
    </style:style>
    <style:style style:name="P279" style:family="paragraph" style:parent-style-name="Standard">
      <style:text-properties style:text-underline-style="none" fo:font-weight="normal" officeooo:rsid="0030ce49" officeooo:paragraph-rsid="012714f7" style:font-weight-asian="normal" style:font-weight-complex="normal"/>
    </style:style>
    <style:style style:name="P280" style:family="paragraph" style:parent-style-name="Standard">
      <style:text-properties style:text-underline-style="none" fo:font-weight="normal" officeooo:rsid="002c40da" officeooo:paragraph-rsid="012714f7" style:font-weight-asian="normal" style:font-weight-complex="normal"/>
    </style:style>
    <style:style style:name="P281" style:family="paragraph" style:parent-style-name="Standard">
      <style:text-properties style:text-underline-style="none" fo:font-weight="normal" officeooo:rsid="002c40da" officeooo:paragraph-rsid="01352e83" style:font-weight-asian="normal" style:font-weight-complex="normal"/>
    </style:style>
    <style:style style:name="P282" style:family="paragraph" style:parent-style-name="Standard">
      <style:text-properties style:text-underline-style="none" fo:font-weight="normal" officeooo:rsid="002d81bd" officeooo:paragraph-rsid="012714f7" style:font-weight-asian="normal" style:font-weight-complex="normal"/>
    </style:style>
    <style:style style:name="P283" style:family="paragraph" style:parent-style-name="Standard">
      <style:text-properties style:text-underline-style="none" fo:font-weight="normal" officeooo:rsid="002d81bd" officeooo:paragraph-rsid="01352e83" style:font-weight-asian="normal" style:font-weight-complex="normal"/>
    </style:style>
    <style:style style:name="P284" style:family="paragraph" style:parent-style-name="Standard">
      <style:text-properties style:text-underline-style="none" fo:font-weight="normal" officeooo:rsid="002dfe99" officeooo:paragraph-rsid="012714f7" style:font-weight-asian="normal" style:font-weight-complex="normal"/>
    </style:style>
    <style:style style:name="P285" style:family="paragraph" style:parent-style-name="Standard">
      <style:text-properties style:text-underline-style="none" fo:font-weight="normal" officeooo:rsid="002dfe99" officeooo:paragraph-rsid="01352e83" style:font-weight-asian="normal" style:font-weight-complex="normal"/>
    </style:style>
    <style:style style:name="P286" style:family="paragraph" style:parent-style-name="Standard">
      <style:text-properties style:text-underline-style="none" fo:font-weight="normal" officeooo:rsid="0032b340" officeooo:paragraph-rsid="012714f7" style:font-weight-asian="normal" style:font-weight-complex="normal"/>
    </style:style>
    <style:style style:name="P287" style:family="paragraph" style:parent-style-name="Standard">
      <style:text-properties style:text-underline-style="none" fo:font-weight="normal" officeooo:rsid="0032b340" officeooo:paragraph-rsid="01379f1e" style:font-weight-asian="normal" style:font-weight-complex="normal"/>
    </style:style>
    <style:style style:name="P288" style:family="paragraph" style:parent-style-name="Standard">
      <style:text-properties style:text-underline-style="none" fo:font-weight="normal" officeooo:rsid="00437d38" officeooo:paragraph-rsid="012714f7" style:font-weight-asian="normal" style:font-weight-complex="normal"/>
    </style:style>
    <style:style style:name="P289" style:family="paragraph" style:parent-style-name="Standard">
      <style:text-properties style:text-underline-style="none" fo:font-weight="normal" officeooo:rsid="00437d38" officeooo:paragraph-rsid="01389a40" style:font-weight-asian="normal" style:font-weight-complex="normal"/>
    </style:style>
    <style:style style:name="P290" style:family="paragraph" style:parent-style-name="Standard">
      <style:text-properties style:text-underline-style="none" fo:font-weight="normal" officeooo:rsid="00437d38" officeooo:paragraph-rsid="013e11e5" style:font-weight-asian="normal" style:font-weight-complex="normal"/>
    </style:style>
    <style:style style:name="P291" style:family="paragraph" style:parent-style-name="Standard">
      <style:text-properties style:text-underline-style="none" fo:font-weight="normal" officeooo:rsid="004817a4" officeooo:paragraph-rsid="013c7151" style:font-weight-asian="normal" style:font-weight-complex="normal"/>
    </style:style>
    <style:style style:name="P292" style:family="paragraph" style:parent-style-name="Standard">
      <style:text-properties style:text-underline-style="none" fo:font-weight="normal" officeooo:rsid="004817a4" officeooo:paragraph-rsid="013d71cb" style:font-weight-asian="normal" style:font-weight-complex="normal"/>
    </style:style>
    <style:style style:name="P293" style:family="paragraph" style:parent-style-name="Standard">
      <style:text-properties style:text-underline-style="none" fo:font-weight="normal" officeooo:rsid="005c6317" officeooo:paragraph-rsid="012714f7" style:font-weight-asian="normal" style:font-weight-complex="normal"/>
    </style:style>
    <style:style style:name="P294"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95"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96"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97"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298"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299"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00"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01"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02"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05"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06"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07"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40"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41" style:family="paragraph" style:parent-style-name="Standard">
      <style:text-properties fo:color="#ce181e" fo:font-weight="bold" officeooo:rsid="001d42e0" officeooo:paragraph-rsid="010cd864" style:font-weight-asian="bold" style:font-weight-complex="bold"/>
    </style:style>
    <style:style style:name="P342" style:family="paragraph" style:parent-style-name="Standard">
      <style:text-properties fo:color="#ce181e" fo:font-weight="bold" officeooo:rsid="018e604c" officeooo:paragraph-rsid="018e604c" style:font-weight-asian="bold" style:font-weight-complex="bold"/>
    </style:style>
    <style:style style:name="P343" style:family="paragraph" style:parent-style-name="Standard">
      <style:text-properties fo:color="#ce181e" fo:font-weight="bold" officeooo:rsid="018e604c" officeooo:paragraph-rsid="01903f62" style:font-weight-asian="bold" style:font-weight-complex="bold"/>
    </style:style>
    <style:style style:name="P344" style:family="paragraph" style:parent-style-name="Standard">
      <style:text-properties fo:color="#ce181e" fo:font-weight="bold" officeooo:rsid="0192168d" officeooo:paragraph-rsid="0192168d" style:font-weight-asian="bold" style:font-weight-complex="bold"/>
    </style:style>
    <style:style style:name="P345" style:family="paragraph" style:parent-style-name="Standard">
      <style:text-properties fo:color="#ce181e" fo:font-weight="bold" officeooo:paragraph-rsid="014657f5" style:font-weight-asian="bold"/>
    </style:style>
    <style:style style:name="P346" style:family="paragraph" style:parent-style-name="Standard">
      <style:text-properties fo:color="#ce181e" fo:font-weight="bold" officeooo:rsid="01818557" officeooo:paragraph-rsid="01818557" style:font-weight-asian="bold"/>
    </style:style>
    <style:style style:name="P347"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48"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49" style:family="paragraph" style:parent-style-name="Standard">
      <style:text-properties style:use-window-font-color="true" fo:font-weight="bold" officeooo:rsid="001d42e0" officeooo:paragraph-rsid="010cd864" fo:background-color="#fff200" style:font-weight-asian="bold" style:font-weight-complex="bold"/>
    </style:style>
    <style:style style:name="P350" style:family="paragraph" style:parent-style-name="Standard">
      <style:text-properties style:use-window-font-color="true" fo:font-weight="bold" officeooo:rsid="001c7c5f" officeooo:paragraph-rsid="01903f62" fo:background-color="#fff200" style:font-weight-asian="bold" style:font-weight-complex="bold"/>
    </style:style>
    <style:style style:name="P351" style:family="paragraph" style:parent-style-name="Standard">
      <style:text-properties style:use-window-font-color="true" officeooo:rsid="002698a6" officeooo:paragraph-rsid="010cd864" fo:background-color="#fff200"/>
    </style:style>
    <style:style style:name="P352"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53"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54" style:family="paragraph" style:parent-style-name="Standard">
      <style:text-properties fo:font-weight="normal" officeooo:rsid="002c7dd9" officeooo:paragraph-rsid="010cd864" style:font-weight-asian="normal" style:font-weight-complex="normal"/>
    </style:style>
    <style:style style:name="P355" style:family="paragraph" style:parent-style-name="Standard">
      <style:text-properties fo:font-weight="normal" officeooo:rsid="00390d0c" officeooo:paragraph-rsid="010cd864" style:font-weight-asian="normal" style:font-weight-complex="normal"/>
    </style:style>
    <style:style style:name="P356" style:family="paragraph" style:parent-style-name="Standard">
      <style:text-properties fo:font-weight="normal" officeooo:rsid="003b5012" officeooo:paragraph-rsid="010cd864" style:font-weight-asian="normal" style:font-weight-complex="normal"/>
    </style:style>
    <style:style style:name="P357" style:family="paragraph" style:parent-style-name="Standard">
      <style:text-properties fo:font-weight="normal" officeooo:rsid="000938b3" officeooo:paragraph-rsid="014657f5" style:font-weight-asian="normal" style:font-weight-complex="normal"/>
    </style:style>
    <style:style style:name="P358" style:family="paragraph" style:parent-style-name="Standard">
      <style:text-properties fo:font-weight="normal" officeooo:rsid="0009d840" officeooo:paragraph-rsid="014657f5" style:font-weight-asian="normal" style:font-weight-complex="normal"/>
    </style:style>
    <style:style style:name="P359" style:family="paragraph" style:parent-style-name="Standard">
      <style:text-properties fo:font-weight="normal" officeooo:rsid="000aff8f" officeooo:paragraph-rsid="014657f5" style:font-weight-asian="normal" style:font-weight-complex="normal"/>
    </style:style>
    <style:style style:name="P360" style:family="paragraph" style:parent-style-name="Standard">
      <style:text-properties fo:font-weight="normal" officeooo:rsid="000c594b" officeooo:paragraph-rsid="014657f5" style:font-weight-asian="normal" style:font-weight-complex="normal"/>
    </style:style>
    <style:style style:name="P361" style:family="paragraph" style:parent-style-name="Standard">
      <style:text-properties fo:font-weight="normal" officeooo:rsid="000c8b97" officeooo:paragraph-rsid="014657f5" style:font-weight-asian="normal" style:font-weight-complex="normal"/>
    </style:style>
    <style:style style:name="P362" style:family="paragraph" style:parent-style-name="Standard">
      <style:text-properties fo:font-weight="normal" officeooo:rsid="00084de1" officeooo:paragraph-rsid="01483190" style:font-weight-asian="normal" style:font-weight-complex="normal"/>
    </style:style>
    <style:style style:name="P363" style:family="paragraph" style:parent-style-name="Standard">
      <style:text-properties fo:font-weight="normal" officeooo:rsid="000b1ac7" officeooo:paragraph-rsid="014657f5" style:font-weight-asian="normal" style:font-weight-complex="normal"/>
    </style:style>
    <style:style style:name="P364" style:family="paragraph" style:parent-style-name="Standard">
      <style:text-properties fo:font-weight="normal" officeooo:rsid="01818557" officeooo:paragraph-rsid="01818557" style:font-weight-asian="normal" style:font-weight-complex="normal"/>
    </style:style>
    <style:style style:name="P365" style:family="paragraph" style:parent-style-name="Standard">
      <style:text-properties fo:font-weight="normal" officeooo:rsid="00247016" officeooo:paragraph-rsid="010cd864" style:font-weight-asian="normal" style:font-weight-complex="normal"/>
    </style:style>
    <style:style style:name="P366" style:family="paragraph" style:parent-style-name="Standard">
      <style:text-properties fo:font-weight="normal" officeooo:rsid="0195fe5e" officeooo:paragraph-rsid="0195fe5e" style:font-weight-asian="normal" style:font-weight-complex="normal"/>
    </style:style>
    <style:style style:name="P367" style:family="paragraph" style:parent-style-name="Standard">
      <style:text-properties fo:font-weight="normal" officeooo:rsid="019d2cb7" officeooo:paragraph-rsid="019d2cb7" style:font-weight-asian="normal" style:font-weight-complex="normal"/>
    </style:style>
    <style:style style:name="P368" style:family="paragraph" style:parent-style-name="Standard">
      <style:text-properties fo:font-weight="normal" officeooo:rsid="0195fe5e" officeooo:paragraph-rsid="0195fe5e" fo:background-color="#fff200" style:font-weight-asian="normal" style:font-weight-complex="normal"/>
    </style:style>
    <style:style style:name="P369" style:family="paragraph" style:parent-style-name="Standard">
      <style:text-properties fo:font-weight="normal" officeooo:rsid="003b5012" officeooo:paragraph-rsid="010cd864" fo:background-color="#fff200" style:font-weight-asian="normal" style:font-weight-complex="normal"/>
    </style:style>
    <style:style style:name="P370" style:family="paragraph" style:parent-style-name="Standard">
      <style:text-properties officeooo:rsid="000f91d2" officeooo:paragraph-rsid="010cd864"/>
    </style:style>
    <style:style style:name="P371" style:family="paragraph" style:parent-style-name="Standard">
      <style:text-properties officeooo:rsid="0010f87a" officeooo:paragraph-rsid="010cd864"/>
    </style:style>
    <style:style style:name="P372" style:family="paragraph" style:parent-style-name="Standard">
      <style:text-properties officeooo:rsid="0010f87a" officeooo:paragraph-rsid="018e39e3"/>
    </style:style>
    <style:style style:name="P373" style:family="paragraph" style:parent-style-name="Standard">
      <style:text-properties officeooo:rsid="001158b9" officeooo:paragraph-rsid="010cd864"/>
    </style:style>
    <style:style style:name="P374" style:family="paragraph" style:parent-style-name="Standard">
      <style:text-properties fo:font-weight="bold" officeooo:rsid="0010f87a" officeooo:paragraph-rsid="010cd864" style:font-weight-asian="bold" style:font-weight-complex="bold"/>
    </style:style>
    <style:style style:name="P375" style:family="paragraph" style:parent-style-name="Standard">
      <style:text-properties fo:font-weight="bold" officeooo:rsid="0010f87a" officeooo:paragraph-rsid="018e39e3" style:font-weight-asian="bold" style:font-weight-complex="bold"/>
    </style:style>
    <style:style style:name="P376" style:family="paragraph" style:parent-style-name="Standard">
      <style:text-properties fo:font-weight="bold" officeooo:rsid="001b4fd9" officeooo:paragraph-rsid="010cd864" style:font-weight-asian="bold" style:font-weight-complex="bold"/>
    </style:style>
    <style:style style:name="P377" style:family="paragraph" style:parent-style-name="Standard">
      <style:text-properties fo:font-weight="bold" officeooo:rsid="002c7dd9" officeooo:paragraph-rsid="010cd864" style:font-weight-asian="bold" style:font-weight-complex="bold"/>
    </style:style>
    <style:style style:name="P378" style:family="paragraph" style:parent-style-name="Standard">
      <style:text-properties fo:font-weight="bold" officeooo:rsid="00247016" officeooo:paragraph-rsid="010cd864" style:font-weight-asian="bold" style:font-weight-complex="bold"/>
    </style:style>
    <style:style style:name="P379" style:family="paragraph" style:parent-style-name="Standard">
      <style:text-properties fo:font-weight="bold" officeooo:rsid="00390d0c" officeooo:paragraph-rsid="010cd864" style:font-weight-asian="bold" style:font-weight-complex="bold"/>
    </style:style>
    <style:style style:name="P380" style:family="paragraph" style:parent-style-name="Standard">
      <style:text-properties fo:font-weight="bold" officeooo:rsid="001dedd0" officeooo:paragraph-rsid="012714f7" style:font-weight-asian="bold" style:font-weight-complex="bold"/>
    </style:style>
    <style:style style:name="P381" style:family="paragraph" style:parent-style-name="Standard">
      <style:text-properties fo:font-weight="bold" officeooo:rsid="000aff8f" officeooo:paragraph-rsid="014657f5" style:font-weight-asian="bold" style:font-weight-complex="bold"/>
    </style:style>
    <style:style style:name="P382" style:family="paragraph" style:parent-style-name="Standard">
      <style:text-properties fo:font-weight="bold" officeooo:rsid="000b1ac7" officeooo:paragraph-rsid="014657f5" style:font-weight-asian="bold" style:font-weight-complex="bold"/>
    </style:style>
    <style:style style:name="P383" style:family="paragraph" style:parent-style-name="Standard">
      <style:text-properties fo:font-weight="bold" officeooo:rsid="000e684e" officeooo:paragraph-rsid="014657f5" style:font-weight-asian="bold" style:font-weight-complex="bold"/>
    </style:style>
    <style:style style:name="P384" style:family="paragraph" style:parent-style-name="Standard">
      <style:text-properties fo:font-weight="bold" officeooo:rsid="000938b3" officeooo:paragraph-rsid="014657f5" style:font-weight-asian="bold" style:font-weight-complex="bold"/>
    </style:style>
    <style:style style:name="P385" style:family="paragraph" style:parent-style-name="Standard">
      <style:text-properties fo:font-weight="bold" officeooo:rsid="0009d840" officeooo:paragraph-rsid="014657f5" style:font-weight-asian="bold" style:font-weight-complex="bold"/>
    </style:style>
    <style:style style:name="P386" style:family="paragraph" style:parent-style-name="Standard">
      <style:text-properties fo:font-weight="bold" officeooo:rsid="016d4937" officeooo:paragraph-rsid="016d4937" style:font-weight-asian="bold" style:font-weight-complex="bold"/>
    </style:style>
    <style:style style:name="P387" style:family="paragraph" style:parent-style-name="Standard">
      <style:text-properties fo:font-weight="bold" officeooo:rsid="0185a147" officeooo:paragraph-rsid="0185a147" style:font-weight-asian="bold" style:font-weight-complex="bold"/>
    </style:style>
    <style:style style:name="P388" style:family="paragraph" style:parent-style-name="Standard">
      <style:text-properties fo:font-weight="bold" officeooo:rsid="018e604c" officeooo:paragraph-rsid="018e604c" style:font-weight-asian="bold" style:font-weight-complex="bold"/>
    </style:style>
    <style:style style:name="P389" style:family="paragraph" style:parent-style-name="Standard">
      <style:text-properties fo:font-weight="bold" officeooo:rsid="018e604c" officeooo:paragraph-rsid="01903f62" style:font-weight-asian="bold" style:font-weight-complex="bold"/>
    </style:style>
    <style:style style:name="P390" style:family="paragraph" style:parent-style-name="Standard">
      <style:text-properties fo:font-weight="bold" officeooo:rsid="0195fe5e" officeooo:paragraph-rsid="0195fe5e" style:font-weight-asian="bold" style:font-weight-complex="bold"/>
    </style:style>
    <style:style style:name="P391" style:family="paragraph" style:parent-style-name="Standard">
      <style:text-properties fo:font-weight="bold" officeooo:rsid="018ccc6c" officeooo:paragraph-rsid="010cd864" style:font-weight-asian="bold" style:font-weight-complex="bold"/>
    </style:style>
    <style:style style:name="P392" style:family="paragraph" style:parent-style-name="Standard">
      <style:text-properties fo:font-weight="bold" officeooo:rsid="002081ed" officeooo:paragraph-rsid="010cd864" style:font-weight-asian="bold" style:font-weight-complex="bold"/>
    </style:style>
    <style:style style:name="P393" style:family="paragraph" style:parent-style-name="Standard">
      <style:text-properties fo:font-weight="bold" officeooo:rsid="0192168d" officeooo:paragraph-rsid="0192168d" style:font-weight-asian="bold" style:font-weight-complex="bold"/>
    </style:style>
    <style:style style:name="P394" style:family="paragraph" style:parent-style-name="Standard">
      <style:text-properties fo:font-weight="bold" officeooo:rsid="019d2cb7" officeooo:paragraph-rsid="019d2cb7" style:font-weight-asian="bold" style:font-weight-complex="bold"/>
    </style:style>
    <style:style style:name="P395" style:family="paragraph" style:parent-style-name="Standard">
      <style:text-properties fo:font-weight="bold" officeooo:paragraph-rsid="014657f5" style:font-weight-asian="bold"/>
    </style:style>
    <style:style style:name="P396" style:family="paragraph" style:parent-style-name="Standard">
      <style:text-properties fo:font-weight="bold" officeooo:rsid="01818557" officeooo:paragraph-rsid="01818557" style:font-weight-asian="bold"/>
    </style:style>
    <style:style style:name="P397" style:family="paragraph" style:parent-style-name="Standard">
      <style:text-properties officeooo:rsid="0011bd9b" officeooo:paragraph-rsid="010cd864"/>
    </style:style>
    <style:style style:name="P398" style:family="paragraph" style:parent-style-name="Standard">
      <style:text-properties officeooo:rsid="002698a6" officeooo:paragraph-rsid="010cd864"/>
    </style:style>
    <style:style style:name="P399" style:family="paragraph" style:parent-style-name="Standard">
      <style:text-properties officeooo:rsid="0013a7e8" officeooo:paragraph-rsid="010cd864"/>
    </style:style>
    <style:style style:name="P400" style:family="paragraph" style:parent-style-name="Standard">
      <style:text-properties officeooo:rsid="001596f7" officeooo:paragraph-rsid="010cd864"/>
    </style:style>
    <style:style style:name="P401" style:family="paragraph" style:parent-style-name="Standard">
      <style:text-properties officeooo:rsid="001766af" officeooo:paragraph-rsid="010cd864"/>
    </style:style>
    <style:style style:name="P402" style:family="paragraph" style:parent-style-name="Standard">
      <style:text-properties officeooo:rsid="001a0177" officeooo:paragraph-rsid="010cd864"/>
    </style:style>
    <style:style style:name="P403" style:family="paragraph" style:parent-style-name="Standard">
      <style:text-properties officeooo:rsid="001d7116" officeooo:paragraph-rsid="010cd864"/>
    </style:style>
    <style:style style:name="P404" style:family="paragraph" style:parent-style-name="Standard">
      <style:text-properties officeooo:rsid="001ee678" officeooo:paragraph-rsid="010cd864"/>
    </style:style>
    <style:style style:name="P405" style:family="paragraph" style:parent-style-name="Standard">
      <style:text-properties officeooo:rsid="001b4fd9" officeooo:paragraph-rsid="010cd864"/>
    </style:style>
    <style:style style:name="P406" style:family="paragraph" style:parent-style-name="Standard">
      <style:text-properties officeooo:rsid="001c7c5f" officeooo:paragraph-rsid="010cd864"/>
    </style:style>
    <style:style style:name="P407" style:family="paragraph" style:parent-style-name="Standard">
      <style:text-properties officeooo:rsid="002081ed" officeooo:paragraph-rsid="010cd864"/>
    </style:style>
    <style:style style:name="P408" style:family="paragraph" style:parent-style-name="Standard">
      <style:text-properties officeooo:rsid="00247016" officeooo:paragraph-rsid="010cd864"/>
    </style:style>
    <style:style style:name="P409" style:family="paragraph" style:parent-style-name="Standard">
      <style:text-properties officeooo:rsid="002c7dd9" officeooo:paragraph-rsid="010cd864"/>
    </style:style>
    <style:style style:name="P410" style:family="paragraph" style:parent-style-name="Standard">
      <style:text-properties officeooo:paragraph-rsid="01119e21"/>
    </style:style>
    <style:style style:name="P411" style:family="paragraph" style:parent-style-name="Standard">
      <style:text-properties fo:color="#000000" style:font-name="Liberation Serif" fo:font-size="12pt" officeooo:paragraph-rsid="01119e21" style:font-size-asian="12pt" style:font-size-complex="12pt"/>
    </style:style>
    <style:style style:name="P412" style:family="paragraph" style:parent-style-name="Standard">
      <style:text-properties officeooo:paragraph-rsid="011df103"/>
    </style:style>
    <style:style style:name="P413" style:family="paragraph" style:parent-style-name="Standard">
      <style:text-properties officeooo:paragraph-rsid="012712fe"/>
    </style:style>
    <style:style style:name="P414" style:family="paragraph" style:parent-style-name="Standard">
      <style:text-properties officeooo:rsid="00179bc4" officeooo:paragraph-rsid="012714f7"/>
    </style:style>
    <style:style style:name="P415" style:family="paragraph" style:parent-style-name="Standard">
      <style:text-properties officeooo:rsid="0018f155" officeooo:paragraph-rsid="012714f7"/>
    </style:style>
    <style:style style:name="P416" style:family="paragraph" style:parent-style-name="Standard">
      <style:text-properties officeooo:rsid="0018f155" officeooo:paragraph-rsid="0127a976"/>
    </style:style>
    <style:style style:name="P417" style:family="paragraph" style:parent-style-name="Standard">
      <style:text-properties officeooo:rsid="001b0722" officeooo:paragraph-rsid="012714f7"/>
    </style:style>
    <style:style style:name="P418" style:family="paragraph" style:parent-style-name="Standard">
      <style:text-properties officeooo:rsid="001b193b" officeooo:paragraph-rsid="012714f7"/>
    </style:style>
    <style:style style:name="P419" style:family="paragraph" style:parent-style-name="Standard">
      <style:text-properties officeooo:rsid="001c495f" officeooo:paragraph-rsid="012714f7"/>
    </style:style>
    <style:style style:name="P420" style:family="paragraph" style:parent-style-name="Standard">
      <style:text-properties officeooo:rsid="001db80c" officeooo:paragraph-rsid="012714f7"/>
    </style:style>
    <style:style style:name="P421" style:family="paragraph" style:parent-style-name="Standard">
      <style:text-properties officeooo:rsid="001db80c" officeooo:paragraph-rsid="012b4340"/>
    </style:style>
    <style:style style:name="P422" style:family="paragraph" style:parent-style-name="Standard">
      <style:text-properties officeooo:rsid="001dedd0" officeooo:paragraph-rsid="012714f7"/>
    </style:style>
    <style:style style:name="P423" style:family="paragraph" style:parent-style-name="Standard">
      <style:text-properties officeooo:rsid="0020b472" officeooo:paragraph-rsid="012714f7"/>
    </style:style>
    <style:style style:name="P424" style:family="paragraph" style:parent-style-name="Standard">
      <style:text-properties officeooo:rsid="0020b472" officeooo:paragraph-rsid="0130b9ab"/>
    </style:style>
    <style:style style:name="P425" style:family="paragraph" style:parent-style-name="Standard">
      <style:text-properties officeooo:rsid="002297c7" officeooo:paragraph-rsid="012714f7"/>
    </style:style>
    <style:style style:name="P426" style:family="paragraph" style:parent-style-name="Standard">
      <style:text-properties officeooo:rsid="0023d6c6" officeooo:paragraph-rsid="012714f7"/>
    </style:style>
    <style:style style:name="P427" style:family="paragraph" style:parent-style-name="Standard">
      <style:text-properties officeooo:rsid="0023d6c6" officeooo:paragraph-rsid="01348123"/>
    </style:style>
    <style:style style:name="P428" style:family="paragraph" style:parent-style-name="Standard">
      <style:text-properties officeooo:rsid="0023d6c6" officeooo:paragraph-rsid="0134cf8d"/>
    </style:style>
    <style:style style:name="P429" style:family="paragraph" style:parent-style-name="Standard">
      <style:text-properties officeooo:rsid="0026fe90" officeooo:paragraph-rsid="012714f7"/>
    </style:style>
    <style:style style:name="P430" style:family="paragraph" style:parent-style-name="Standard">
      <style:text-properties officeooo:paragraph-rsid="012714f7"/>
    </style:style>
    <style:style style:name="P431" style:family="paragraph" style:parent-style-name="Standard">
      <style:text-properties officeooo:rsid="001db80c" officeooo:paragraph-rsid="012b4340" fo:background-color="#fff200"/>
    </style:style>
    <style:style style:name="P432" style:family="paragraph" style:parent-style-name="Standard">
      <style:text-properties officeooo:rsid="001dedd0" officeooo:paragraph-rsid="012714f7" fo:background-color="#fff200"/>
    </style:style>
    <style:style style:name="P433" style:family="paragraph" style:parent-style-name="Standard">
      <style:text-properties officeooo:rsid="000f91d2" officeooo:paragraph-rsid="010cd864" fo:background-color="#fff200"/>
    </style:style>
    <style:style style:name="P434" style:family="paragraph" style:parent-style-name="Standard">
      <style:text-properties officeooo:rsid="019afa1c" officeooo:paragraph-rsid="019afa1c" fo:background-color="#fff200"/>
    </style:style>
    <style:style style:name="P435" style:family="paragraph" style:parent-style-name="Standard">
      <style:text-properties officeooo:rsid="002587eb" officeooo:paragraph-rsid="0134cf8d"/>
    </style:style>
    <style:style style:name="P436"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37" style:family="paragraph" style:parent-style-name="Standard">
      <style:text-properties officeooo:rsid="00084de1" officeooo:paragraph-rsid="014657f5"/>
    </style:style>
    <style:style style:name="P438" style:family="paragraph" style:parent-style-name="Standard">
      <style:text-properties officeooo:rsid="00084de1" officeooo:paragraph-rsid="01483190"/>
    </style:style>
    <style:style style:name="P439" style:family="paragraph" style:parent-style-name="Standard">
      <style:text-properties officeooo:rsid="000938b3" officeooo:paragraph-rsid="014657f5"/>
    </style:style>
    <style:style style:name="P440" style:family="paragraph" style:parent-style-name="Standard">
      <style:text-properties officeooo:rsid="0009d840" officeooo:paragraph-rsid="014657f5"/>
    </style:style>
    <style:style style:name="P441" style:family="paragraph" style:parent-style-name="Standard">
      <style:text-properties officeooo:rsid="000aff8f" officeooo:paragraph-rsid="014657f5"/>
    </style:style>
    <style:style style:name="P442" style:family="paragraph" style:parent-style-name="Standard">
      <style:text-properties officeooo:rsid="000b1ac7" officeooo:paragraph-rsid="014657f5"/>
    </style:style>
    <style:style style:name="P443" style:family="paragraph" style:parent-style-name="Standard">
      <style:text-properties officeooo:rsid="000c594b" officeooo:paragraph-rsid="014657f5"/>
    </style:style>
    <style:style style:name="P444" style:family="paragraph" style:parent-style-name="Standard">
      <style:text-properties officeooo:rsid="000c8b97" officeooo:paragraph-rsid="014657f5"/>
    </style:style>
    <style:style style:name="P445" style:family="paragraph" style:parent-style-name="Standard">
      <style:text-properties officeooo:paragraph-rsid="014657f5"/>
    </style:style>
    <style:style style:name="P446" style:family="paragraph" style:parent-style-name="Standard">
      <style:text-properties officeooo:paragraph-rsid="01483190"/>
    </style:style>
    <style:style style:name="P447" style:family="paragraph" style:parent-style-name="Standard">
      <style:text-properties officeooo:paragraph-rsid="016d4937"/>
    </style:style>
    <style:style style:name="P448"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49"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50"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51"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52"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53"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54"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55"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56" style:family="paragraph" style:parent-style-name="Standard">
      <style:text-properties fo:color="#f90f0f" style:text-underline-style="none" fo:font-weight="bold" officeooo:rsid="005ab55e" officeooo:paragraph-rsid="012714f7" style:font-weight-asian="bold" style:font-weight-complex="bold"/>
    </style:style>
    <style:style style:name="P457" style:family="paragraph" style:parent-style-name="Standard">
      <style:text-properties fo:color="#f90f0f" style:text-underline-style="none" fo:font-weight="bold" officeooo:rsid="004817a4" officeooo:paragraph-rsid="012714f7" style:font-weight-asian="bold" style:font-weight-complex="bold"/>
    </style:style>
    <style:style style:name="P458"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59"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60"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61"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62"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63"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64"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65"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66"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67"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68"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69" style:family="paragraph" style:parent-style-name="Standard">
      <style:text-properties fo:color="#f90f0f" fo:font-weight="bold" officeooo:paragraph-rsid="014657f5" style:font-weight-asian="bold" style:font-weight-complex="bold"/>
    </style:style>
    <style:style style:name="P470" style:family="paragraph" style:parent-style-name="Standard">
      <style:text-properties fo:color="#f90f0f" fo:font-weight="bold" officeooo:rsid="00084de1" officeooo:paragraph-rsid="014657f5" style:font-weight-asian="bold" style:font-weight-complex="bold"/>
    </style:style>
    <style:style style:name="P471" style:family="paragraph" style:parent-style-name="Standard">
      <style:text-properties fo:color="#f90f0f" fo:font-weight="bold" officeooo:rsid="000938b3" officeooo:paragraph-rsid="014657f5" style:font-weight-asian="bold" style:font-weight-complex="bold"/>
    </style:style>
    <style:style style:name="P472" style:family="paragraph" style:parent-style-name="Standard">
      <style:text-properties fo:color="#f90f0f" fo:font-weight="bold" officeooo:rsid="0009d840" officeooo:paragraph-rsid="014657f5" style:font-weight-asian="bold" style:font-weight-complex="bold"/>
    </style:style>
    <style:style style:name="P473" style:family="paragraph" style:parent-style-name="Standard">
      <style:text-properties fo:color="#f90f0f" fo:font-weight="bold" officeooo:rsid="000aff8f" officeooo:paragraph-rsid="014657f5" style:font-weight-asian="bold" style:font-weight-complex="bold"/>
    </style:style>
    <style:style style:name="P474" style:family="paragraph" style:parent-style-name="Standard">
      <style:text-properties fo:color="#f90f0f" fo:font-weight="bold" officeooo:rsid="000b1ac7" officeooo:paragraph-rsid="014657f5" style:font-weight-asian="bold" style:font-weight-complex="bold"/>
    </style:style>
    <style:style style:name="P475" style:family="paragraph" style:parent-style-name="Standard">
      <style:text-properties fo:color="#f90f0f" fo:font-weight="bold" officeooo:rsid="000c594b" officeooo:paragraph-rsid="014657f5" style:font-weight-asian="bold" style:font-weight-complex="bold"/>
    </style:style>
    <style:style style:name="P476" style:family="paragraph" style:parent-style-name="Standard">
      <style:text-properties fo:color="#f90f0f" fo:font-weight="bold" officeooo:rsid="000c8b97" officeooo:paragraph-rsid="014657f5" style:font-weight-asian="bold" style:font-weight-complex="bold"/>
    </style:style>
    <style:style style:name="P477" style:family="paragraph" style:parent-style-name="Standard">
      <style:text-properties fo:color="#f90f0f" fo:font-weight="bold" officeooo:rsid="001158b9" officeooo:paragraph-rsid="010cd864" style:font-weight-asian="bold" style:font-weight-complex="bold"/>
    </style:style>
    <style:style style:name="P478" style:family="paragraph" style:parent-style-name="Standard">
      <style:text-properties fo:color="#f90f0f" fo:font-weight="bold" officeooo:rsid="0011bd9b" officeooo:paragraph-rsid="010cd864" style:font-weight-asian="bold" style:font-weight-complex="bold"/>
    </style:style>
    <style:style style:name="P479" style:family="paragraph" style:parent-style-name="Standard">
      <style:text-properties fo:color="#f90f0f" fo:font-weight="bold" officeooo:rsid="0013a7e8" officeooo:paragraph-rsid="010cd864" style:font-weight-asian="bold" style:font-weight-complex="bold"/>
    </style:style>
    <style:style style:name="P480" style:family="paragraph" style:parent-style-name="Standard">
      <style:text-properties fo:color="#f90f0f" fo:font-weight="bold" officeooo:rsid="001596f7" officeooo:paragraph-rsid="010cd864" style:font-weight-asian="bold" style:font-weight-complex="bold"/>
    </style:style>
    <style:style style:name="P481" style:family="paragraph" style:parent-style-name="Standard">
      <style:text-properties fo:color="#f90f0f" fo:font-weight="bold" officeooo:rsid="0017d422" officeooo:paragraph-rsid="010cd864" style:font-weight-asian="bold" style:font-weight-complex="bold"/>
    </style:style>
    <style:style style:name="P482" style:family="paragraph" style:parent-style-name="Standard">
      <style:text-properties fo:color="#f90f0f" fo:font-weight="bold" officeooo:rsid="001a0177" officeooo:paragraph-rsid="010cd864" style:font-weight-asian="bold" style:font-weight-complex="bold"/>
    </style:style>
    <style:style style:name="P483" style:family="paragraph" style:parent-style-name="Standard">
      <style:text-properties fo:color="#f90f0f" fo:font-weight="bold" officeooo:rsid="001d7116" officeooo:paragraph-rsid="010cd864" style:font-weight-asian="bold" style:font-weight-complex="bold"/>
    </style:style>
    <style:style style:name="P484" style:family="paragraph" style:parent-style-name="Standard">
      <style:text-properties fo:color="#f90f0f" fo:font-weight="bold" officeooo:rsid="001ee678" officeooo:paragraph-rsid="010cd864" style:font-weight-asian="bold" style:font-weight-complex="bold"/>
    </style:style>
    <style:style style:name="P485" style:family="paragraph" style:parent-style-name="Standard">
      <style:text-properties fo:color="#f90f0f" fo:font-weight="bold" officeooo:rsid="001b4fd9" officeooo:paragraph-rsid="010cd864" style:font-weight-asian="bold" style:font-weight-complex="bold"/>
    </style:style>
    <style:style style:name="P486" style:family="paragraph" style:parent-style-name="Standard">
      <style:text-properties fo:color="#f90f0f" fo:font-weight="bold" officeooo:rsid="002081ed" officeooo:paragraph-rsid="010cd864" style:font-weight-asian="bold" style:font-weight-complex="bold"/>
    </style:style>
    <style:style style:name="P487" style:family="paragraph" style:parent-style-name="Standard">
      <style:text-properties fo:color="#f90f0f" fo:font-weight="bold" officeooo:rsid="001c7c5f" officeooo:paragraph-rsid="010cd864" style:font-weight-asian="bold" style:font-weight-complex="bold"/>
    </style:style>
    <style:style style:name="P488" style:family="paragraph" style:parent-style-name="Standard">
      <style:text-properties fo:color="#f90f0f" fo:font-weight="bold" officeooo:rsid="002698a6" officeooo:paragraph-rsid="010cd864" style:font-weight-asian="bold" style:font-weight-complex="bold"/>
    </style:style>
    <style:style style:name="P489" style:family="paragraph" style:parent-style-name="Standard">
      <style:text-properties fo:color="#f90f0f" fo:font-weight="bold" officeooo:rsid="002c7dd9" officeooo:paragraph-rsid="010cd864" style:font-weight-asian="bold" style:font-weight-complex="bold"/>
    </style:style>
    <style:style style:name="P490" style:family="paragraph" style:parent-style-name="Standard">
      <style:text-properties fo:color="#f90f0f" fo:font-weight="bold" officeooo:rsid="00390d0c" officeooo:paragraph-rsid="010cd864" style:font-weight-asian="bold" style:font-weight-complex="bold"/>
    </style:style>
    <style:style style:name="P491"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492"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493"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494" style:family="paragraph" style:parent-style-name="Standard">
      <style:text-properties officeooo:rsid="01818557" officeooo:paragraph-rsid="01818557"/>
    </style:style>
    <style:style style:name="P495" style:family="paragraph" style:parent-style-name="Standard">
      <style:text-properties fo:color="#ed1c24" fo:font-weight="bold" officeooo:rsid="0185a147" officeooo:paragraph-rsid="0185a147" style:font-weight-asian="bold" style:font-weight-complex="bold"/>
    </style:style>
    <style:style style:name="P496" style:family="paragraph" style:parent-style-name="Standard">
      <style:text-properties officeooo:rsid="018ccc6c" officeooo:paragraph-rsid="018ccc6c"/>
    </style:style>
    <style:style style:name="P497"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498"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49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0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0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style:font-size-asian="12pt" style:font-size-complex="12pt"/>
    </style:style>
    <style:style style:name="P50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0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0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0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0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0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0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0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1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1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1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1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1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1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16"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17"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18"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19"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20"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21"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22"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23" style:family="paragraph" style:parent-style-name="Table_20_Contents">
      <style:text-properties style:use-window-font-color="true" style:font-name="Liberation Serif" fo:font-size="12pt" style:font-size-asian="12pt" style:font-size-complex="12pt"/>
    </style:style>
    <style:style style:name="P524" style:family="paragraph" style:parent-style-name="Table_20_Contents">
      <style:text-properties style:use-window-font-color="true" style:font-name="Liberation Serif" fo:font-size="12pt" officeooo:paragraph-rsid="01036fe8" style:font-size-asian="12pt" style:font-size-complex="12pt"/>
    </style:style>
    <style:style style:name="P525"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2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2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2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2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3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3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3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3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3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3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3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3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3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3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4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4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4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4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44"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45" style:family="paragraph" style:parent-style-name="Standard">
      <style:paragraph-properties fo:margin-left="1.27cm" fo:margin-right="0cm" fo:text-indent="-1.27cm" style:auto-text-indent="false"/>
      <style:text-properties officeooo:paragraph-rsid="014657f5"/>
    </style:style>
    <style:style style:name="P546"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47" style:family="paragraph" style:parent-style-name="Standard">
      <style:paragraph-properties fo:margin-left="2.54cm" fo:margin-right="0cm" fo:text-indent="-2.54cm" style:auto-text-indent="false"/>
      <style:text-properties officeooo:paragraph-rsid="014657f5"/>
    </style:style>
    <style:style style:name="P548" style:family="paragraph" style:parent-style-name="Standard">
      <style:paragraph-properties fo:margin-left="2.54cm" fo:margin-right="0cm" fo:text-indent="-2.54cm" style:auto-text-indent="false"/>
      <style:text-properties officeooo:paragraph-rsid="014672bc"/>
    </style:style>
    <style:style style:name="P549" style:family="paragraph" style:parent-style-name="Standard">
      <style:paragraph-properties fo:margin-left="2.54cm" fo:margin-right="0cm" fo:text-indent="-2.54cm" style:auto-text-indent="false"/>
      <style:text-properties fo:color="#385623" officeooo:paragraph-rsid="014657f5"/>
    </style:style>
    <style:style style:name="P550"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51"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52" style:family="paragraph" style:parent-style-name="Standard">
      <style:paragraph-properties fo:margin-left="2.54cm" fo:margin-right="0cm" fo:text-indent="-2.54cm" style:auto-text-indent="false"/>
      <style:text-properties officeooo:paragraph-rsid="017fdac4"/>
    </style:style>
    <style:style style:name="P553"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54"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55"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5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5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5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5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6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6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6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6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6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6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566"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67"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68" style:family="paragraph" style:parent-style-name="Standard">
      <style:text-properties officeooo:rsid="0010f87a" officeooo:paragraph-rsid="010cd864"/>
    </style:style>
    <style:style style:name="P569" style:family="paragraph" style:parent-style-name="Standard">
      <style:text-properties officeooo:rsid="001a0177" officeooo:paragraph-rsid="01a3cee7"/>
    </style:style>
    <style:style style:name="P570" style:family="paragraph" style:parent-style-name="Standard">
      <style:text-properties officeooo:rsid="01a3cee7" officeooo:paragraph-rsid="01a3cee7"/>
    </style:style>
    <style:style style:name="P571" style:family="paragraph" style:parent-style-name="Standard">
      <style:text-properties officeooo:paragraph-rsid="01a3cee7"/>
    </style:style>
    <style:style style:name="P572" style:family="paragraph" style:parent-style-name="Standard">
      <style:text-properties fo:color="#ce181e" fo:font-weight="bold" officeooo:rsid="01a3cee7" officeooo:paragraph-rsid="01a3cee7" style:font-weight-asian="bold" style:font-weight-complex="bold"/>
    </style:style>
    <style:style style:name="P573" style:family="paragraph" style:parent-style-name="Standard">
      <style:text-properties fo:color="#ce181e" officeooo:rsid="01a92923" officeooo:paragraph-rsid="01a92923"/>
    </style:style>
    <style:style style:name="P574" style:family="paragraph" style:parent-style-name="Standard">
      <style:text-properties fo:font-weight="bold" officeooo:rsid="01a640ab" officeooo:paragraph-rsid="01a640ab" fo:background-color="#fff200" style:font-weight-asian="bold" style:font-weight-complex="bold"/>
    </style:style>
    <style:style style:name="P575" style:family="paragraph" style:parent-style-name="Standard">
      <style:text-properties fo:font-weight="bold" officeooo:rsid="018ccc6c" officeooo:paragraph-rsid="010cd864" style:font-weight-asian="bold" style:font-weight-complex="bold"/>
    </style:style>
    <style:style style:name="P576" style:family="paragraph" style:parent-style-name="Standard">
      <style:text-properties fo:font-weight="bold" officeooo:rsid="01aef43b" officeooo:paragraph-rsid="01aef43b" style:font-weight-asian="bold" style:font-weight-complex="bold"/>
    </style:style>
    <style:style style:name="P577" style:family="paragraph" style:parent-style-name="Standard">
      <style:text-properties fo:font-weight="bold" officeooo:rsid="00247016" officeooo:paragraph-rsid="010cd864" style:font-weight-asian="bold" style:font-weight-complex="bold"/>
    </style:style>
    <style:style style:name="P578" style:family="paragraph" style:parent-style-name="Standard">
      <style:text-properties officeooo:rsid="0011bd9b" officeooo:paragraph-rsid="010cd864"/>
    </style:style>
    <style:style style:name="P579" style:family="paragraph" style:parent-style-name="Standard">
      <style:text-properties officeooo:rsid="01a92923" officeooo:paragraph-rsid="01a92923"/>
    </style:style>
    <style:style style:name="P580" style:family="paragraph" style:parent-style-name="Standard">
      <style:text-properties officeooo:rsid="01aa7328" officeooo:paragraph-rsid="01aa7328"/>
    </style:style>
    <style:style style:name="P581" style:family="paragraph" style:parent-style-name="Standard">
      <style:text-properties officeooo:rsid="01ad0c28" officeooo:paragraph-rsid="01b109dc"/>
    </style:style>
    <style:style style:name="P582" style:family="paragraph" style:parent-style-name="Standard">
      <style:text-properties fo:color="#ed1c24" officeooo:rsid="01ad0c28" officeooo:paragraph-rsid="01ad0c28" fo:background-color="transparent"/>
    </style:style>
    <style:style style:name="P58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58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 style:font-weight-complex="bold"/>
    </style:style>
    <style:style style:name="T146" style:family="text">
      <style:text-properties fo:font-weight="bold" officeooo:rsid="01845e0b" style:font-weight-asian="bold"/>
    </style:style>
    <style:style style:name="T147" style:family="text">
      <style:text-properties fo:font-weight="normal" style:font-weight-asian="normal" style:font-weight-complex="normal"/>
    </style:style>
    <style:style style:name="T148" style:family="text">
      <style:text-properties fo:font-weight="normal" officeooo:rsid="0004eda6" style:font-weight-asian="normal" style:font-weight-complex="normal"/>
    </style:style>
    <style:style style:name="T149" style:family="text">
      <style:text-properties fo:font-weight="normal" officeooo:rsid="0006c5d7" style:font-weight-asian="normal" style:font-weight-complex="normal"/>
    </style:style>
    <style:style style:name="T150" style:family="text">
      <style:text-properties fo:font-weight="normal" officeooo:rsid="000727ba" style:font-weight-asian="normal" style:font-weight-complex="normal"/>
    </style:style>
    <style:style style:name="T151" style:family="text">
      <style:text-properties fo:font-weight="normal" officeooo:rsid="0008e441" style:font-weight-asian="normal" style:font-weight-complex="normal"/>
    </style:style>
    <style:style style:name="T152" style:family="text">
      <style:text-properties fo:font-weight="normal" officeooo:rsid="0009d155" style:font-weight-asian="normal" style:font-weight-complex="normal"/>
    </style:style>
    <style:style style:name="T153" style:family="text">
      <style:text-properties fo:font-weight="normal" officeooo:rsid="000cbac4" style:font-weight-asian="normal" style:font-weight-complex="normal"/>
    </style:style>
    <style:style style:name="T154" style:family="text">
      <style:text-properties fo:font-weight="normal" officeooo:rsid="000d2456" style:font-weight-asian="normal" style:font-weight-complex="normal"/>
    </style:style>
    <style:style style:name="T155" style:family="text">
      <style:text-properties fo:font-weight="normal" officeooo:rsid="000e2ab1" style:font-weight-asian="normal" style:font-weight-complex="normal"/>
    </style:style>
    <style:style style:name="T156" style:family="text">
      <style:text-properties fo:font-weight="normal" officeooo:rsid="000e8fe9" style:font-weight-asian="normal" style:font-weight-complex="normal"/>
    </style:style>
    <style:style style:name="T157" style:family="text">
      <style:text-properties fo:font-weight="normal" officeooo:rsid="00105bf2" style:font-weight-asian="normal" style:font-weight-complex="normal"/>
    </style:style>
    <style:style style:name="T158" style:family="text">
      <style:text-properties fo:font-weight="normal" officeooo:rsid="0011ad2c" style:font-weight-asian="normal" style:font-weight-complex="normal"/>
    </style:style>
    <style:style style:name="T159" style:family="text">
      <style:text-properties fo:font-weight="normal" officeooo:rsid="002153ac" style:font-weight-asian="normal" style:font-weight-complex="normal"/>
    </style:style>
    <style:style style:name="T160" style:family="text">
      <style:text-properties fo:font-weight="normal" officeooo:rsid="0027ed2a" style:font-weight-asian="normal" style:font-weight-complex="normal"/>
    </style:style>
    <style:style style:name="T161" style:family="text">
      <style:text-properties fo:font-weight="normal" officeooo:rsid="00d9f801" style:font-weight-asian="normal" style:font-weight-complex="normal"/>
    </style:style>
    <style:style style:name="T162" style:family="text">
      <style:text-properties fo:font-weight="normal" officeooo:rsid="00e17101" style:font-weight-asian="normal" style:font-weight-complex="normal"/>
    </style:style>
    <style:style style:name="T163" style:family="text">
      <style:text-properties fo:font-weight="normal" officeooo:rsid="00ed389d" style:font-weight-asian="normal" style:font-weight-complex="normal"/>
    </style:style>
    <style:style style:name="T164" style:family="text">
      <style:text-properties fo:font-weight="normal" officeooo:rsid="00f02568" style:font-weight-asian="normal" style:font-weight-complex="normal"/>
    </style:style>
    <style:style style:name="T165" style:family="text">
      <style:text-properties fo:font-weight="normal" officeooo:rsid="00f085ff" style:font-weight-asian="normal" style:font-weight-complex="normal"/>
    </style:style>
    <style:style style:name="T166" style:family="text">
      <style:text-properties fo:font-weight="normal" officeooo:rsid="00f22b70" style:font-weight-asian="normal" style:font-weight-complex="normal"/>
    </style:style>
    <style:style style:name="T167" style:family="text">
      <style:text-properties fo:font-weight="normal" officeooo:rsid="01483190" style:font-weight-asian="normal" style:font-weight-complex="normal"/>
    </style:style>
    <style:style style:name="T168" style:family="text">
      <style:text-properties fo:font-weight="normal" officeooo:rsid="014b1338" style:font-weight-asian="normal" style:font-weight-complex="normal"/>
    </style:style>
    <style:style style:name="T169" style:family="text">
      <style:text-properties fo:font-weight="normal" officeooo:rsid="014c1f37" style:font-weight-asian="normal" style:font-weight-complex="normal"/>
    </style:style>
    <style:style style:name="T170" style:family="text">
      <style:text-properties fo:font-weight="normal" officeooo:rsid="014d218c" style:font-weight-asian="normal" style:font-weight-complex="normal"/>
    </style:style>
    <style:style style:name="T171" style:family="text">
      <style:text-properties fo:font-weight="normal" officeooo:rsid="01572ad7" style:font-weight-asian="normal" style:font-weight-complex="normal"/>
    </style:style>
    <style:style style:name="T172" style:family="text">
      <style:text-properties fo:font-weight="normal" officeooo:rsid="01845e0b" style:font-weight-asian="normal" style:font-weight-complex="normal"/>
    </style:style>
    <style:style style:name="T173" style:family="text">
      <style:text-properties fo:font-weight="normal" officeooo:rsid="018ccc6c" style:font-weight-asian="normal" style:font-weight-complex="normal"/>
    </style:style>
    <style:style style:name="T174" style:family="text">
      <style:text-properties fo:font-weight="normal" officeooo:rsid="00d9f801" fo:background-color="#bce4e5" loext:char-shading-value="0" style:font-weight-asian="normal" style:font-weight-complex="normal"/>
    </style:style>
    <style:style style:name="T175" style:family="text">
      <style:text-properties fo:font-weight="normal" officeooo:rsid="00e17101" fo:background-color="#bce4e5" loext:char-shading-value="0" style:font-weight-asian="normal" style:font-weight-complex="normal"/>
    </style:style>
    <style:style style:name="T176" style:family="text">
      <style:text-properties officeooo:rsid="000d2456"/>
    </style:style>
    <style:style style:name="T177" style:family="text">
      <style:text-properties officeooo:rsid="000e2ab1"/>
    </style:style>
    <style:style style:name="T178" style:family="text">
      <style:text-properties officeooo:rsid="000e8fe9"/>
    </style:style>
    <style:style style:name="T179" style:family="text">
      <style:text-properties officeooo:rsid="00105bf2"/>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fo:font-weight="bold" style:font-weight-asian="bold" style:font-weight-complex="bold"/>
    </style:style>
    <style:style style:name="T182" style:family="text">
      <style:text-properties style:text-underline-style="solid" style:text-underline-width="auto" style:text-underline-color="font-color" fo:font-weight="bold" officeooo:rsid="0006c5d7" style:font-weight-asian="bold" style:font-weight-complex="bold"/>
    </style:style>
    <style:style style:name="T183" style:family="text">
      <style:text-properties style:text-underline-style="solid" style:text-underline-width="auto" style:text-underline-color="font-color" fo:font-weight="bold" officeooo:rsid="0012078c" style:font-weight-asian="bold" style:font-weight-complex="bold"/>
    </style:style>
    <style:style style:name="T184" style:family="text">
      <style:text-properties style:text-underline-style="solid" style:text-underline-width="auto" style:text-underline-color="font-color" officeooo:rsid="0012078c"/>
    </style:style>
    <style:style style:name="T185" style:family="text">
      <style:text-properties style:text-underline-style="solid" style:text-underline-width="auto" style:text-underline-color="font-color" officeooo:rsid="0012f987"/>
    </style:style>
    <style:style style:name="T186" style:family="text">
      <style:text-properties officeooo:rsid="001d9940"/>
    </style:style>
    <style:style style:name="T187" style:family="text">
      <style:text-properties officeooo:rsid="002153ac"/>
    </style:style>
    <style:style style:name="T188" style:family="text">
      <style:text-properties style:text-position="super 58%"/>
    </style:style>
    <style:style style:name="T189" style:family="text">
      <style:text-properties style:text-position="super 58%" style:font-name="Liberation Serif" fo:font-size="12pt" fo:background-color="#fff200" loext:char-shading-value="0" style:font-size-asian="12pt" style:font-size-complex="12pt"/>
    </style:style>
    <style:style style:name="T190" style:family="text">
      <style:text-properties style:text-position="super 58%" fo:font-style="normal" officeooo:rsid="00496407" style:font-style-asian="normal" style:font-style-complex="normal"/>
    </style:style>
    <style:style style:name="T191" style:family="text">
      <style:text-properties style:text-position="super 58%" fo:font-style="normal" officeooo:rsid="004bb5d6" style:font-style-asian="normal" style:font-style-complex="normal"/>
    </style:style>
    <style:style style:name="T192" style:family="text">
      <style:text-properties officeooo:rsid="00257e4c"/>
    </style:style>
    <style:style style:name="T193"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4"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5"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6"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7"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1"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2"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34"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35"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36"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37"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38"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39"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0"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1"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45"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46"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47"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48"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49"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0"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54"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64"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65"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66"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67"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76"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77"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78"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80"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81"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82"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83"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84"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85"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86"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87"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88"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8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8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8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8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9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49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49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49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49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49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49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49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49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49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00"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01"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02"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03"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04"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05"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06"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07"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08"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09"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10"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11" style:family="text">
      <style:text-properties fo:font-variant="normal" fo:text-transform="none" style:use-window-font-color="true" style:font-name="Liberation Serif" fo:letter-spacing="normal" fo:font-style="normal" officeooo:rsid="011df103"/>
    </style:style>
    <style:style style:name="T512"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13"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14"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15"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16"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17"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18"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19"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20"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21"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22"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3"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24"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5"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26"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27"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28"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29"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30"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31"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32"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33"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34"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35"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36"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37"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38"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39"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40"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41"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42"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43"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44"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45"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46"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47"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48"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49"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50"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51"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52"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53"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54"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55"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56"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57"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58"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59"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60"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61"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62"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63"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64"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65"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66"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67" style:family="text">
      <style:text-properties officeooo:rsid="0044ae09"/>
    </style:style>
    <style:style style:name="T568" style:family="text">
      <style:text-properties officeooo:rsid="00aca1ac"/>
    </style:style>
    <style:style style:name="T569" style:family="text">
      <style:text-properties officeooo:rsid="00e59229"/>
    </style:style>
    <style:style style:name="T570" style:family="text">
      <style:text-properties fo:color="#ce181e" fo:font-weight="bold" officeooo:rsid="00e59229" style:font-weight-asian="bold" style:font-weight-complex="bold"/>
    </style:style>
    <style:style style:name="T571" style:family="text">
      <style:text-properties fo:color="#ce181e" fo:font-weight="bold" officeooo:rsid="00e6644e" style:font-weight-asian="bold" style:font-weight-complex="bold"/>
    </style:style>
    <style:style style:name="T572" style:family="text">
      <style:text-properties fo:color="#ce181e" fo:font-weight="bold" officeooo:rsid="00e89b91" style:font-weight-asian="bold" style:font-weight-complex="bold"/>
    </style:style>
    <style:style style:name="T573" style:family="text">
      <style:text-properties fo:color="#ce181e" officeooo:rsid="00e59229"/>
    </style:style>
    <style:style style:name="T574" style:family="text">
      <style:text-properties fo:color="#ce181e" fo:font-style="normal" fo:font-weight="bold" style:font-style-asian="normal" style:font-weight-asian="bold" style:font-style-complex="normal" style:font-weight-complex="bold"/>
    </style:style>
    <style:style style:name="T575" style:family="text">
      <style:text-properties officeooo:rsid="00ed389d"/>
    </style:style>
    <style:style style:name="T576" style:family="text">
      <style:text-properties officeooo:rsid="00eeef9f"/>
    </style:style>
    <style:style style:name="T577" style:family="text">
      <style:text-properties officeooo:rsid="00f02568"/>
    </style:style>
    <style:style style:name="T578" style:family="text">
      <style:text-properties officeooo:rsid="00f085ff"/>
    </style:style>
    <style:style style:name="T579" style:family="text">
      <style:text-properties officeooo:rsid="00f22b70"/>
    </style:style>
    <style:style style:name="T580" style:family="text">
      <style:text-properties fo:color="#000000" fo:background-color="#fffaef" loext:char-shading-value="0" style:font-name-complex="Courier New"/>
    </style:style>
    <style:style style:name="T581" style:family="text">
      <style:text-properties fo:color="#000000" fo:font-weight="bold" fo:background-color="#fffaef" loext:char-shading-value="0" style:font-weight-asian="bold" style:font-name-complex="Courier New" style:font-weight-complex="bold"/>
    </style:style>
    <style:style style:name="T582" style:family="text">
      <style:text-properties fo:color="#000000" fo:font-weight="bold" officeooo:rsid="0113beb0" fo:background-color="#fffaef" loext:char-shading-value="0" style:font-weight-asian="bold" style:font-name-complex="Courier New" style:font-weight-complex="bold"/>
    </style:style>
    <style:style style:name="T583"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84" style:family="text">
      <style:text-properties style:use-window-font-color="true" fo:font-style="normal" fo:background-color="#fff200" loext:char-shading-value="0" style:font-style-asian="normal" style:font-style-complex="normal"/>
    </style:style>
    <style:style style:name="T585" style:family="text">
      <style:text-properties style:use-window-font-color="true" fo:font-style="normal" officeooo:rsid="0015d82d" fo:background-color="#fff200" loext:char-shading-value="0" style:font-style-asian="normal" style:font-style-complex="normal"/>
    </style:style>
    <style:style style:name="T586" style:family="text">
      <style:text-properties style:font-name="Liberation Serif" fo:font-size="12pt" style:font-size-asian="12pt" style:font-size-complex="12pt"/>
    </style:style>
    <style:style style:name="T587" style:family="text">
      <style:text-properties style:font-name="Liberation Serif" fo:font-size="12pt" officeooo:rsid="001f7676" style:font-size-asian="12pt" style:font-size-complex="12pt"/>
    </style:style>
    <style:style style:name="T588" style:family="text">
      <style:text-properties style:font-name="Liberation Serif" fo:font-size="12pt" officeooo:rsid="015d9a4f" style:font-size-asian="12pt" style:font-size-complex="12pt"/>
    </style:style>
    <style:style style:name="T589" style:family="text">
      <style:text-properties style:font-name="Liberation Serif" fo:font-size="12pt" fo:font-weight="bold" style:font-size-asian="12pt" style:font-weight-asian="bold" style:font-size-complex="12pt" style:font-weight-complex="bold"/>
    </style:style>
    <style:style style:name="T590" style:family="text">
      <style:text-properties style:font-name="Liberation Serif" fo:font-size="12pt" fo:font-weight="bold" officeooo:rsid="011df103" style:font-size-asian="12pt" style:font-weight-asian="bold" style:font-size-complex="12pt" style:font-weight-complex="bold"/>
    </style:style>
    <style:style style:name="T591" style:family="text">
      <style:text-properties style:font-name="Liberation Serif" fo:font-size="12pt" fo:font-weight="bold" officeooo:rsid="001f7676" style:font-size-asian="12pt" style:font-weight-asian="bold" style:font-size-complex="12pt" style:font-weight-complex="bold"/>
    </style:style>
    <style:style style:name="T592" style:family="text">
      <style:text-properties style:font-name="Liberation Serif" fo:font-size="12pt" fo:font-weight="bold" officeooo:rsid="001f7676" style:font-size-asian="12pt" style:font-weight-asian="bold" style:font-size-complex="12pt"/>
    </style:style>
    <style:style style:name="T593" style:family="text">
      <style:text-properties style:font-name="Liberation Serif" fo:font-size="12pt" fo:background-color="#fff200" loext:char-shading-value="0" style:font-size-asian="12pt" style:font-size-complex="12pt"/>
    </style:style>
    <style:style style:name="T594" style:family="text">
      <style:text-properties style:font-name="Liberation Serif" fo:font-size="12pt" officeooo:rsid="0124233b" fo:background-color="#fff200" loext:char-shading-value="0" style:font-size-asian="12pt" style:font-size-complex="12pt"/>
    </style:style>
    <style:style style:name="T595" style:family="text">
      <style:text-properties fo:font-size="12pt" fo:font-weight="bold" style:font-size-asian="12pt" style:font-weight-asian="bold" style:font-size-complex="12pt" style:font-weight-complex="bold"/>
    </style:style>
    <style:style style:name="T596" style:family="text">
      <style:text-properties officeooo:rsid="00fa6f37"/>
    </style:style>
    <style:style style:name="T597" style:family="text">
      <style:text-properties officeooo:rsid="000473aa"/>
    </style:style>
    <style:style style:name="T598" style:family="text">
      <style:text-properties officeooo:rsid="0002bfaa"/>
    </style:style>
    <style:style style:name="T599" style:family="text">
      <style:text-properties officeooo:rsid="00207d03"/>
    </style:style>
    <style:style style:name="T600" style:family="text">
      <style:text-properties officeooo:rsid="0021d9a3"/>
    </style:style>
    <style:style style:name="T601" style:family="text">
      <style:text-properties officeooo:rsid="000868ff"/>
    </style:style>
    <style:style style:name="T602" style:family="text">
      <style:text-properties officeooo:rsid="0006f727"/>
    </style:style>
    <style:style style:name="T603" style:family="text">
      <style:text-properties officeooo:rsid="00141ce9"/>
    </style:style>
    <style:style style:name="T604" style:family="text">
      <style:text-properties officeooo:rsid="0010b805"/>
    </style:style>
    <style:style style:name="T605" style:family="text">
      <style:text-properties officeooo:rsid="0014e1ae"/>
    </style:style>
    <style:style style:name="T606" style:family="text">
      <style:text-properties fo:font-size="14pt" fo:font-weight="bold" style:font-size-asian="14pt" style:font-weight-asian="bold" style:font-size-complex="14pt" style:font-weight-complex="bold"/>
    </style:style>
    <style:style style:name="T607" style:family="text">
      <style:text-properties fo:font-size="14pt" fo:font-style="italic" fo:font-weight="bold" style:font-size-asian="14pt" style:font-style-asian="italic" style:font-weight-asian="bold" style:font-size-complex="14pt" style:font-style-complex="italic" style:font-weight-complex="bold"/>
    </style:style>
    <style:style style:name="T608"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09" style:family="text">
      <style:text-properties officeooo:rsid="00196107"/>
    </style:style>
    <style:style style:name="T610" style:family="text">
      <style:text-properties officeooo:rsid="001a0177"/>
    </style:style>
    <style:style style:name="T611" style:family="text">
      <style:text-properties officeooo:rsid="001ee678"/>
    </style:style>
    <style:style style:name="T612" style:family="text">
      <style:text-properties officeooo:rsid="0023cd52"/>
    </style:style>
    <style:style style:name="T613" style:family="text">
      <style:text-properties officeooo:rsid="00221f73"/>
    </style:style>
    <style:style style:name="T614" style:family="text">
      <style:text-properties officeooo:rsid="0031ce82"/>
    </style:style>
    <style:style style:name="T615" style:family="text">
      <style:text-properties officeooo:rsid="0039a0e5"/>
    </style:style>
    <style:style style:name="T616" style:family="text">
      <style:text-properties officeooo:rsid="003b5012"/>
    </style:style>
    <style:style style:name="T617" style:family="text">
      <style:text-properties officeooo:rsid="01137eba"/>
    </style:style>
    <style:style style:name="T618" style:family="text">
      <style:text-properties style:font-name-complex="Courier New"/>
    </style:style>
    <style:style style:name="T619" style:family="text">
      <style:text-properties officeooo:rsid="01137eba" style:font-name-complex="Courier New"/>
    </style:style>
    <style:style style:name="T620" style:family="text">
      <style:text-properties style:font-name-complex="Arial"/>
    </style:style>
    <style:style style:name="T621" style:family="text">
      <style:text-properties officeooo:rsid="01137eba" style:font-name-complex="Arial"/>
    </style:style>
    <style:style style:name="T622" style:family="text">
      <style:text-properties officeooo:rsid="0113beb0"/>
    </style:style>
    <style:style style:name="T623" style:family="text">
      <style:text-properties officeooo:rsid="011ec0ad"/>
    </style:style>
    <style:style style:name="T624" style:family="text">
      <style:text-properties officeooo:rsid="01257587"/>
    </style:style>
    <style:style style:name="T625" style:family="text">
      <style:text-properties officeooo:rsid="00179bc4"/>
    </style:style>
    <style:style style:name="T626" style:family="text">
      <style:text-properties officeooo:rsid="00287af5"/>
    </style:style>
    <style:style style:name="T627" style:family="text">
      <style:text-properties officeooo:rsid="0019acb2"/>
    </style:style>
    <style:style style:name="T628" style:family="text">
      <style:text-properties officeooo:rsid="001b193b"/>
    </style:style>
    <style:style style:name="T629" style:family="text">
      <style:text-properties officeooo:rsid="002214c8"/>
    </style:style>
    <style:style style:name="T630" style:family="text">
      <style:text-properties officeooo:rsid="002587eb"/>
    </style:style>
    <style:style style:name="T631" style:family="text">
      <style:text-properties officeooo:rsid="002b77aa"/>
    </style:style>
    <style:style style:name="T632" style:family="text">
      <style:text-properties officeooo:rsid="0029a0d2"/>
    </style:style>
    <style:style style:name="T633" style:family="text">
      <style:text-properties officeooo:rsid="0036ce1c"/>
    </style:style>
    <style:style style:name="T634" style:family="text">
      <style:text-properties officeooo:rsid="00343b6f"/>
    </style:style>
    <style:style style:name="T635" style:family="text">
      <style:text-properties officeooo:rsid="0035cb89"/>
    </style:style>
    <style:style style:name="T636" style:family="text">
      <style:text-properties officeooo:rsid="003b9a1c"/>
    </style:style>
    <style:style style:name="T637" style:family="text">
      <style:text-properties officeooo:rsid="003d980c"/>
    </style:style>
    <style:style style:name="T638" style:family="text">
      <style:text-properties officeooo:rsid="006b51a8"/>
    </style:style>
    <style:style style:name="T639" style:family="text">
      <style:text-properties officeooo:rsid="00658696"/>
    </style:style>
    <style:style style:name="T640" style:family="text">
      <style:text-properties officeooo:rsid="0068c0a8"/>
    </style:style>
    <style:style style:name="T641" style:family="text">
      <style:text-properties officeooo:rsid="006b4c3a"/>
    </style:style>
    <style:style style:name="T642" style:family="text">
      <style:text-properties officeooo:rsid="006d3662"/>
    </style:style>
    <style:style style:name="T643" style:family="text">
      <style:text-properties officeooo:rsid="006f099b"/>
    </style:style>
    <style:style style:name="T644" style:family="text">
      <style:text-properties officeooo:rsid="012714f7"/>
    </style:style>
    <style:style style:name="T645" style:family="text">
      <style:text-properties officeooo:rsid="0127a976"/>
    </style:style>
    <style:style style:name="T646" style:family="text">
      <style:text-properties officeooo:rsid="0130b9ab"/>
    </style:style>
    <style:style style:name="T647" style:family="text">
      <style:text-properties officeooo:rsid="013506c8"/>
    </style:style>
    <style:style style:name="T648" style:family="text">
      <style:text-properties fo:background-color="#bce4e5" loext:char-shading-value="0"/>
    </style:style>
    <style:style style:name="T649" style:family="text">
      <style:text-properties fo:color="#ff0000"/>
    </style:style>
    <style:style style:name="T650" style:family="text">
      <style:text-properties fo:color="#ff0000" fo:font-weight="bold" style:font-weight-asian="bold" style:font-weight-complex="bold"/>
    </style:style>
    <style:style style:name="T651" style:family="text">
      <style:text-properties fo:color="#00b0f0"/>
    </style:style>
    <style:style style:name="T652" style:family="text">
      <style:text-properties fo:color="#00b0f0" fo:font-weight="bold" style:font-weight-asian="bold" style:font-weight-complex="bold"/>
    </style:style>
    <style:style style:name="T653" style:family="text">
      <style:text-properties fo:color="#833c0b"/>
    </style:style>
    <style:style style:name="T654" style:family="text">
      <style:text-properties fo:color="#833c0b" fo:font-weight="bold" style:font-weight-asian="bold" style:font-weight-complex="bold"/>
    </style:style>
    <style:style style:name="T655" style:family="text">
      <style:text-properties fo:color="#0070c0"/>
    </style:style>
    <style:style style:name="T656" style:family="text">
      <style:text-properties fo:color="#0070c0" fo:font-weight="bold" style:font-weight-asian="bold" style:font-weight-complex="bold"/>
    </style:style>
    <style:style style:name="T657" style:family="text">
      <style:text-properties fo:color="#00b050"/>
    </style:style>
    <style:style style:name="T658" style:family="text">
      <style:text-properties fo:color="#00b050" fo:font-weight="bold" style:font-weight-asian="bold" style:font-weight-complex="bold"/>
    </style:style>
    <style:style style:name="T659" style:family="text">
      <style:text-properties fo:color="#385623"/>
    </style:style>
    <style:style style:name="T660" style:family="text">
      <style:text-properties fo:color="#385623" fo:font-weight="bold" style:font-weight-asian="bold" style:font-weight-complex="bold"/>
    </style:style>
    <style:style style:name="T661" style:family="text">
      <style:text-properties officeooo:rsid="000938b3"/>
    </style:style>
    <style:style style:name="T662" style:family="text">
      <style:text-properties officeooo:rsid="014672bc"/>
    </style:style>
    <style:style style:name="T663" style:family="text">
      <style:text-properties officeooo:rsid="01489978"/>
    </style:style>
    <style:style style:name="T664" style:family="text">
      <style:text-properties officeooo:rsid="01496441"/>
    </style:style>
    <style:style style:name="T665" style:family="text">
      <style:text-properties officeooo:rsid="014b1338"/>
    </style:style>
    <style:style style:name="T666" style:family="text">
      <style:text-properties officeooo:rsid="014c1f37"/>
    </style:style>
    <style:style style:name="T667" style:family="text">
      <style:text-properties officeooo:rsid="014e62c3"/>
    </style:style>
    <style:style style:name="T668" style:family="text">
      <style:text-properties officeooo:rsid="01597302"/>
    </style:style>
    <style:style style:name="T669" style:family="text">
      <style:text-properties officeooo:rsid="015a9d2d"/>
    </style:style>
    <style:style style:name="T670" style:family="text">
      <style:text-properties officeooo:rsid="015bb4e5"/>
    </style:style>
    <style:style style:name="T671" style:family="text">
      <style:text-properties officeooo:rsid="015d9a4f"/>
    </style:style>
    <style:style style:name="T672" style:family="text">
      <style:text-properties officeooo:rsid="002abada"/>
    </style:style>
    <style:style style:name="T673" style:family="text">
      <style:text-properties officeooo:rsid="0034e0af"/>
    </style:style>
    <style:style style:name="T674" style:family="text">
      <style:text-properties officeooo:rsid="002fe574"/>
    </style:style>
    <style:style style:name="T675" style:family="text">
      <style:text-properties officeooo:rsid="00339410"/>
    </style:style>
    <style:style style:name="T676" style:family="text">
      <style:text-properties officeooo:rsid="003f1a61"/>
    </style:style>
    <style:style style:name="T677" style:family="text">
      <style:text-properties officeooo:rsid="0042df45"/>
    </style:style>
    <style:style style:name="T678" style:family="text">
      <style:text-properties officeooo:rsid="016936f8"/>
    </style:style>
    <style:style style:name="T679" style:family="text">
      <style:text-properties officeooo:rsid="016abe44"/>
    </style:style>
    <style:style style:name="T680" style:family="text">
      <style:text-properties officeooo:rsid="016d4937"/>
    </style:style>
    <style:style style:name="T681" style:family="text">
      <style:text-properties officeooo:rsid="000b1ac7"/>
    </style:style>
    <style:style style:name="T682" style:family="text">
      <style:text-properties officeooo:rsid="000c594b"/>
    </style:style>
    <style:style style:name="T683" style:family="text">
      <style:text-properties fo:color="#f90f0f" fo:font-weight="bold" officeooo:rsid="00e59229" style:font-weight-asian="bold" style:font-weight-complex="bold"/>
    </style:style>
    <style:style style:name="T684" style:family="text">
      <style:text-properties officeooo:rsid="014f76f9"/>
    </style:style>
    <style:style style:name="T685" style:family="text">
      <style:text-properties fo:color="#491d74"/>
    </style:style>
    <style:style style:name="T686" style:family="text">
      <style:text-properties fo:color="#5e8ac7"/>
    </style:style>
    <style:style style:name="T687" style:family="text">
      <style:text-properties fo:color="#5e8ac7" fo:font-weight="bold" fo:background-color="transparent" loext:char-shading-value="0" style:font-weight-asian="bold" style:font-weight-complex="bold"/>
    </style:style>
    <style:style style:name="T688" style:family="text">
      <style:text-properties fo:color="#5e8ac7" fo:font-weight="bold" style:font-weight-asian="bold" style:font-weight-complex="bold"/>
    </style:style>
    <style:style style:name="T689" style:family="text">
      <style:text-properties fo:color="#5e8ac7" fo:font-weight="bold" officeooo:rsid="00e17101" style:font-weight-asian="bold" style:font-weight-complex="bold"/>
    </style:style>
    <style:style style:name="T690" style:family="text">
      <style:text-properties fo:color="#5e8ac7" fo:font-weight="bold" officeooo:rsid="016d4937" style:font-weight-asian="bold" style:font-weight-complex="bold"/>
    </style:style>
    <style:style style:name="T691" style:family="text">
      <style:text-properties fo:color="#5e8ac7" fo:font-weight="bold" officeooo:rsid="01675998" style:font-weight-asian="bold" style:font-weight-complex="bold"/>
    </style:style>
    <style:style style:name="T692" style:family="text">
      <style:text-properties fo:color="#5e8ac7" fo:font-weight="bold" officeooo:rsid="0021d9a3" style:font-weight-asian="bold" style:font-weight-complex="bold"/>
    </style:style>
    <style:style style:name="T693" style:family="text">
      <style:text-properties fo:color="#5e8ac7" fo:background-color="transparent" loext:char-shading-value="0"/>
    </style:style>
    <style:style style:name="T694" style:family="text">
      <style:text-properties fo:color="#5e8ac7" fo:font-style="normal" fo:font-weight="bold" style:font-style-asian="normal" style:font-weight-asian="bold" style:font-style-complex="normal" style:font-weight-complex="bold"/>
    </style:style>
    <style:style style:name="T695" style:family="text">
      <style:text-properties fo:color="#5e8ac7" fo:font-style="normal" fo:font-weight="normal" style:font-style-asian="normal" style:font-weight-asian="normal" style:font-style-complex="normal" style:font-weight-complex="normal"/>
    </style:style>
    <style:style style:name="T696" style:family="text">
      <style:text-properties fo:color="#5e8ac7" fo:font-style="normal" style:font-style-asian="normal" style:font-style-complex="normal"/>
    </style:style>
    <style:style style:name="T697" style:family="text">
      <style:text-properties fo:color="#5e8ac7" fo:font-style="italic" fo:font-weight="bold" style:font-style-asian="italic" style:font-weight-asian="bold" style:font-style-complex="italic" style:font-weight-complex="bold"/>
    </style:style>
    <style:style style:name="T698"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699" style:family="text">
      <style:text-properties fo:color="#00599d"/>
    </style:style>
    <style:style style:name="T700" style:family="text">
      <style:text-properties fo:color="#00599d" officeooo:rsid="0188211a"/>
    </style:style>
    <style:style style:name="T701" style:family="text">
      <style:text-properties officeooo:rsid="0188211a"/>
    </style:style>
    <style:style style:name="T702" style:family="text">
      <style:text-properties fo:color="#ed1c24"/>
    </style:style>
    <style:style style:name="T703" style:family="text">
      <style:text-properties fo:color="#ed1c24" officeooo:rsid="0188211a"/>
    </style:style>
    <style:style style:name="T704" style:family="text">
      <style:text-properties fo:color="#00a65d" officeooo:rsid="0188211a"/>
    </style:style>
    <style:style style:name="T705" style:family="text">
      <style:text-properties officeooo:rsid="018a60aa"/>
    </style:style>
    <style:style style:name="T706" style:family="text">
      <style:text-properties officeooo:rsid="01903f62"/>
    </style:style>
    <style:style style:name="T707" style:family="text">
      <style:text-properties officeooo:rsid="0190949c"/>
    </style:style>
    <style:style style:name="T708" style:family="text">
      <style:text-properties fo:color="#f0040c"/>
    </style:style>
    <style:style style:name="T709" style:family="text">
      <style:text-properties fo:color="#f0040c" fo:font-weight="normal" style:font-weight-asian="normal" style:font-weight-complex="normal"/>
    </style:style>
    <style:style style:name="T710" style:family="text">
      <style:text-properties fo:color="#f0040c" fo:font-weight="normal" officeooo:rsid="019ea0a1" style:font-weight-asian="normal" style:font-weight-complex="normal"/>
    </style:style>
    <style:style style:name="T711" style:family="text">
      <style:text-properties fo:color="#f0040c" fo:font-weight="normal" officeooo:rsid="01b1ee42" style:font-weight-asian="normal" style:font-weight-complex="normal"/>
    </style:style>
    <style:style style:name="T712" style:family="text">
      <style:text-properties officeooo:rsid="01a3cee7"/>
    </style:style>
    <style:style style:name="T713" style:family="text">
      <style:text-properties officeooo:rsid="01ad0c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
      <text:p text:style-name="P235"><text:span text:style-name="T77">clear </text:span>: to clean the terminal (<text:span text:style-name="T77">ctrl+l</text:span>)</text:p>
      <text:p text:style-name="P235"><text:span text:style-name="T77">ctrl+</text:span><text:span text:style-name="T88">alt+</text:span><text:span text:style-name="T77">t</text:span> : to open the terminal</text:p>
      <text:p text:style-name="P413"><text:span text:style-name="T595">diff</text:span> : to check the difference between the file</text:p>
      <text:p text:style-name="P413"><text:s/><text:span text:style-name="T685"><text:s/></text:span><text:span text:style-name="T687">Exa</text:span><text:span text:style-name="T693">:</text:span> <text:span text:style-name="T77">diff -u file1 file2</text:span></text:p>
      <text:p text:style-name="P236"><text:span text:style-name="T77">patch </text:span>: to patching two file</text:p>
      <text:p text:style-name="P236"/>
      <text:p text:style-name="P545"><text:span text:style-name="T77">tree <text:s text:c="11"/></text:span><text:span text:style-name="T122"># </text:span><text:s/>his command will display the all available directory and files in tree</text:p>
      <text:p text:style-name="P545"><text:s text:c="24"/>structure</text:p>
      <text:p text:style-name="P546">Q. What is the default size of directory?</text:p>
      <text:p text:style-name="P545"/>
      <text:p text:style-name="P545">Ans: 4096 bytes</text:p>
      <text:p text:style-name="P545"/>
      <text:p text:style-name="P547"><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47"><text:span text:style-name="T77">ls -lh</text:span><text:tab/># It wil display long list of all directory and files with size postfix in Kb or Mb instead for only number. H stands for human readable format.</text:p>
      <text:p text:style-name="P547"><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47"><text:span text:style-name="T77">rm -rf </text:span><text:tab/># It will delete the folder and it’s content forcefully. Where <text:span text:style-name="T76">r</text:span> used for reverse and <text:span text:style-name="T76">f</text:span> used for force</text:p>
      <text:p text:style-name="P547"><text:span text:style-name="T77">date -u</text:span><text:tab/># <text:s/>It will display the date and time in universal time.</text:p>
      <text:p text:style-name="P547"><text:span text:style-name="T77">date +%T</text:span><text:tab/># <text:s/>It will display only time</text:p>
      <text:p text:style-name="P552"><text:span text:style-name="T77">date +%d</text:span><text:tab/># it will display the day(<text:span text:style-name="T687">Exa</text:span><text:span text:style-name="T693">:</text:span>24 if date is 11/24/2018)</text:p>
      <text:p text:style-name="P547"><text:span text:style-name="T77">date +%D <text:s text:c="3"/></text:span><text:s text:c="2"/><text:tab/># IT will display full date(11/24/2018) in mm/dd/yy format</text:p>
      <text:p text:style-name="P552"><text:span text:style-name="T77">date +%B</text:span><text:tab/># It will display full name of Month(<text:span text:style-name="T687">Exa</text:span><text:span text:style-name="T693">:</text:span>: November if date is 11/24/2018)</text:p>
      <text:p text:style-name="P547"><text:span text:style-name="T77">date +%F</text:span><text:tab/># It will display the full date with separated by hypen(-) and it will show in <text:s/>yyyy-mm-dd format</text:p>
      <text:p text:style-name="P547"><text:span text:style-name="T77">date +”%m%d%H%M%Y.%S”</text:span><text:tab/># here <text:span text:style-name="T649">m</text:span> = 2 digit month, <text:span text:style-name="T651">d</text:span> = 2 digit day, <text:span text:style-name="T653">H</text:span> = 2digit hour, </text:p>
      <text:p text:style-name="P547"><text:span text:style-name="T655"><text:s text:c="63"/>M</text:span> = 2 digit minute, <text:span text:style-name="T657">Y </text:span>= 4digit year, <text:span text:style-name="T659">S</text:span> = 2 digit seconds. And</text:p>
      <text:p text:style-name="P547"><text:s text:c="63"/>display will be <text:span text:style-name="T650">02</text:span><text:span text:style-name="T652">19</text:span><text:span text:style-name="T654">07</text:span><text:span text:style-name="T656">02</text:span><text:span text:style-name="T658">2019</text:span><text:span text:style-name="T77">.</text:span><text:span text:style-name="T660">31 </text:span></text:p>
      <text:p text:style-name="P549"/>
      <text:p text:style-name="P547"><text:span text:style-name="T77">date +”%d-%m-%Y”<text:tab/></text:span> <text:s text:c="17"/># It will display the date in dd-mm-yyyy format(<text:span text:style-name="T77">19-02-2019</text:span>)</text:p>
      <text:p text:style-name="P547"/>
      <text:p text:style-name="P547"><text:span text:style-name="T77">date </text:span><text:span text:style-name="T650">02</text:span><text:span text:style-name="T652">19</text:span><text:span text:style-name="T654">07</text:span><text:span text:style-name="T656">02</text:span><text:span text:style-name="T658">2019</text:span><text:span text:style-name="T77">.</text:span><text:span text:style-name="T660">31</text:span><text:span text:style-name="T659"><text:tab/></text:span># It will set the date and time as provided</text:p>
      <text:p text:style-name="P547"/>
      <text:p text:style-name="P551">Q. How to set case insensitive in vi editor?</text:p>
      <text:p text:style-name="P547"/>
      <text:p text:style-name="P547">Ans: <text:span text:style-name="T662">in command mode (</text:span>press <text:span text:style-name="T76">Esc</text:span> key<text:span text:style-name="T662">)</text:span> – then type <text:span text:style-name="T76">:set ic</text:span></text:p>
      <text:p text:style-name="P550"/>
      <text:p text:style-name="P551">Q. How to remove case insensitive in vi editor?</text:p>
      <text:p text:style-name="P547"/>
      <text:p text:style-name="P547"><text:span text:style-name="T76">Ans:</text:span> press <text:span text:style-name="T76">Esc</text:span> key – then type <text:span text:style-name="T76">:set noic</text:span></text:p>
      <text:p text:style-name="P550"/>
      <text:p text:style-name="P547"><text:span text:style-name="T77">:155</text:span><text:tab/># it will move the cursor to line number 155</text:p>
      <text:p text:style-name="P547"><text:span text:style-name="T77">:1</text:span><text:tab/># It will move the cursor to start og=f the file or line number 1</text:p>
      <text:p text:style-name="P547"><text:span text:style-name="T123">shift+g</text:span><text:tab/># It will move the cursor to end of the file</text:p>
      <text:p text:style-name="P547"/>
      <text:p text:style-name="P551">Q. How to open multiple file in VI editor?</text:p>
      <text:p text:style-name="P547"/>
      <text:p text:style-name="P548">Ans. <text:s text:c="9"/><text:span text:style-name="T662">I command mode type <text:s/></text:span><text:span text:style-name="T76">:e &lt;file_name&gt;</text:span> <text:s/></text:p>
      <text:p text:style-name="P157"><text:s text:c="7"/><text:span text:style-name="T687">Exa</text:span><text:span text:style-name="T693">:</text:span> <text:s/><text:span text:style-name="T77">:e test.txt</text:span></text:p>
      <text:p text:style-name="P547"><text:soft-page-break/></text:p>
      <text:p text:style-name="P469">Q.. How to move to the next file in vi editor?</text:p>
      <text:p text:style-name="P445"/>
      <text:p text:style-name="P445">Ans. <text:s text:c="5"/><text:span text:style-name="T76">:bn</text:span></text:p>
      <text:p text:style-name="P395"/>
      <text:p text:style-name="P469">Q. How to move to the previous file in vi editor?</text:p>
      <text:p text:style-name="P445"/>
      <text:p text:style-name="P445">Ans. <text:span text:style-name="T76">:bp</text:span></text:p>
      <text:p text:style-name="P469">Q. How to move to the last file in vi editor(If you ar opening multiple files)?</text:p>
      <text:p text:style-name="P445"/>
      <text:p text:style-name="P445">Ans. <text:span text:style-name="T76">:bl</text:span></text:p>
      <text:p text:style-name="P395"/>
      <text:p text:style-name="P469">Q. How to move to the first file in vi editor?</text:p>
      <text:p text:style-name="P445"/>
      <text:p text:style-name="P445">Ans. <text:s/><text:span text:style-name="T76">:bf</text:span></text:p>
      <text:p text:style-name="P345"/>
      <text:p text:style-name="P346">Q. How to find and replace the word in vi editor?</text:p>
      <text:p text:style-name="P396"/>
      <text:p text:style-name="P396">Ans: <text:s text:c="4"/>:%s/&lt;find_word&gt;/&lt;replace_word&gt;/g</text:p>
      <text:p text:style-name="P396"><text:s text:c="4"/></text:p>
      <text:p text:style-name="P494"><text:span text:style-name="T76">Exa- <text:s/>:%s/u</text:span><text:span text:style-name="T146">b</text:span><text:span text:style-name="T76">untu/root/g <text:s text:c="7"/>#</text:span><text:span text:style-name="T147"> it will find all the word ubuntu and replace as root. Here </text:span><text:span text:style-name="T77">g </text:span><text:span text:style-name="T147">used for global.</text:span></text:p>
      <text:p text:style-name="P494"><text:span text:style-name="T147"><text:s text:c="10"/></text:span><text:span text:style-name="T77">:%</text:span><text:span text:style-name="T139">s/Jasper/Kasper/ig </text:span><text:span text:style-name="T172"><text:s text:c="5"/># It will search </text:span><text:span text:style-name="T139">Jasper</text:span><text:span text:style-name="T172"> in </text:span><text:span text:style-name="T139">case insencitivyly</text:span><text:span text:style-name="T172"> and replace with </text:span><text:span text:style-name="T139">Kasper</text:span><text:span text:style-name="T172">.</text:span></text:p>
      <text:p text:style-name="P364"><text:s text:c="13"/></text:p>
      <text:p text:style-name="P395"/>
      <text:p text:style-name="P469">Q. How to open two files vertically in vi editor to compare the both the file?</text:p>
      <text:p text:style-name="P445"/>
      <text:p text:style-name="P446">Ans:</text:p>
      <text:p text:style-name="P446"><text:s/>1<text:span text:style-name="T188">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46"/>
      <text:p text:style-name="P469">Q. How to open two files horizontally in vi editor to compare the both the file?</text:p>
      <text:p text:style-name="P445"/>
      <text:p text:style-name="P446">Ans: </text:p>
      <text:p text:style-name="P446">1<text:span text:style-name="T188">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45"/>
      <text:p text:style-name="P495">Q. How to compare <text:span text:style-name="T701">multiple</text:span> files through <text:span text:style-name="T699">vim</text:span> editor?</text:p>
      <text:p text:style-name="P387"/>
      <text:p text:style-name="P387">Ans: <text:s text:c="3"/>vimdiff &lt;file1&gt; &lt;file2&gt;</text:p>
      <text:p text:style-name="P387"/>
      <text:p text:style-name="P387"><text:s text:c="5"/>Exa: <text:s text:c="2"/>vimdiff <text:span text:style-name="T699">test.txt</text:span> <text:span text:style-name="T702">test1.txt</text:span></text:p>
      <text:p text:style-name="P387"/>
      <text:p text:style-name="P387"><text:s text:c="17"/><text:span text:style-name="T701">vimdiff </text:span><text:span text:style-name="T700">test.txt</text:span><text:span text:style-name="T701"> </text:span><text:span text:style-name="T703">test1.txt</text:span><text:span text:style-name="T701"> </text:span><text:span text:style-name="T704">test2.txt</text:span><text:span text:style-name="T701"> .....</text:span></text:p>
      <text:p text:style-name="P445"/>
      <text:p text:style-name="P470">Q. How to p<text:span text:style-name="T661">ause</text:span> a front job and push to background?</text:p>
      <text:p text:style-name="P437"/>
      <text:p text:style-name="P438">Ans: </text:p>
      <text:p text:style-name="P438">press <text:span text:style-name="T77">ctrl+z <text:s text:c="2"/><text:tab/>#</text:span><text:span text:style-name="T147"> It will push the job to background and keep it pussed mode or stopped mode.</text:span></text:p>
      <text:p text:style-name="P362"/>
      <text:p text:style-name="P362"/>
      <text:p text:style-name="P470"><text:soft-page-break/>Q. <text:span text:style-name="T661">How list the paused and running jobs?</text:span></text:p>
      <text:p text:style-name="P357"/>
      <text:p text:style-name="P439"><text:span text:style-name="T147">A</text:span><text:span text:style-name="T167">n</text:span><text:span text:style-name="T147">s: </text:span><text:span text:style-name="T77">jobs</text:span></text:p>
      <text:p text:style-name="P357"/>
      <text:p text:style-name="P471">Q. How to run a job in background?</text:p>
      <text:p text:style-name="P357"/>
      <text:p text:style-name="P439"><text:span text:style-name="T147">Ans: </text:span><text:span text:style-name="T77">bg %&lt;job_ID&gt;</text:span><text:span text:style-name="T147"> <text:s text:c="7"/># We can get the job ID by using <text:s/></text:span><text:span text:style-name="T77">jobs</text:span><text:span text:style-name="T147"> command.</text:span></text:p>
      <text:p text:style-name="P357"/>
      <text:p text:style-name="P439"><text:span text:style-name="T147"><text:s/></text:span><text:span text:style-name="T688">Exa</text:span><text:span text:style-name="T147">: </text:span><text:span text:style-name="T77">bg %1</text:span></text:p>
      <text:p text:style-name="P384"/>
      <text:p text:style-name="P471">Q: How to run a job in foreground?</text:p>
      <text:p text:style-name="P357"/>
      <text:p text:style-name="P439"><text:span text:style-name="T147">Ans: </text:span><text:span text:style-name="T77">fg %&lt;job_ID&gt;</text:span></text:p>
      <text:p text:style-name="P384"/>
      <text:p text:style-name="P439"><text:span text:style-name="T688">Exa</text:span><text:span text:style-name="T77">:</text:span><text:span text:style-name="T147"> </text:span><text:span text:style-name="T77">fg %1</text:span></text:p>
      <text:p text:style-name="P384"/>
      <text:p text:style-name="P471">Q. How to kill/terminate the particular Job?</text:p>
      <text:p text:style-name="P357"/>
      <text:p text:style-name="P439"><text:span text:style-name="T147">Ans: </text:span><text:span text:style-name="T77">kill %&lt;jib_ID&gt;</text:span></text:p>
      <text:p text:style-name="P384"/>
      <text:p text:style-name="P439"><text:span text:style-name="T688">Exa</text:span><text:span text:style-name="T147">: </text:span><text:span text:style-name="T77">kill %1</text:span></text:p>
      <text:p text:style-name="P384"/>
      <text:p text:style-name="P472">Q. How to sort the items <text:span text:style-name="T663">of</text:span> a file?</text:p>
      <text:p text:style-name="P358"/>
      <text:p text:style-name="P440"><text:span text:style-name="T147">Ans: </text:span><text:span text:style-name="T77">sort &lt;file_name&gt;</text:span></text:p>
      <text:p text:style-name="P385"/>
      <text:p text:style-name="P440"><text:span text:style-name="T147"><text:s/></text:span><text:span text:style-name="T688">Exa</text:span><text:span text:style-name="T147">: </text:span><text:span text:style-name="T77">sort players.txt</text:span></text:p>
      <text:p text:style-name="P440"><text:span text:style-name="T77"><text:s text:c="9"/>sort -r players.txt</text:span><text:span text:style-name="T147"><text:tab/># It will sort in reverse order</text:span></text:p>
      <text:p text:style-name="P358"/>
      <text:p text:style-name="P473">Q. How to sort numeric value <text:span text:style-name="T664">of</text:span> a file?</text:p>
      <text:p text:style-name="P359"/>
      <text:p text:style-name="P441"><text:span text:style-name="T147">Ans: </text:span><text:span text:style-name="T77">sort -n/ -g <text:s/>&lt;filename&gt;</text:span></text:p>
      <text:p text:style-name="P381"/>
      <text:p text:style-name="P441"><text:span text:style-name="T688">Exa</text:span><text:span text:style-name="T147">: </text:span><text:span text:style-name="T77">sort -n num.txt <text:s text:c="24"/></text:span><text:span text:style-name="T124"># -n </text:span><text:span text:style-name="T168">compare according to string numerical value</text:span></text:p>
      <text:p text:style-name="P381"><text:s text:c="8"/>sort -g num.txt <text:s text:c="25"/><text:span text:style-name="T665"># -g </text:span><text:span text:style-name="T168">compare according to general numerical value</text:span></text:p>
      <text:p text:style-name="P381"/>
      <text:p text:style-name="P473">Q. How to sort numeric value of file in reverse order?</text:p>
      <text:p text:style-name="P359"/>
      <text:p text:style-name="P441"><text:span text:style-name="T147">Ans: </text:span><text:span text:style-name="T77">sort -nr/ -gr &lt;file_name&gt;</text:span></text:p>
      <text:p text:style-name="P381"/>
      <text:p text:style-name="P441"><text:span text:style-name="T688">Exa</text:span><text:span text:style-name="T147">: </text:span><text:span text:style-name="T77">sort -nr num.txt</text:span></text:p>
      <text:p text:style-name="P381"><text:s text:c="8"/>sort -gr num.txt <text:s text:c="25"/><text:span text:style-name="T666"># -r </text:span><text:span text:style-name="T169">reverse the result of comparisons</text:span></text:p>
      <text:p text:style-name="P381"/>
      <text:p text:style-name="P473"><text:s/><text:span text:style-name="T681">Q. How to sort two files (string)with one command?</text:span></text:p>
      <text:p text:style-name="P363"/>
      <text:p text:style-name="P442"><text:span text:style-name="T147">Ans: </text:span><text:span text:style-name="T77">sort &lt;1st File&gt; &lt;second_file&gt;</text:span></text:p>
      <text:p text:style-name="P382"/>
      <text:p text:style-name="P474">Q. Ho to sort two files (<text:span text:style-name="T682">numeric</text:span>)with one command?</text:p>
      <text:p text:style-name="P363"/>
      <text:p text:style-name="P442"><text:span text:style-name="T147">Ans: </text:span><text:span text:style-name="T77">sort -g &lt;1st File&gt; &lt;second_file&gt;</text:span></text:p>
      <text:p text:style-name="P382"><text:s text:c="8"/>sort -n &lt;1st File&gt; &lt;second_file&gt;</text:p>
      <text:p text:style-name="P382"/>
      <text:p text:style-name="P475"><text:soft-page-break/>Q. How to list the items of file without duplicate of any item?</text:p>
      <text:p text:style-name="P360"/>
      <text:p text:style-name="P443"><text:span text:style-name="T147">Ans: </text:span><text:span text:style-name="T77">sort -u &lt;file_name&gt;</text:span></text:p>
      <text:p text:style-name="P443"><text:span text:style-name="T688">Exa</text:span><text:span text:style-name="T147">: </text:span><text:span text:style-name="T77">sort -u fruits.txt <text:s text:c="25"/></text:span><text:span text:style-name="T125"># -u </text:span><text:span text:style-name="T170"><text:s/>unique</text:span></text:p>
      <text:p text:style-name="P360"/>
      <text:p text:style-name="P475">Q. How to show the <text:span text:style-name="T667">all </text:span>items of file without a duplicate value together?</text:p>
      <text:p text:style-name="P475"/>
      <text:p text:style-name="P443"><text:span text:style-name="T147">Ans: </text:span><text:span text:style-name="T77">cat &lt;file_name&gt; | uniq</text:span><text:span text:style-name="T147"><text:tab/> <text:s text:c="7"/># it will add the item to one if there is any duplicate item together</text:span></text:p>
      <text:p text:style-name="P360"/>
      <text:p text:style-name="P443"><text:span text:style-name="T688">Exa</text:span><text:span text:style-name="T147">: </text:span><text:span text:style-name="T77">cat fruits.txt | uniq</text:span></text:p>
      <text:p text:style-name="P360"/>
      <text:p text:style-name="P476">Q. Ho<text:span text:style-name="T684">w</text:span> <text:span text:style-name="T684">redirect </text:span>the top command <text:span text:style-name="T684">result</text:span> to a file?</text:p>
      <text:p text:style-name="P361"/>
      <text:p text:style-name="P444"><text:span text:style-name="T147">Ans: </text:span><text:span text:style-name="T77">top -b -n 1 &gt; top.txt<text:tab/></text:span><text:span text:style-name="T147"> <text:s text:c="2"/># </text:span><text:span text:style-name="T77">-b </text:span><text:span text:style-name="T147">used for batch mode, </text:span><text:span text:style-name="T77">-n </text:span><text:span text:style-name="T147">used for number of iteration(here it’s 1)</text:span></text:p>
      <text:p text:style-name="P361"/>
      <text:p text:style-name="P361"/>
      <text:p text:style-name="P360"/>
      <text:p text:style-name="P252">Default File Descriptor</text:p>
      <text:p text:style-name="P252"/>
      <text:p text:style-name="P383">0 = stdin</text:p>
      <text:p text:style-name="P383">1 = stdout</text:p>
      <text:p text:style-name="P383">2 = stderror</text:p>
      <text:p text:style-name="P544"><text:span text:style-name="T77">ls -l &gt;/dev/null </text:span><text:span text:style-name="T147"><text:s text:c="9"/># any thing redirect to /dev/nuul will be lost. Basicaly used to redirect error to </text:span><text:span text:style-name="T8">dev/</text:span><text:span text:style-name="T19">null</text:span></text:p>
      <text:p text:style-name="P554"/>
      <text:p text:style-name="P553"><text:span text:style-name="T694">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27"/>
      <text:p text:style-name="P541">Q. How to set a file descripto?</text:p>
      <text:p text:style-name="P535"><text:span text:style-name="T1">exec 3&lt;&gt; mylog.txt</text:span><text:span text:style-name="T8"><text:tab/># In this we are setting a file descriptor (3) for file name mylog.txt. So, what ever we will</text:span></text:p>
      <text:p text:style-name="P532"><text:s text:c="42"/>redirect to 3 it will append to the mylog.txt.</text:p>
      <text:p text:style-name="P534"><text:span text:style-name="T695">Exa</text:span><text:span text:style-name="T8">: </text:span><text:span text:style-name="T1">echo “hello “ &gt;$3<text:tab/> </text:span><text:span text:style-name="T8"><text:tab/># It won’t give the out put “hello”. It will append the “hello” in mylog.txt.</text:span></text:p>
      <text:p text:style-name="P542">Q. How to close file descriptor?</text:p>
      <text:p text:style-name="P536"><text:span text:style-name="T8">Ans: </text:span><text:span text:style-name="T1">exec 3&gt;&amp;-<text:tab/></text:span><text:span text:style-name="T8"># It will close the output file descriptor. here 3 is file descriptor number</text:span></text:p>
      <text:p text:style-name="P536"><text:span text:style-name="T8"><text:s text:c="7"/></text:span><text:span text:style-name="T1"><text:s/>n&lt;&amp;-<text:tab/></text:span><text:span text:style-name="T8"><text:tab/># <text:s/>Close input file descriptor for n</text:span></text:p>
      <text:p text:style-name="P536"><text:span text:style-name="T8"><text:s text:c="7"/></text:span><text:span text:style-name="T1">0&lt;&amp;- </text:span><text:span text:style-name="T8"><text:tab/><text:tab/># Close stdin</text:span></text:p>
      <text:p text:style-name="P536"><text:span text:style-name="T8"><text:s text:c="9"/></text:span><text:span text:style-name="T1"><text:s/>&lt;&amp;-</text:span><text:span text:style-name="T8"><text:tab/><text:tab/># Close stidin. It will take 0 as default value if value is not define.</text:span></text:p>
      <text:p text:style-name="P528"><text:s text:c="7"/></text:p>
      <text:p text:style-name="P537"><text:span text:style-name="T1">tee </text:span><text:span text:style-name="T8">: this command will redirect the out put to the specified file</text:span></text:p>
      <text:p text:style-name="P529"><text:span text:style-name="T688">Exa</text:span>: <text:span text:style-name="T77">cat /etc/passwd | tee user.txt</text:span></text:p>
      <text:p text:style-name="P543">Q. What is the difference between the tee and &gt; redirection command?</text:p>
      <text:p text:style-name="P537"><text:span text:style-name="T1">&gt; </text:span><text:span text:style-name="T8"><text:s text:c="2"/>: It will redirect the out put to the file.</text:span></text:p>
      <text:p text:style-name="P537"><text:soft-page-break/><text:span text:style-name="T1">tee </text:span><text:span text:style-name="T8"><text:s/>: It will display the out put in terminal and redirect to the specified file.</text:span></text:p>
      <text:p text:style-name="P533">Wild Card</text:p>
      <text:p text:style-name="P538"><text:span text:style-name="T1">? </text:span><text:span text:style-name="T8"><text:tab/># It represent any single character</text:span></text:p>
      <text:p text:style-name="P538"><text:span text:style-name="T697">Exa</text:span><text:span text:style-name="T8">: l</text:span><text:span text:style-name="T1">s ?</text:span><text:span text:style-name="T8"><text:tab/># It will display all the files and directory which has any single character name.</text:span></text:p>
      <text:p text:style-name="P538"><text:span text:style-name="T8"><text:s text:c="5"/></text:span><text:span text:style-name="T1"><text:s text:c="2"/></text:span><text:span text:style-name="T7">l</text:span><text:span text:style-name="T1">s ???????</text:span><text:span text:style-name="T8"><text:tab/># list alll files and directory which has 7 character name</text:span></text:p>
      <text:p text:style-name="P538"><text:span text:style-name="T1">*</text:span><text:span text:style-name="T8"><text:tab/># <text:s/>It stands for nay character and any number of chracter.</text:span></text:p>
      <text:p text:style-name="P538"><text:span text:style-name="T1">ls *[0-9]* </text:span><text:span text:style-name="T8"><text:tab/># It will match all files and directory, which has one or more numeric character</text:span></text:p>
      <text:p text:style-name="P530"><text:s text:c="26"/>in its name.</text:p>
      <text:p text:style-name="P539"><text:span text:style-name="T1">ls {*.pdf, *.doc}</text:span><text:span text:style-name="T8"><text:tab/># It will match all pdf and doc files.</text:span></text:p>
      <text:p text:style-name="P539"><text:span text:style-name="T1">!<text:tab/></text:span><text:span text:style-name="T15"># used for not</text:span></text:p>
      <text:p text:style-name="P531">Back Slash is a escape character</text:p>
      <text:p text:style-name="P540"><text:span text:style-name="T607">. </text:span><text:span text:style-name="T8"><text:s text:c="6"/></text:span><text:span text:style-name="T14"># It represent <text:s/></text:span><text:span text:style-name="T16">curent </text:span><text:span text:style-name="T14">working directory</text:span></text:p>
      <text:p text:style-name="P526"><text:span text:style-name="T608">..</text:span><text:span text:style-name="T14"><text:tab/># It represent the previous working directory</text:span></text:p>
      <text:p text:style-name="P237"/>
      <text:p text:style-name="P498">find Command</text:p>
      <text:p text:style-name="P518"><text:s text:c="9"/><text:span text:style-name="T77">find / -name “test.txt”</text:span> <text:s text:c="15"/># it will search in root file directory(/ represents root directory?)</text:p>
      <text:p text:style-name="P499"><text:s text:c="9"/><text:span text:style-name="T78">find /etc -name “test.txt”</text:span><text:span text:style-name="T75"> <text:s text:c="10"/># it will search in specified path(here its </text:span><text:span text:style-name="T78">/etc)</text:span></text:p>
      <text:p text:style-name="P220"><text:span text:style-name="T78"><text:s text:c="9"/></text:span><text:span text:style-name="T79">find /etc -iname “test.txt”</text:span><text:span text:style-name="T148"> <text:s text:c="8"/># Here we have added </text:span><text:span text:style-name="T79">-i</text:span><text:span text:style-name="T148"> to ignore the case. Because linux ia case senstive)</text:span></text:p>
      <text:p text:style-name="P221"><text:span text:style-name="T148"><text:s text:c="9"/></text:span><text:span text:style-name="T83">find /etc -not -iname “test.txt” </text:span><text:span text:style-name="T149"># It will display all the files and directory(in linux everything is a file except </text:span></text:p>
      <text:p text:style-name="P174"><text:s text:c="65"/>specified name.</text:p>
      <text:p text:style-name="P190"><text:span text:style-name="T149"><text:s text:c="9"/></text:span><text:span text:style-name="T83"><text:s/></text:span><text:span text:style-name="T89">find . -maxdepth 2 -iname *.txt</text:span><text:span text:style-name="T161"><text:tab/># It will search all files which ends with .txt with ignoring the case. But it</text:span></text:p>
      <text:p text:style-name="P190"><text:span text:style-name="T161"><text:s text:c="74"/>it will search in current directory</text:span><text:span text:style-name="T89">(.)</text:span><text:span text:style-name="T161"> and it’s sub folder. It wont serach in </text:span></text:p>
      <text:p text:style-name="P187"><text:s text:c="74"/>in current directory’s sub sub folder. Because we have provided</text:p>
      <text:p text:style-name="P194"><text:span text:style-name="T161"><text:s text:c="74"/></text:span><text:span text:style-name="T126">m</text:span><text:span text:style-name="T89">axdepth</text:span><text:span text:style-name="T161"> is 2. So it will search in 2 levels.</text:span></text:p>
      <text:p text:style-name="P190"><text:span text:style-name="T161"><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17"/>
      <text:p text:style-name="P190"><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90"><text:span text:style-name="T12"><text:s text:c="71"/></text:span><text:span text:style-name="T5"><text:s text:c="2"/>and</text:span><text:span text:style-name="T12"> <text:s/>operator</text:span></text:p>
      <text:p text:style-name="P190"><text:span text:style-name="T161"><text:s text:c="6"/></text:span><text:span text:style-name="T174"><text:s/></text:span><text:span text:style-name="T175">Note: We can find from multiple path in a single command.</text:span></text:p>
      <text:p text:style-name="P189"/>
      <text:p text:style-name="P191"><text:span text:style-name="T162"><text:s text:c="13"/></text:span><text:span text:style-name="T689">Exa</text:span><text:span text:style-name="T162">: </text:span><text:span text:style-name="T91">find /etc <text:s/>/home/pradeep -type f -iname “test.txt” </text:span><text:span text:style-name="T162"><text:tab/># It will search all </text:span><text:span text:style-name="T91">test.txt</text:span><text:span text:style-name="T162"> in /etc and </text:span><text:span text:style-name="T91">/home/pradeep</text:span><text:span text:style-name="T162"> </text:span></text:p>
      <text:p text:style-name="P176"><text:s text:c="111"/>directory</text:p>
      <text:p text:style-name="P175"><text:s text:c="5"/></text:p>
      <text:p text:style-name="P190"><text:span text:style-name="T149"><text:s text:c="6"/></text:span><text:span text:style-name="T182"><text:s/></text:span><text:span text:style-name="T183">As per Type of File</text:span></text:p>
      <text:p text:style-name="P197"/>
      <text:p text:style-name="P190"><text:span text:style-name="T149"><text:s text:c="10"/></text:span><text:span text:style-name="T80">find / -type c <text:s text:c="3"/></text:span><text:span text:style-name="T150"><text:s text:c="14"/># It will find all character devices in root directory(</text:span><text:span text:style-name="T80">/</text:span><text:span text:style-name="T150">)</text:span></text:p>
      <text:p text:style-name="P190"><text:span text:style-name="T150"><text:s text:c="10"/></text:span><text:span text:style-name="T80">find / -type l </text:span><text:span text:style-name="T150"><text:s text:c="16"/># It will find all symbolink file or link in root directory. For curent directory remove </text:span><text:span text:style-name="T80">/</text:span><text:span text:style-name="T150">.</text:span></text:p>
      <text:p text:style-name="P190"><text:span text:style-name="T150"><text:s text:c="9"/></text:span><text:span text:style-name="T80"><text:s/>find / -tupe d</text:span><text:span text:style-name="T150"> <text:s text:c="15"/># It will find all directory in root directory.</text:span></text:p>
      <text:p text:style-name="P190"><text:span text:style-name="T150"><text:s text:c="10"/></text:span><text:span text:style-name="T81">find / -type f -name “*.log”</text:span><text:span text:style-name="T151"> <text:s text:c="3"/># It will find all files ends with </text:span><text:span text:style-name="T81">.log</text:span></text:p>
      <text:p text:style-name="P190"><text:span text:style-name="T81"><text:s text:c="10"/></text:span><text:span text:style-name="T82">find / -type d -name “log”</text:span><text:span text:style-name="T152"> <text:s text:c="5"/># It will find all directory named as log.</text:span></text:p>
      <text:p text:style-name="P177"><text:s text:c="6"/></text:p>
      <text:p text:style-name="P195"><text:span text:style-name="T152"><text:s text:c="9"/></text:span><text:span text:style-name="T181">As per Size of file</text:span></text:p>
      <text:p text:style-name="P198"/>
      <text:p text:style-name="P190"><text:soft-page-break/><text:span text:style-name="T152"><text:s text:c="10"/></text:span><text:span text:style-name="T84">find -size +20k <text:s text:c="2"/></text:span><text:span text:style-name="T153"><text:s text:c="12"/># It will display all files in current directory, which is getter than 20kb in size.</text:span></text:p>
      <text:p text:style-name="P190"><text:span text:style-name="T153"><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92"><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00"><text:s text:c="63"/>to 20 MB in size</text:p>
      <text:p text:style-name="P200"><text:s text:c="6"/></text:p>
      <text:p text:style-name="P193"><text:span text:style-name="T25"><text:s text:c="10"/></text:span><text:span text:style-name="T46">AS per </text:span><text:span text:style-name="T47">modified date</text:span></text:p>
      <text:p text:style-name="P193"><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07"><text:span text:style-name="T176"><text:s text:c="9"/>find / -type f -mtime -1 <text:s/># </text:span><text:span text:style-name="T154">It </text:span><text:span text:style-name="T176"><text:s/></text:span><text:span text:style-name="T154">will display all files which is </text:span><text:span text:style-name="T163">modified</text:span><text:span text:style-name="T154"> </text:span><text:span text:style-name="T163">in las</text:span><text:span text:style-name="T165">t</text:span><text:span text:style-name="T163"> 24 hours</text:span></text:p>
      <text:p text:style-name="P208"><text:span text:style-name="T163"><text:s text:c="9"/></text:span><text:span text:style-name="T577">find /type f -m time +1 -mtime +10<text:tab/>#</text:span><text:span text:style-name="T164"> It will display all files which is modifed in 1 to 10 days back.</text:span></text:p>
      <text:p text:style-name="P207"><text:span text:style-name="T163"><text:s text:c="9"/></text:span><text:span text:style-name="T575">find / -type f -atime 10</text:span><text:span text:style-name="T163"><text:tab/> <text:s text:c="2"/># It will display all files which is <text:s/>last access 10 days back</text:span><text:span text:style-name="T176"> <text:s text:c="4"/></text:span></text:p>
      <text:p text:style-name="P208"><text:s text:c="9"/><text:span text:style-name="T577">find /type f -m time +1 -atime +10<text:tab/></text:span><text:span text:style-name="T164"># It will display all files which is access in 1 to 10 days back.</text:span></text:p>
      <text:p text:style-name="P208"><text:span text:style-name="T164"><text:s text:c="8"/></text:span><text:span text:style-name="T577"><text:s/>find / -cmin 10<text:tab/></text:span><text:span text:style-name="T165"><text:tab/># It will display all files. Those status has been changed in 10 minutes back.</text:span></text:p>
      <text:p text:style-name="P208"><text:span text:style-name="T165"><text:s text:c="8"/></text:span><text:span text:style-name="T578"><text:s/>find / -mmin 10<text:tab/></text:span><text:span text:style-name="T165"><text:tab/># It will display all files. Which is modifed in 10 minutes back.</text:span></text:p>
      <text:p text:style-name="P212"><text:s text:c="9"/><text:span text:style-name="T578">find / -amin 10<text:tab/></text:span><text:span text:style-name="T165"><text:tab/># It will display all files. Which is accessed in 10 minutes back.</text:span> </text:p>
      <text:p text:style-name="P212"><text:s text:c="9"/><text:span text:style-name="T578">find / -amin -10<text:tab/></text:span><text:span text:style-name="T165"><text:tab/># It will display all files. Which is access within last10 minutes.</text:span></text:p>
      <text:p text:style-name="P212"><text:span text:style-name="T165"><text:s text:c="9"/></text:span><text:span text:style-name="T579">find / -type f -size 0</text:span><text:span text:style-name="T166"><text:tab/># <text:s/>It will dispaly all empty files</text:span></text:p>
      <text:p text:style-name="P213"><text:span text:style-name="T166"><text:s text:c="8"/></text:span><text:span text:style-name="T579"><text:s/>find / -type d -size 0</text:span><text:span text:style-name="T166"><text:tab/># It will dispaly all empty directorys</text:span></text:p>
      <text:p text:style-name="P214"><text:span text:style-name="T147">Note: </text:span>c = staus changed</text:p>
      <text:p text:style-name="P214"><text:s text:c="10"/>a = access</text:p>
      <text:p text:style-name="P214"><text:s text:c="10"/>m = modify</text:p>
      <text:p text:style-name="P214"><text:s text:c="10"/>min = minutes</text:p>
      <text:p text:style-name="P201"><text:s text:c="11"/></text:p>
      <text:p text:style-name="P212"/>
      <text:p text:style-name="P209"><text:s text:c="7"/><text:span text:style-name="T180"><text:s/></text:span><text:span text:style-name="T184">As per Owner of file</text:span></text:p>
      <text:p text:style-name="P215"/>
      <text:p text:style-name="P209"><text:span text:style-name="T176"><text:s text:c="9"/>find <text:s/>-type f -user pradipta # </text:span><text:span text:style-name="T154">It will display all files which is owend by pradipta</text:span><text:span text:style-name="T176"> (pradipta is a user name)</text:span></text:p>
      <text:p text:style-name="P209"/>
      <text:p text:style-name="P211"><text:s text:c="9"/><text:span text:style-name="T177">find / -user pradipta <text:s text:c="5"/># </text:span><text:span text:style-name="T155">It will display all files, directory, charter device, etc.. <text:s/>in root directory, which is owend</text:span></text:p>
      <text:p text:style-name="P203"><text:s text:c="53"/>by pradipta</text:p>
      <text:p text:style-name="P202"/>
      <text:p text:style-name="P210"><text:span text:style-name="T155"><text:s text:c="9"/></text:span><text:span text:style-name="T185">As per Permission of file</text:span></text:p>
      <text:p text:style-name="P216"/>
      <text:p text:style-name="P210"><text:span text:style-name="T155"><text:s text:c="8"/></text:span><text:span text:style-name="T177"><text:s/>find /usr/bin -perm 755</text:span><text:span text:style-name="T156"> <text:s text:c="6"/># It will display all files from </text:span><text:span text:style-name="T178">/usr/bin</text:span><text:span text:style-name="T156"> directory, which have </text:span><text:span text:style-name="T178">755</text:span><text:span text:style-name="T156"> permission.</text:span></text:p>
      <text:p text:style-name="P204"/>
      <text:p text:style-name="P211"><text:span text:style-name="T156"><text:s text:c="9"/></text:span><text:span text:style-name="T178">sudo find -name "test.txt" -exec chmod 755 {} \; </text:span><text:span text:style-name="T156"><text:s text:c="4"/></text:span><text:span text:style-name="T157"># It will find the file named as </text:span><text:span text:style-name="T179">test.txt</text:span><text:span text:style-name="T157"> and execute the </text:span></text:p>
      <text:p text:style-name="P211"><text:span text:style-name="T157"><text:s text:c="98"/></text:span><text:span text:style-name="T179">chmod</text:span><text:span text:style-name="T157"> command to change the permission </text:span><text:span text:style-name="T158">as specified.</text:span></text:p>
      <text:p text:style-name="P205"/>
      <text:p text:style-name="P210"><text:span text:style-name="T157"><text:s text:c="9"/></text:span><text:span text:style-name="T179"><text:s/>ls -la test.txt</text:span><text:span text:style-name="T157"> <text:s text:c="11"/></text:span><text:span text:style-name="T171"># </text:span><text:span text:style-name="T157"><text:s/>to check the permission of test.txt file</text:span></text:p>
      <text:p text:style-name="P206"/>
      <text:p text:style-name="P178"><text:s text:c="10"/><text:span text:style-name="T27">find /usr/bin ! -perm 755<text:tab/></text:span><text:span text:style-name="T28"># </text:span><text:span text:style-name="T49">It will display all files, which don’t have 755 permission.</text:span></text:p>
      <text:p text:style-name="P179"/>
      <text:p text:style-name="P179"><text:s text:c="3"/><text:span text:style-name="T683">Q. How to find the files and directory which has the read permission for user?</text:span></text:p>
      <text:p text:style-name="P179"/>
      <text:p text:style-name="P179"><text:s/><text:span text:style-name="T569">Ans: </text:span><text:span text:style-name="T92">find /home/pradeep -perm /</text:span><text:span text:style-name="T570">u</text:span><text:span text:style-name="T92">=r<text:tab/></text:span><text:span text:style-name="T569"><text:tab/># It will display all files, which has the read permision for user.</text:span></text:p>
      <text:p text:style-name="P179"><text:s text:c="85"/><text:span text:style-name="T569"><text:s/></text:span><text:span text:style-name="T92">r</text:span><text:span text:style-name="T569"> = read </text:span><text:span text:style-name="T92">w</text:span><text:span text:style-name="T569"> = write and </text:span><text:span text:style-name="T92">x </text:span><text:span text:style-name="T569">=execute </text:span><text:span text:style-name="T570">u</text:span><text:span text:style-name="T573"> </text:span><text:span text:style-name="T569">= user</text:span></text:p>
      <text:p text:style-name="P179"><text:s text:c="9"/></text:p>
      <text:p text:style-name="P218">Q. <text:span text:style-name="T569">How to find the files and directoryh which has the read permission for </text:span>group<text:span text:style-name="T569">?</text:span></text:p>
      <text:p text:style-name="P182"/>
      <text:p text:style-name="P180"><text:span text:style-name="T569">Ans: </text:span><text:span text:style-name="T92">find /home/pradeep -perm /</text:span><text:span text:style-name="T571">g</text:span><text:span text:style-name="T92">=r<text:tab/></text:span><text:span text:style-name="T569"># It will display all files, which has the read permision for user.</text:span></text:p>
      <text:p text:style-name="P180"><text:s text:c="74"/><text:span text:style-name="T92">r</text:span><text:span text:style-name="T569"> = read </text:span><text:span text:style-name="T92">w</text:span><text:span text:style-name="T569"> = write <text:s/></text:span><text:span text:style-name="T92">x </text:span><text:span text:style-name="T569">=execute and </text:span><text:span text:style-name="T570">g</text:span><text:span text:style-name="T92"> </text:span><text:span text:style-name="T569">= group</text:span></text:p>
      <text:p text:style-name="P182"/>
      <text:p text:style-name="P218">Q. <text:span text:style-name="T569">How to find the files and directoryh which has the read permission for </text:span>other<text:span text:style-name="T569">?</text:span></text:p>
      <text:p text:style-name="P182"><text:soft-page-break/></text:p>
      <text:p text:style-name="P180"><text:span text:style-name="T569">Ans: </text:span><text:span text:style-name="T92">find /home/pradeep -perm /</text:span><text:span text:style-name="T571">o</text:span><text:span text:style-name="T92">=r<text:tab/></text:span><text:span text:style-name="T569"># It will display all files, which has the read permision for user.</text:span></text:p>
      <text:p text:style-name="P180"><text:s text:c="74"/><text:span text:style-name="T92">r</text:span><text:span text:style-name="T569"> = read </text:span><text:span text:style-name="T92">w</text:span><text:span text:style-name="T569"> = write <text:s/></text:span><text:span text:style-name="T92">x </text:span><text:span text:style-name="T569">=execute and </text:span><text:span text:style-name="T571">o </text:span><text:span text:style-name="T569">= other</text:span></text:p>
      <text:p text:style-name="P180"/>
      <text:p text:style-name="P219">Q. <text:span text:style-name="T569">How to find the files and directoryh which has the read permission for all?</text:span></text:p>
      <text:p text:style-name="P183"/>
      <text:p text:style-name="P181"><text:span text:style-name="T569">Ans: </text:span><text:span text:style-name="T92">find /home/pradeep -perm /</text:span><text:span text:style-name="T572">a</text:span><text:span text:style-name="T92">=r<text:tab/></text:span><text:span text:style-name="T569"># It will display all files, which has the read permision for user.</text:span></text:p>
      <text:p text:style-name="P181"><text:s text:c="74"/><text:span text:style-name="T92">r</text:span><text:span text:style-name="T569"> = read </text:span><text:span text:style-name="T92">w</text:span><text:span text:style-name="T569"> = write <text:s/></text:span><text:span text:style-name="T92">x </text:span><text:span text:style-name="T569">=execute and </text:span><text:span text:style-name="T570">a</text:span><text:span text:style-name="T571"> </text:span><text:span text:style-name="T569">= other</text:span></text:p>
      <text:p text:style-name="P555"/>
      <text:p text:style-name="P179"/>
      <text:p text:style-name="P199">Some Exa<text:span text:style-name="T596">mples</text:span></text:p>
      <text:p text:style-name="P184"/>
      <text:p text:style-name="P185"><text:span text:style-name="T77">find /home/pradeep -maxdepth 1 – user pradeep -name “*.txt” <text:s text:c="5"/></text:span># It will search for all <text:span text:style-name="T77">.txt</text:span> files in specifed</text:p>
      <text:p text:style-name="P185"><text:s text:c="116"/>directory (not in sub folders. Because maxdepth </text:p>
      <text:p text:style-name="P185"><text:s text:c="116"/>is 1) which is <text:span text:style-name="T77">owend</text:span> by user <text:span text:style-name="T77">pradeep</text:span> and </text:p>
      <text:p text:style-name="P185"><text:span text:style-name="T77">find /home/hp/Downloads/ -maxdepth 1 -type f -atime 4</text:span><text:tab/> <text:s text:c="16"/><text:span text:style-name="T576"># It will search all files in specified path with</text:span></text:p>
      <text:p text:style-name="P188"><text:s text:c="114"/>depth 1, which is access in 4 days back</text:p>
      <text:p text:style-name="P196"><text:span text:style-name="T181">which</text:span><text:span text:style-name="T147">: </text:span></text:p>
      <text:p text:style-name="P186"/>
      <text:p text:style-name="P186">Which command we can use to see the application path or which is going to run.</text:p>
      <text:p text:style-name="P196"><text:span text:style-name="T697">Exa</text:span><text:span text:style-name="T147">: If we have installed two different version of python.</text:span><text:span text:style-name="T77"> which python</text:span><text:span text:style-name="T147"> command will display us the python application which (which python version)is going to run, If we will execute any python script or program.</text:span></text:p>
      <text:p text:style-name="P512"/>
      <text:p text:style-name="P500"><text:span text:style-name="T77">locate</text:span>:</text:p>
      <text:p text:style-name="P500"><text:span text:style-name="T77">locate</text:span> is similar to <text:span text:style-name="T77">find</text:span> but we need to update the database(file system) before execute locate command.</text:p>
      <text:p text:style-name="P500">updatedb: It will update the local file system(database)</text:p>
      <text:p text:style-name="P501">Note: locate is not flexible as find.</text:p>
      <text:p text:style-name="P500"/>
      <text:p text:style-name="P516">Q. How to see the disk partition and free space?</text:p>
      <text:p text:style-name="P502"><text:s text:c="2"/>Ans: <text:span text:style-name="T77">df -h</text:span></text:p>
      <text:p text:style-name="P513"/>
      <text:p text:style-name="P517">Q. How to see the free memory space?</text:p>
      <text:p text:style-name="P517"/>
      <text:p text:style-name="P503"><text:span text:style-name="T147"><text:s text:c="3"/>Ans: </text:span><text:span text:style-name="T77">free -m <text:s text:c="12"/># -m </text:span><text:span text:style-name="T147">for MB</text:span><text:span text:style-name="T77">, -g </text:span><text:span text:style-name="T147">for GB</text:span></text:p>
      <text:p text:style-name="P502"/>
      <text:p text:style-name="P504"><text:span text:style-name="T77">cat test.txt | more <text:s text:c="21"/></text:span><text:span text:style-name="T127"># </text:span>It will display the context of file page wise. Use space to move to next page.</text:p>
      <text:p text:style-name="P504"/>
      <text:p text:style-name="P506"><text:span text:style-name="T77">cat test.txt | less</text:span> <text:s text:c="24"/><text:span text:style-name="T668"># </text:span>It will display the context of the file of 1s page and you can go forward and</text:p>
      <text:p text:style-name="P506"><text:s text:c="55"/>backward line by line using down arrow and uparrow resepectivily.</text:p>
      <text:p text:style-name="P506"/>
      <text:p text:style-name="P505"><text:span text:style-name="T77">sort test.txt</text:span> <text:s text:c="30"/><text:span text:style-name="T669"># </text:span>it will sort the items or context of file in assending order.</text:p>
      <text:p text:style-name="P505"/>
      <text:p text:style-name="P507"><text:span text:style-name="T77">sort test.txt | more <text:s text:c="18"/></text:span><text:span text:style-name="T128">#</text:span> sort the context and display in page wise.</text:p>
      <text:p text:style-name="P507"/>
      <text:p text:style-name="P507"><text:span text:style-name="T77">sort -r test.txt <text:s text:c="26"/></text:span><text:span text:style-name="T128">#</text:span> it will sort the context in reverse order.</text:p>
      <text:p text:style-name="P507"/>
      <text:p text:style-name="P508"><text:span text:style-name="T77">cat test.txt test1.txt <text:s text:c="17"/></text:span><text:span text:style-name="T128">#</text:span> it will display all the conmtext of both files</text:p>
      <text:p text:style-name="P508"/>
      <text:p text:style-name="P509"><text:span text:style-name="T77">cat test.txt test1.txt | sort &gt; combined.txt <text:s text:c="12"/></text:span><text:span text:style-name="T128">#</text:span> it will sort all <text:span text:style-name="T187">c</text:span>onte<text:span text:style-name="T187">x</text:span>t of test.txt and test1.txt and create a</text:p>
      <text:p text:style-name="P509"><text:s text:c="85"/>file with all the content named as combine.txt.(&gt; it will</text:p>
      <text:p text:style-name="P509"><text:s text:c="85"/>create the file if file is not exist, otherwise it will replace all</text:p>
      <text:p text:style-name="P509"><text:s text:c="85"/>the context of fine with new context)</text:p>
      <text:p text:style-name="P509"><text:soft-page-break/></text:p>
      <text:p text:style-name="P509"><text:span text:style-name="T77">cat test.txt test1.txt | sort &gt;</text:span><text:span text:style-name="T86">&gt;</text:span><text:span text:style-name="T77"> combined.txt <text:s text:c="11"/></text:span><text:span text:style-name="T128"># </text:span><text:span text:style-name="T159">It will sort all context of both the file and createa new</text:span></text:p>
      <text:p text:style-name="P515"><text:s text:c="86"/>file(if not exist). Or append the text in file(If exist)</text:p>
      <text:p text:style-name="P515"/>
      <text:p text:style-name="P510"><text:span text:style-name="T77">fmt -u combine.txt</text:span> <text:s text:c="50"/><text:span text:style-name="T670"># </text:span><text:s/>it will display context of file in specified format.<text:span text:style-name="T77"> -</text:span><text:span text:style-name="T85">u</text:span><text:span text:style-name="T186"> for</text:span></text:p>
      <text:p text:style-name="P511"><text:s text:c="87"/>one space between words, two after sentences</text:p>
      <text:p text:style-name="P510"><text:span text:style-name="T688">Exa</text:span>: <text:span text:style-name="T129">cat </text:span><text:span text:style-name="T77">combine.txt</text:span></text:p>
      <text:p text:style-name="P514"/>
      <text:p text:style-name="P40">Hello <text:s text:c="21"/>World <text:s text:c="16"/></text:p>
      <text:p text:style-name="P36">India is <text:s text:c="19"/>the <text:s text:c="14"/>best</text:p>
      <text:p text:style-name="P36"/>
      <text:p text:style-name="P520">command: <text:span text:style-name="T77">fmt -u combine.txt</text:span></text:p>
      <text:p text:style-name="P519">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71"># </text:span><text:s/>to see the all available option</text:p>
      <text:p text:style-name="P86"/>
      <text:p text:style-name="P98"><text:span text:style-name="T591"><text:s text:c="11"/>ln combine.txt</text:span><text:span text:style-name="T587"> <text:s text:c="22"/></text:span><text:span text:style-name="T588">#</text:span><text:span text:style-name="T587"> to see the context of the file with linenumber.</text:span></text:p>
      <text:p text:style-name="P97"><text:s/></text:p>
      <text:p text:style-name="P98"><text:span text:style-name="T592"><text:s text:c="10"/></text:span><text:span text:style-name="T76">dd if=test of=test1 conv=ucase</text:span> <text:s text:c="8"/><text:span text:style-name="T680">#</text:span> to convert the file text of source file (<text:span text:style-name="T77">test</text:span>) to uppercase and save in output</text:p>
      <text:p text:style-name="P98"><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47"><text:s/><text:span text:style-name="T690">Exa</text:span><text:span text:style-name="T680">: </text:span><text:span text:style-name="T77">banner Hello Yuvi <text:s/></text:span><text:s text:c="17"/><text:span text:style-name="T680"># </text:span><text:s/>to insert the banner</text:p>
      <text:p text:style-name="P447"/>
      <text:p text:style-name="P447"><text:span text:style-name="T77">yum install -y ncompress <text:s text:c="16"/></text:span><text:span text:style-name="T137">#</text:span><text:span text:style-name="T77"> </text:span>to install compress package in centos</text:p>
      <text:p text:style-name="P447"/>
      <text:p text:style-name="P447"><text:span text:style-name="T77">compress -v test20</text:span> <text:s text:c="28"/><text:span text:style-name="T680"># </text:span><text:s/>to compress the file <text:span text:style-name="T137">test20</text:span></text:p>
      <text:p text:style-name="P447"/>
      <text:p text:style-name="P447"><text:span text:style-name="T77">zcat test20.Z</text:span> <text:s text:c="35"/><text:span text:style-name="T680"># </text:span>to read compressed fie <text:span text:style-name="T137">test20.z</text:span></text:p>
      <text:p text:style-name="P386"/>
      <text:p text:style-name="P89"><text:s text:c="12"/><text:span text:style-name="T77"><text:s/>uncompress test20.Z</text:span> <text:s text:c="22"/><text:span text:style-name="T680"># </text:span>to uncompressed file <text:span text:style-name="T137">test20.z</text:span></text:p>
      <text:p text:style-name="P88"/>
      <text:p text:style-name="P90">Cut</text:p>
      <text:p text:style-name="P92">It will use to cut the part of the context as per delimitor(<text:span text:style-name="T688">Exa</text:span>: ; . , etc...)</text:p>
      <text:p text:style-name="P92"/>
      <text:p text:style-name="P92"><text:span text:style-name="T688">Exa</text:span>: <text:span text:style-name="T130">cat </text:span><text:span text:style-name="T77">delimate.txt</text:span></text:p>
      <text:p text:style-name="P96"/>
      <text:p text:style-name="P92"><text:s text:c="10"/><text:span text:style-name="T648">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48">This is the example</text:span> <text:s text:c="4"/># f1 will show the 1<text:span text:style-name="T188">st</text:span> part of the delimate.</text:p>
      <text:p text:style-name="P93"/>
      <text:p text:style-name="P222">Grep(Global Regular expression print)</text:p>
      <text:p text:style-name="P222"/>
      <text:p text:style-name="P223"><text:soft-page-break/><text:span text:style-name="T77">grep <text:s text:c="2"/></text:span><text:s text:c="8"/># regular <text:span text:style-name="T77">grep</text:span></text:p>
      <text:p text:style-name="P223"><text:span text:style-name="T77">egrep <text:s/></text:span><text:s text:c="7"/>is equals to <text:span text:style-name="T77">grep -</text:span><text:span text:style-name="T131">E</text:span></text:p>
      <text:p text:style-name="P223"><text:span text:style-name="T77">fgrep <text:s/></text:span><text:s text:c="8"/>is equals to <text:span text:style-name="T77">grep -</text:span><text:span text:style-name="T131">F</text:span></text:p>
      <text:p text:style-name="P223"><text:span text:style-name="T77">rgrep </text:span><text:s text:c="8"/>is equals to <text:span text:style-name="T77">grep -r</text:span></text:p>
      <text:p text:style-name="P231"/>
      <text:p text:style-name="P224"><text:span text:style-name="T77">grep </text:span><text:tab/># regular grep</text:p>
      <text:p text:style-name="P224"><text:span text:style-name="T77">egrpe</text:span><text:tab/># extended grep for regular expression</text:p>
      <text:p text:style-name="P224"><text:span text:style-name="T77">fgrep</text:span><text:tab/># fixed strings, separated by new lines</text:p>
      <text:p text:style-name="P224"><text:span text:style-name="T77">rgrep<text:tab/></text:span># reverse grep</text:p>
      <text:p text:style-name="P224"/>
      <text:p text:style-name="P230"><text:span text:style-name="T672">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25"/>
      <text:p text:style-name="P232">Q. How to search one word in all files.</text:p>
      <text:p text:style-name="P226">Ans: <text:s/><text:span text:style-name="T77">grep -r &lt;text&gt; * <text:s text:c="6"/></text:span><text:tab/></text:p>
      <text:p text:style-name="P226"><text:span text:style-name="T691">Exa</text:span>: <text:s/>grep -r pradeep *</text:p>
      <text:p text:style-name="P233">Q. How to search all the lines which not contain the specified word?</text:p>
      <text:p text:style-name="P227">Ans: <text:span text:style-name="T77">grep -v &lt;text&gt; *</text:span><text:tab/> <text:s text:c="29"/># <text:span text:style-name="T77">-v</text:span> will <text:span text:style-name="T77">exclude</text:span> the lines which contains the specified text. <text:span text:style-name="T673">It will show all</text:span></text:p>
      <text:p text:style-name="P227"><text:span text:style-name="T673"><text:s text:c="68"/>those lines which dose not have specified text.</text:span><text:span text:style-name="T77"> <text:s/>-</text:span><text:span text:style-name="T132">i </text:span><text:span text:style-name="T674">used for case insensitive. <text:s text:c="17"/></text:span></text:p>
      <text:p text:style-name="P227"><text:s text:c="2"/><text:span text:style-name="T77"><text:s text:c="66"/>-</text:span><text:span text:style-name="T133">c</text:span><text:span text:style-name="T675"> will count the number of <text:s/>words matching and show the output</text:span></text:p>
      <text:p text:style-name="P228"><text:span text:style-name="T77">grep -E -w ‘pradeep | pradipta’ file.txt<text:tab/></text:span># It will match the lines which has the word <text:span text:style-name="T77">pradeep</text:span> or <text:span text:style-name="T77">pradipta</text:span>.</text:p>
      <text:p text:style-name="P234">Q. How to find the exact word not any extra character?</text:p>
      <text:p text:style-name="P229">Ans: <text:span text:style-name="T77">grep -w pradeep <text:s text:c="13"/></text:span># It will find the lines <text:span text:style-name="T678">only </text:span>have exact word <text:span text:style-name="T77">pradeep </text:span>not pradeepp or pradeep123, etrc…</text:p>
      <text:p text:style-name="P563"/>
      <text:p text:style-name="P566"><text:span text:style-name="T77">cat passwd.txt | grep -A 3 praddeep</text:span><text:tab/> <text:s text:c="9"/># It will show the lines which have the word <text:s/><text:span text:style-name="T77">pradeep</text:span> and <text:span text:style-name="T77">3</text:span> lines</text:p>
      <text:p text:style-name="P567"><text:s text:c="72"/>after(<text:span text:style-name="T77">-A</text:span>) that. <text:s/>-<text:span text:style-name="T134">B </text:span><text:span text:style-name="T676"><text:s/>for before</text:span></text:p>
      <text:p text:style-name="P557"><text:span text:style-name="T696">Exa</text:span>: <text:s/><text:span text:style-name="T77">cat passwd.txt | grep -B <text:s/>2 pradeep</text:span></text:p>
      <text:p text:style-name="P558"><text:s text:c="9"/><text:span text:style-name="T77">cat passwd.txt | grep -B 2 -A 3 prade <text:s text:c="9"/></text:span><text:s/># it will match the line and <text:s/>display the 2 lines before the</text:p>
      <text:p text:style-name="P559"><text:s text:c="82"/>match, then matched line and 3 lines after the match.</text:p>
      <text:p text:style-name="P565">Q. How to match the parten from one file in targeted file?</text:p>
      <text:p text:style-name="P560"/>
      <text:p text:style-name="P561">Ans: <text:span text:style-name="T77">grep -f user.txt etcpasswd.txt <text:s text:c="6"/></text:span><text:span text:style-name="T677"># It will match all the lines in passwd.txt which <text:s/>is having word </text:span><text:span text:style-name="T135">pradeep</text:span></text:p>
      <text:p text:style-name="P561"><text:span text:style-name="T135"><text:s text:c="67"/></text:span><text:span text:style-name="T679">or</text:span><text:span text:style-name="T135"> alok </text:span><text:span text:style-name="T677">or</text:span><text:span text:style-name="T135"> dinesh</text:span></text:p>
      <text:p text:style-name="P557"><text:soft-page-break/></text:p>
      <text:p text:style-name="P564"><text:span text:style-name="T679">cat </text:span>user.txt</text:p>
      <text:p text:style-name="P562">pradeep</text:p>
      <text:p text:style-name="P562">alok</text:p>
      <text:p text:style-name="P556">dinesh</text:p>
      <text:h text:style-name="P102" text:outline-level="2"/>
      <text:p text:style-name="P101"/>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2"><text:s text:c="7"/># It will match line in test.txt which start with </text:span><text:span text:style-name="T87">T</text:span><text:span text:style-name="T192"> and sencond caharacter can be any</text:span></text:p>
      <text:p text:style-name="P80"><text:span text:style-name="T192"><text:s text:c="54"/>single character between </text:span><text:span text:style-name="T87">a to z</text:span><text:span text:style-name="T192"> and third character should </text:span><text:span text:style-name="T87">not </text:span><text:span text:style-name="T192">be </text:span><text:span text:style-name="T87">e.</text:span></text:p>
      <text:p text:style-name="P83"/>
      <text:p text:style-name="P84"><text:s/><text:span text:style-name="T686">Exa</text:span>: </text:p>
      <text:p text:style-name="P84"><text:s text:c="10"/>Tab, Toc , Txt, Top, Tza, Etc.....</text:p>
      <text:p text:style-name="P83"/>
      <text:p text:style-name="P81"><text:span text:style-name="T87">$ <text:s text:c="6"/></text:span>#<text:span text:style-name="T192">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60"># makes the match optional</text:span></text:p>
      <text:p text:style-name="P82"/>
      <text:p text:style-name="P77"><text:span text:style-name="T583"><text:s text:c="6"/></text:span><text:span text:style-name="T698">Exa</text:span><text:span text:style-name="T583">: </text:span><text:span text:style-name="Source_20_Text"><text:span text:style-name="T356">colou?r</text:span></text:span><text:span text:style-name="T509"> <text:s/></text:span><text:span text:style-name="T507"><text:s text:c="10"/>: </text:span><text:span text:style-name="T508">it </text:span><text:span text:style-name="T244">will match </text:span><text:span text:style-name="Source_20_Text"><text:span text:style-name="T356">color</text:span></text:span><text:span text:style-name="Source_20_Text"><text:span text:style-name="T244"> </text:span></text:span><text:span text:style-name="T244">and </text:span><text:span text:style-name="Source_20_Text"><text:span text:style-name="T356">colour</text:span></text:span></text:p>
      <text:p text:style-name="P77"><text:span text:style-name="Source_20_Text"><text:span text:style-name="T249"/></text:span></text:p>
      <text:p text:style-name="P41"><text:span text:style-name="Source_20_Text"><text:span text:style-name="T277">grep ‘\</text:span></text:span><text:span text:style-name="Source_20_Text"><text:span text:style-name="T278">^</text:span></text:span><text:span text:style-name="Source_20_Text"><text:span text:style-name="T277">[tT]he\]’ test.txt </text:span></text:span><text:span text:style-name="Source_20_Text"><text:span text:style-name="T382"><text:s text:c="3"/># It will find the </text:span></text:span><text:span text:style-name="Source_20_Text"><text:span text:style-name="T277">word</text:span></text:span><text:span text:style-name="Source_20_Text"><text:span text:style-name="T382"> the which may start with </text:span></text:span><text:span text:style-name="Source_20_Text"><text:span text:style-name="T277">t</text:span></text:span><text:span text:style-name="Source_20_Text"><text:span text:style-name="T382"> or </text:span></text:span><text:span text:style-name="Source_20_Text"><text:span text:style-name="T277">T</text:span></text:span></text:p>
      <text:p text:style-name="P41"><text:span text:style-name="Source_20_Text"><text:span text:style-name="T277"/></text:span></text:p>
      <text:p text:style-name="P41"><text:span text:style-name="Source_20_Text"><text:span text:style-name="T277"><text:s text:c="4"/></text:span></text:span><text:span text:style-name="Source_20_Text"><text:span text:style-name="T552">Exa</text:span></text:span><text:span text:style-name="Source_20_Text"><text:span text:style-name="T279">: The, the</text:span></text:span></text:p>
      <text:p text:style-name="P41"><text:span text:style-name="Source_20_Text"><text:span text:style-name="T277"/></text:span></text:p>
      <text:p text:style-name="P521"><text:span text:style-name="Source_20_Text"><text:span text:style-name="T279">grep “the” test.txt <text:s text:c="11"/># </text:span></text:span><text:span text:style-name="Source_20_Text"><text:span text:style-name="T383">wil find every word which is having The.</text:span></text:span></text:p>
      <text:p text:style-name="P42"><text:span text:style-name="Source_20_Text"><text:span text:style-name="T383"/></text:span></text:p>
      <text:p text:style-name="P42"><text:span text:style-name="Source_20_Text"><text:span text:style-name="T383"><text:s/></text:span></text:span><text:span text:style-name="Source_20_Text"><text:span text:style-name="T552">Exa</text:span></text:span><text:span text:style-name="Source_20_Text"><text:span text:style-name="T383">: </text:span></text:span><text:span text:style-name="Source_20_Text"><text:span text:style-name="T279">the, other, rather, etc....</text:span></text:span></text:p>
      <text:p text:style-name="P42"><text:soft-page-break/><text:span text:style-name="Source_20_Text"><text:span text:style-name="T383"/></text:span></text:p>
      <text:p text:style-name="P42"><text:span text:style-name="Source_20_Text"><text:span text:style-name="T383"/></text:span></text:p>
      <text:p text:style-name="P43"><text:span text:style-name="Source_20_Text"><text:span text:style-name="T486">Archive, Backup Compress, Unpack and Decompress</text:span></text:span><text:span text:style-name="Source_20_Text"><text:span text:style-name="T384"> </text:span></text:span></text:p>
      <text:p text:style-name="P43"><text:span text:style-name="Source_20_Text"><text:span text:style-name="T384"/></text:span></text:p>
      <text:p text:style-name="P44"><text:span text:style-name="Source_20_Text"><text:span text:style-name="T385">syntax: </text:span></text:span><text:span text:style-name="Source_20_Text"><text:span text:style-name="T280">tar cvf &lt;file_name which you wants to create&gt; <text:s text:c="2"/>&lt;path from whcich content you want to create a archive&gt;</text:span></text:span></text:p>
      <text:p text:style-name="P43"><text:span text:style-name="Source_20_Text"><text:span text:style-name="T281"/></text:span></text:p>
      <text:p text:style-name="P44"><text:span text:style-name="Source_20_Text"><text:span text:style-name="T553">Exa</text:span></text:span><text:span text:style-name="Source_20_Text"><text:span text:style-name="T280">: tar cvf databackup.tar /data</text:span></text:span></text:p>
      <text:p text:style-name="P44"><text:span text:style-name="Source_20_Text"><text:span text:style-name="T385"/></text:span></text:p>
      <text:p text:style-name="P44"><text:span text:style-name="Source_20_Text"><text:span text:style-name="T385"><text:s text:c="2"/></text:span></text:span><text:span text:style-name="Source_20_Text"><text:span text:style-name="T280">c</text:span></text:span><text:span text:style-name="Source_20_Text"><text:span text:style-name="T385"> : to create</text:span></text:span></text:p>
      <text:p text:style-name="P44"><text:span text:style-name="Source_20_Text"><text:span text:style-name="T385"><text:s text:c="2"/></text:span></text:span><text:span text:style-name="Source_20_Text"><text:span text:style-name="T280">v</text:span></text:span><text:span text:style-name="Source_20_Text"><text:span text:style-name="T385"> : for verbose </text:span></text:span></text:p>
      <text:p text:style-name="P44"><text:span text:style-name="Source_20_Text"><text:span text:style-name="T385"><text:s text:c="2"/></text:span></text:span><text:span text:style-name="Source_20_Text"><text:span text:style-name="T280">f</text:span></text:span><text:span text:style-name="Source_20_Text"><text:span text:style-name="T385"> : to store into a single file</text:span></text:span></text:p>
      <text:p text:style-name="P44"><text:span text:style-name="Source_20_Text"><text:span text:style-name="T385"/></text:span></text:p>
      <text:p text:style-name="P45"><text:span text:style-name="Source_20_Text"><text:span text:style-name="T282">tar tvf databackup.tar</text:span></text:span><text:span text:style-name="Source_20_Text"><text:span text:style-name="T386"> <text:s text:c="21"/># It will list the directory and files inside in databackup.tar</text:span></text:span></text:p>
      <text:p text:style-name="P45"><text:span text:style-name="Source_20_Text"><text:span text:style-name="T386"/></text:span></text:p>
      <text:p text:style-name="P45"><text:span text:style-name="Source_20_Text"><text:span text:style-name="T386"><text:s/></text:span></text:span><text:span text:style-name="Source_20_Text"><text:span text:style-name="T282"><text:s/>t</text:span></text:span><text:span text:style-name="Source_20_Text"><text:span text:style-name="T386"> : for list</text:span></text:span></text:p>
      <text:p text:style-name="P46"><text:span text:style-name="Source_20_Text"><text:span text:style-name="T386"/></text:span></text:p>
      <text:p text:style-name="P46"><text:span text:style-name="Source_20_Text"><text:span text:style-name="T527">Q: How to check the a particular file backedup(archive) or not? </text:span></text:span></text:p>
      <text:p text:style-name="P46"><text:span text:style-name="Source_20_Text"><text:span text:style-name="T387"><text:s/></text:span></text:span></text:p>
      <text:p text:style-name="P46"><text:span text:style-name="Source_20_Text"><text:span text:style-name="T387">Syntax: <text:s/></text:span></text:span><text:span text:style-name="Source_20_Text"><text:span text:style-name="T283">tar tvf &lt;tar_file_name&gt; | grep &lt;required_file_name&gt;</text:span></text:span></text:p>
      <text:p text:style-name="P46"><text:span text:style-name="Source_20_Text"><text:span text:style-name="T283"/></text:span></text:p>
      <text:p text:style-name="P46"><text:span text:style-name="Source_20_Text"><text:span text:style-name="T554">Exa</text:span></text:span><text:span text:style-name="Source_20_Text"><text:span text:style-name="T387">: </text:span></text:span><text:span text:style-name="Source_20_Text"><text:span text:style-name="T282">tar tvf databackup.tar </text:span></text:span><text:span text:style-name="Source_20_Text"><text:span text:style-name="T283">| grep test.xml</text:span></text:span></text:p>
      <text:p text:style-name="P46"><text:span text:style-name="Source_20_Text"><text:span text:style-name="T283"/></text:span></text:p>
      <text:p text:style-name="P47"><text:span text:style-name="Source_20_Text"><text:span text:style-name="T526">Q: How to zip a file ?</text:span></text:span></text:p>
      <text:p text:style-name="P47"><text:span text:style-name="Source_20_Text"><text:span text:style-name="T284"><text:s/></text:span></text:span></text:p>
      <text:p text:style-name="P47"><text:span text:style-name="Source_20_Text"><text:span text:style-name="T388">Ans:</text:span></text:span><text:span text:style-name="Source_20_Text"><text:span text:style-name="T284"> gzip databackup.tar</text:span></text:span></text:p>
      <text:p text:style-name="P47"><text:span text:style-name="Source_20_Text"><text:span text:style-name="T284"/></text:span></text:p>
      <text:p text:style-name="P48"><text:span text:style-name="Source_20_Text"><text:span text:style-name="T282"/></text:span></text:p>
      <text:p text:style-name="P49"><text:span text:style-name="Source_20_Text"><text:span text:style-name="T525">Q: How to create a tar file and zip it in a single command?</text:span></text:span></text:p>
      <text:p text:style-name="P49"><text:span text:style-name="Source_20_Text"><text:span text:style-name="T285"><text:s/></text:span></text:span></text:p>
      <text:p text:style-name="P49"><text:span text:style-name="Source_20_Text"><text:span text:style-name="T285">Ans: tar cfvz databackup.tar.gz /data</text:span></text:span></text:p>
      <text:p text:style-name="P49"><text:span text:style-name="Source_20_Text"><text:span text:style-name="T285"/></text:span></text:p>
      <text:p text:style-name="P49"><text:span text:style-name="Source_20_Text"><text:span text:style-name="T285"><text:s text:c="2"/></text:span></text:span><text:span text:style-name="Source_20_Text"><text:span text:style-name="T286">z : for zip</text:span></text:span></text:p>
      <text:p text:style-name="P49"><text:span text:style-name="Source_20_Text"><text:span text:style-name="T286"/></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50"><text:span text:style-name="Source_20_Text"><text:span text:style-name="T286"/></text:span></text:p>
      <text:p text:style-name="P50"><text:span text:style-name="Source_20_Text"><text:span text:style-name="T528">Q: How to extract a file ?</text:span></text:span></text:p>
      <text:p text:style-name="P50"><text:span text:style-name="Source_20_Text"><text:span text:style-name="T286"><text:s/></text:span></text:span></text:p>
      <text:p text:style-name="P50"><text:span text:style-name="Source_20_Text"><text:span text:style-name="T286"><text:s text:c="2"/>tar xfvz databackup.tar.gz</text:span></text:span></text:p>
      <text:p text:style-name="P50"><text:span text:style-name="Source_20_Text"><text:span text:style-name="T286"/></text:span></text:p>
      <text:p text:style-name="P50"><text:span text:style-name="Source_20_Text"><text:span text:style-name="T286"><text:s text:c="2"/>x : for extract</text:span></text:span></text:p>
      <text:p text:style-name="P50"><text:span text:style-name="Source_20_Text"><text:span text:style-name="T286"><text:s text:c="2"/>f : for file</text:span></text:span></text:p>
      <text:p text:style-name="P50"><text:span text:style-name="Source_20_Text"><text:span text:style-name="T286"><text:s text:c="2"/>v : for verbose</text:span></text:span></text:p>
      <text:p text:style-name="P50"><text:span text:style-name="Source_20_Text"><text:span text:style-name="T286"><text:s text:c="2"/>z : for zip</text:span></text:span></text:p>
      <text:p text:style-name="P50"><text:span text:style-name="Source_20_Text"><text:span text:style-name="T286"/></text:span></text:p>
      <text:p text:style-name="P50"><text:span text:style-name="Source_20_Text"><text:span text:style-name="T286"/></text:span></text:p>
      <text:p text:style-name="P51"><text:soft-page-break/><text:span text:style-name="Source_20_Text"><text:span text:style-name="T487">Create , Delete, Move, Rename files and directory</text:span></text:span></text:p>
      <text:p text:style-name="P51"><text:span text:style-name="Source_20_Text"><text:span text:style-name="T487"/></text:span></text:p>
      <text:p text:style-name="P51"><text:span text:style-name="Source_20_Text"><text:span text:style-name="T287">touch <text:s/>&lt;file_mname&gt; : </text:span></text:span><text:span text:style-name="Source_20_Text"><text:span text:style-name="T389">to create a file</text:span></text:span></text:p>
      <text:p text:style-name="P51"><text:span text:style-name="Source_20_Text"><text:span text:style-name="T389"/></text:span></text:p>
      <text:p text:style-name="P51"><text:span text:style-name="Source_20_Text"><text:span text:style-name="T287">mkdir &lt;dircetory_name&gt;</text:span></text:span><text:span text:style-name="Source_20_Text"><text:span text:style-name="T389"> : to creatre directory</text:span></text:span></text:p>
      <text:p text:style-name="P51"><text:span text:style-name="Source_20_Text"><text:span text:style-name="T389"/></text:span></text:p>
      <text:p text:style-name="P51"><text:span text:style-name="Source_20_Text"><text:span text:style-name="T287">mv &lt;src_path/file_name&gt; <text:s/>&lt;dst_path/&gt; : </text:span></text:span><text:span text:style-name="Source_20_Text"><text:span text:style-name="T389">to move the file or directory from source to destination location</text:span></text:span></text:p>
      <text:p text:style-name="P51"><text:span text:style-name="Source_20_Text"><text:span text:style-name="T389"/></text:span></text:p>
      <text:p text:style-name="P51"><text:span text:style-name="Source_20_Text"><text:span text:style-name="T287">mv &lt;old_name&gt; &lt;new_name&gt; </text:span></text:span><text:span text:style-name="Source_20_Text"><text:span text:style-name="T389">: to rename file or directory.</text:span></text:span></text:p>
      <text:p text:style-name="P51"><text:span text:style-name="Source_20_Text"><text:span text:style-name="T389"/></text:span></text:p>
      <text:p text:style-name="P51"><text:span text:style-name="Source_20_Text"><text:span text:style-name="T287">rm &lt;file_name&gt;</text:span></text:span><text:span text:style-name="Source_20_Text"><text:span text:style-name="T389"> <text:s/>: to delete the file</text:span></text:span></text:p>
      <text:p text:style-name="P51"><text:span text:style-name="Source_20_Text"><text:span text:style-name="T389"/></text:span></text:p>
      <text:p text:style-name="P51"><text:span text:style-name="Source_20_Text"><text:span text:style-name="T287">rmdir &lt;dir_name&gt;</text:span></text:span><text:span text:style-name="Source_20_Text"><text:span text:style-name="T389"> <text:s/>: to delete the directory</text:span></text:span></text:p>
      <text:p text:style-name="P51"><text:span text:style-name="Source_20_Text"><text:span text:style-name="T389"/></text:span></text:p>
      <text:p text:style-name="P51"><text:span text:style-name="Source_20_Text"><text:span text:style-name="T287">rm -rf &lt;dir_name&gt; </text:span></text:span><text:span text:style-name="Source_20_Text"><text:span text:style-name="T389"><text:s text:c="2"/>: to delete the directory and it’s subdirectory and files.</text:span></text:span></text:p>
      <text:p text:style-name="P51"><text:span text:style-name="Source_20_Text"><text:span text:style-name="T389"/></text:span></text:p>
      <text:p text:style-name="P51"><text:span text:style-name="Source_20_Text"><text:span text:style-name="T389"/></text:span></text:p>
      <text:p text:style-name="P52"><text:span text:style-name="Source_20_Text"><text:span text:style-name="T488">Soft Link and Hard Link</text:span></text:span></text:p>
      <text:p text:style-name="P52"><text:span text:style-name="Source_20_Text"><text:span text:style-name="T488"/></text:span></text:p>
      <text:p text:style-name="P53"><text:span text:style-name="Source_20_Text"><text:span text:style-name="T390">* soft link is the sortcut of original file.</text:span></text:span></text:p>
      <text:p text:style-name="P53"><text:span text:style-name="Source_20_Text"><text:span text:style-name="T390"/></text:span></text:p>
      <text:p text:style-name="P53"><text:span text:style-name="Source_20_Text"><text:span text:style-name="T390">* Hard link is the dupplicate cuppy of original file.</text:span></text:span></text:p>
      <text:p text:style-name="P51"><text:span text:style-name="Source_20_Text"><text:span text:style-name="T389"/></text:span></text:p>
      <text:p text:style-name="P53"><text:span text:style-name="Source_20_Text"><text:span text:style-name="T530">Q. What is the difference between hard link and copy ?</text:span></text:span></text:p>
      <text:p text:style-name="P53"><text:span text:style-name="Source_20_Text"><text:span text:style-name="T390"/></text:span></text:p>
      <text:p text:style-name="P69"><text:span text:style-name="Source_20_Text"><text:span text:style-name="T390">Ans: In hard link bothe the files(original and copy) will sync eatch other. Means If we will change any thing in one file </text:span></text:span></text:p>
      <text:p text:style-name="P70"><text:span text:style-name="Source_20_Text"><text:span text:style-name="T390">it will reflect or it will sync to other. But in copy both files won’t sync each other</text:span></text:span></text:p>
      <text:p text:style-name="P54"><text:span text:style-name="Source_20_Text"><text:span text:style-name="T391"/></text:span></text:p>
      <text:p text:style-name="P54"><text:span text:style-name="Source_20_Text"><text:span text:style-name="T391"/></text:span></text:p>
      <text:p text:style-name="P172"><text:span text:style-name="Source_20_Text"><text:span text:style-name="T529">Q: How to add a group as users secondary group?</text:span></text:span></text:p>
      <text:p text:style-name="P54"><text:span text:style-name="Source_20_Text"><text:span text:style-name="T391"/></text:span></text:p>
      <text:p text:style-name="P54"><text:span text:style-name="Source_20_Text"><text:span text:style-name="T391"><text:s text:c="5"/></text:span></text:span><text:span text:style-name="Source_20_Text"><text:span text:style-name="T288"><text:s/>usermod -a -G &lt;group_name&gt; &lt;user_name&gt;</text:span></text:span></text:p>
      <text:p text:style-name="P54"><text:span text:style-name="Source_20_Text"><text:span text:style-name="T391"><text:s text:c="11"/></text:span></text:span></text:p>
      <text:p text:style-name="P54"><text:span text:style-name="Source_20_Text"><text:span text:style-name="T391"><text:s text:c="7"/></text:span></text:span><text:span text:style-name="Source_20_Text"><text:span text:style-name="T288">-a</text:span></text:span><text:span text:style-name="Source_20_Text"><text:span text:style-name="T391"> : to append the group(If there is already any groups it will let it be their and add the requested group)</text:span></text:span></text:p>
      <text:p text:style-name="P51"><text:span text:style-name="Source_20_Text"><text:span text:style-name="T391"/></text:span></text:p>
      <text:p text:style-name="P54"><text:span text:style-name="Source_20_Text"><text:span text:style-name="T391"/></text:span></text:p>
      <text:p text:style-name="P54"><text:span text:style-name="Source_20_Text"><text:span text:style-name="T288">!! : </text:span></text:span><text:span text:style-name="Source_20_Text"><text:span text:style-name="T391">Sortcut to execute the previous command.</text:span></text:span></text:p>
      <text:p text:style-name="P54"><text:span text:style-name="Source_20_Text"><text:span text:style-name="T391"/></text:span></text:p>
      <text:p text:style-name="P54"><text:span text:style-name="Source_20_Text"><text:span text:style-name="T555">Exa</text:span></text:span><text:span text:style-name="Source_20_Text"><text:span text:style-name="T391">: </text:span></text:span><text:span text:style-name="Source_20_Text"><text:span text:style-name="T288">sudo !!</text:span></text:span></text:p>
      <text:p text:style-name="P54"><text:span text:style-name="Source_20_Text"><text:span text:style-name="T391"/></text:span></text:p>
      <text:p text:style-name="P55"><text:span text:style-name="Source_20_Text"><text:span text:style-name="T392"/></text:span></text:p>
      <text:p text:style-name="P55"><text:span text:style-name="Source_20_Text"><text:span text:style-name="T392"/></text:span></text:p>
      <text:p text:style-name="P55"><text:span text:style-name="Source_20_Text"><text:span text:style-name="T531">Q. How to reboot your system </text:span></text:span><text:span text:style-name="Source_20_Text"><text:span text:style-name="T532">after</text:span></text:span><text:span text:style-name="Source_20_Text"><text:span text:style-name="T531"> aparticular time </text:span></text:span><text:span text:style-name="Source_20_Text"><text:span text:style-name="T532">from now</text:span></text:span><text:span text:style-name="Source_20_Text"><text:span text:style-name="T531">?</text:span></text:span></text:p>
      <text:p text:style-name="P55"><text:span text:style-name="Source_20_Text"><text:span text:style-name="T392"><text:s text:c="3"/></text:span></text:span></text:p>
      <text:p text:style-name="P55"><text:span text:style-name="Source_20_Text"><text:span text:style-name="T392"><text:s/>Ans: </text:span></text:span><text:span text:style-name="Source_20_Text"><text:span text:style-name="T289">sudo shutdown -r </text:span></text:span><text:span text:style-name="Source_20_Text"><text:span text:style-name="T290">2</text:span></text:span><text:span text:style-name="Source_20_Text"><text:span text:style-name="T289">:40 </text:span></text:span><text:span text:style-name="Source_20_Text"><text:span text:style-name="T290"><text:s text:c="2"/># </text:span></text:span><text:span text:style-name="Source_20_Text"><text:span text:style-name="T393">It will reboot the system after 2 hour 4o mnts</text:span></text:span></text:p>
      <text:p text:style-name="P55"><text:span text:style-name="Source_20_Text"><text:span text:style-name="T289"><text:s text:c="6"/>sudo shutdown now</text:span></text:span></text:p>
      <text:p text:style-name="P55"><text:span text:style-name="Source_20_Text"><text:span text:style-name="T392"><text:s text:c="2"/></text:span></text:span><text:span text:style-name="Source_20_Text"><text:span text:style-name="T291">w</text:span></text:span><text:span text:style-name="Source_20_Text"><text:span text:style-name="T394"> : to see who all are logged in. </text:span></text:span><text:span text:style-name="Source_20_Text"><text:span text:style-name="T556">Exa</text:span></text:span><text:span text:style-name="Source_20_Text"><text:span text:style-name="T475">:</text:span></text:span><text:span text:style-name="Source_20_Text"><text:span text:style-name="T355"> sudo w</text:span></text:span></text:p>
      <text:p text:style-name="P55"><text:span text:style-name="Source_20_Text"><text:span text:style-name="T394"><text:s text:c="2"/></text:span></text:span><text:span text:style-name="Source_20_Text"><text:span text:style-name="T291">uptime</text:span></text:span><text:span text:style-name="Source_20_Text"><text:span text:style-name="T394"> : to se the system uptime. </text:span></text:span><text:span text:style-name="Source_20_Text"><text:span text:style-name="T556">Exa</text:span></text:span><text:span text:style-name="Source_20_Text"><text:span text:style-name="T475">: </text:span></text:span><text:span text:style-name="Source_20_Text"><text:span text:style-name="T355">sudo uptime</text:span></text:span></text:p>
      <text:p text:style-name="P55"><text:span text:style-name="Source_20_Text"><text:span text:style-name="T394"/></text:span></text:p>
      <text:p text:style-name="P55"><text:span text:style-name="Source_20_Text"><text:span text:style-name="T394"/></text:span></text:p>
      <text:p text:style-name="P55"><text:span text:style-name="Source_20_Text"><text:span text:style-name="T394"/></text:span></text:p>
      <text:p text:style-name="P54"><text:span text:style-name="Source_20_Text"><text:span text:style-name="T391"/></text:span></text:p>
      <text:p text:style-name="P56"><text:soft-page-break/><text:span text:style-name="Source_20_Text"><text:span text:style-name="T489">Runlevel</text:span></text:span></text:p>
      <text:p text:style-name="P56"><text:span text:style-name="Source_20_Text"><text:span text:style-name="T489"/></text:span></text:p>
      <table:table table:name="Table1" table:style-name="Table1">
        <table:table-column table:style-name="Table1.A"/>
        <table:table-column table:style-name="Table1.B"/>
        <table:table-column table:style-name="Table1.C"/>
        <table:table-row>
          <table:table-cell table:style-name="Table1.A1" office:value-type="string">
            <text:p text:style-name="P173">Run Level</text:p>
          </table:table-cell>
          <table:table-cell table:style-name="Table1.B1" office:value-type="string">
            <text:p text:style-name="P173">Mode</text:p>
          </table:table-cell>
          <table:table-cell table:style-name="Table1.B1" office:value-type="string">
            <text:p text:style-name="P173">Action</text:p>
          </table:table-cell>
        </table:table-row>
        <table:table-row>
          <table:table-cell table:style-name="Table1.A2" office:value-type="string">
            <text:p text:style-name="P523">0</text:p>
          </table:table-cell>
          <table:table-cell table:style-name="Table1.B2" office:value-type="string">
            <text:p text:style-name="P523">Halt</text:p>
          </table:table-cell>
          <table:table-cell table:style-name="Table1.B2" office:value-type="string">
            <text:p text:style-name="P525">Shuts down system</text:p>
          </table:table-cell>
        </table:table-row>
        <table:table-row>
          <table:table-cell table:style-name="Table1.A2" office:value-type="string">
            <text:p text:style-name="P523">1</text:p>
          </table:table-cell>
          <table:table-cell table:style-name="Table1.B2" office:value-type="string">
            <text:p text:style-name="P523">Single-User Mode</text:p>
          </table:table-cell>
          <table:table-cell table:style-name="Table1.B2" office:value-type="string">
            <text:p text:style-name="P524">Does not configure network interfaces, start daemons, or allow</text:p>
            <text:p text:style-name="P524"><text:s/>non-root logins</text:p>
          </table:table-cell>
        </table:table-row>
        <table:table-row>
          <table:table-cell table:style-name="Table1.A2" office:value-type="string">
            <text:p text:style-name="P523">2</text:p>
          </table:table-cell>
          <table:table-cell table:style-name="Table1.B2" office:value-type="string">
            <text:p text:style-name="P523">Multi-User Mode</text:p>
          </table:table-cell>
          <table:table-cell table:style-name="Table1.B2" office:value-type="string">
            <text:p text:style-name="P523">Does not configure network interfaces or start daemons.</text:p>
          </table:table-cell>
        </table:table-row>
        <table:table-row>
          <table:table-cell table:style-name="Table1.A2" office:value-type="string">
            <text:p text:style-name="P523">3</text:p>
          </table:table-cell>
          <table:table-cell table:style-name="Table1.B2" office:value-type="string">
            <text:p text:style-name="P523">Multi-User Mode with Networking</text:p>
          </table:table-cell>
          <table:table-cell table:style-name="Table1.B2" office:value-type="string">
            <text:p text:style-name="P523">Starts the system normally.<text:span text:style-name="T567">(CLI)</text:span></text:p>
          </table:table-cell>
        </table:table-row>
        <table:table-row>
          <table:table-cell table:style-name="Table1.A2" office:value-type="string">
            <text:p text:style-name="P523">4</text:p>
          </table:table-cell>
          <table:table-cell table:style-name="Table1.B2" office:value-type="string">
            <text:p text:style-name="P523">Undefined</text:p>
          </table:table-cell>
          <table:table-cell table:style-name="Table1.B2" office:value-type="string">
            <text:p text:style-name="P523">Not used/User-definable</text:p>
          </table:table-cell>
        </table:table-row>
        <table:table-row>
          <table:table-cell table:style-name="Table1.A2" office:value-type="string">
            <text:p text:style-name="P523">5</text:p>
          </table:table-cell>
          <table:table-cell table:style-name="Table1.B2" office:value-type="string">
            <text:p text:style-name="P523">X11</text:p>
          </table:table-cell>
          <table:table-cell table:style-name="Table1.B2" office:value-type="string">
            <text:p text:style-name="P523">As runlevel 3 + display manager(X) <text:span text:style-name="T567">(GUI)</text:span></text:p>
          </table:table-cell>
        </table:table-row>
        <table:table-row>
          <table:table-cell table:style-name="Table1.A8" office:value-type="string">
            <text:p text:style-name="P523">6</text:p>
          </table:table-cell>
          <table:table-cell table:style-name="Table1.B8" office:value-type="string">
            <text:p text:style-name="P523">Reboot</text:p>
          </table:table-cell>
          <table:table-cell table:style-name="Table1.B8" office:value-type="string">
            <text:p text:style-name="P523">Reboots the system</text:p>
          </table:table-cell>
        </table:table-row>
      </table:table>
      <text:p text:style-name="P56"><text:span text:style-name="Source_20_Text"><text:span text:style-name="T250"/></text:span></text:p>
      <text:p text:style-name="P57"><text:span text:style-name="Source_20_Text"><text:span text:style-name="T533">Q. How to change the runlevel in runtime?</text:span></text:span></text:p>
      <text:p text:style-name="P57"><text:span text:style-name="Source_20_Text"><text:span text:style-name="T395"><text:s/></text:span></text:span></text:p>
      <text:p text:style-name="P71"><text:span text:style-name="Source_20_Text"><text:span text:style-name="T476">A</text:span></text:span><text:span text:style-name="Source_20_Text"><text:span text:style-name="T395">ns: </text:span></text:span></text:p>
      <text:p text:style-name="P33"><text:span text:style-name="Source_20_Text"><text:span text:style-name="T476">R</text:span></text:span><text:span text:style-name="Source_20_Text"><text:span text:style-name="T395">reebot the sysem and press and hold the shift key for going the grub menu – press e to edit the file and add the end of the ubuntu ad the runlevel number(exa 1,2, 3 ...)</text:span></text:span></text:p>
      <text:p text:style-name="P57"><text:span text:style-name="Source_20_Text"><text:span text:style-name="T395"/></text:span></text:p>
      <text:p text:style-name="P57"><text:span text:style-name="Source_20_Text"><text:span text:style-name="T395"/></text:span></text:p>
      <text:p text:style-name="P58"><text:span text:style-name="Source_20_Text"><text:span text:style-name="T534">Q. How to give execute permission to a file for all user without modifing existing permission?</text:span></text:span></text:p>
      <text:p text:style-name="P58"><text:span text:style-name="Source_20_Text"><text:span text:style-name="T396"><text:s text:c="3"/></text:span></text:span></text:p>
      <text:p text:style-name="P58"><text:span text:style-name="Source_20_Text"><text:span text:style-name="T396"/></text:span></text:p>
      <text:p text:style-name="P58"><text:span text:style-name="Source_20_Text"><text:span text:style-name="T396">Ans: </text:span></text:span><text:span text:style-name="Source_20_Text"><text:span text:style-name="T357">chmod all +x &lt;file_name&gt;</text:span></text:span></text:p>
      <text:p text:style-name="P58"><text:span text:style-name="Source_20_Text"><text:span text:style-name="T396"/></text:span></text:p>
      <text:p text:style-name="P59"><text:span text:style-name="Source_20_Text"><text:span text:style-name="T490">System Process </text:span></text:span><text:span text:style-name="Source_20_Text"><text:span text:style-name="T499">and <text:s/>Network Security</text:span></text:span></text:p>
      <text:p text:style-name="P59"><text:span text:style-name="Source_20_Text"><text:span text:style-name="T490"/></text:span></text:p>
      <text:p text:style-name="P59"><text:span text:style-name="Source_20_Text"><text:span text:style-name="T292">top</text:span></text:span><text:span text:style-name="Source_20_Text"><text:span text:style-name="T397"> : it will display all the status of system</text:span></text:span></text:p>
      <text:p text:style-name="P103"><text:span text:style-name="Source_20_Text"><text:span text:style-name="T397">1. How many process are running</text:span></text:span></text:p>
      <text:p text:style-name="P103"><text:span text:style-name="Source_20_Text"><text:span text:style-name="T397">2. CPU uptime</text:span></text:span></text:p>
      <text:p text:style-name="P103"><text:span text:style-name="Source_20_Text"><text:span text:style-name="T397">3. CPU utilization</text:span></text:span></text:p>
      <text:p text:style-name="P103"><text:span text:style-name="Source_20_Text"><text:span text:style-name="T397">4. Memory utilization</text:span></text:span></text:p>
      <text:p text:style-name="P103"><text:span text:style-name="Source_20_Text"><text:span text:style-name="T397">5. Total tasks are running</text:span></text:span></text:p>
      <text:p text:style-name="P103"><text:span text:style-name="Source_20_Text"><text:span text:style-name="T397">6. total active running tasks</text:span></text:span></text:p>
      <text:p text:style-name="P104"><text:span text:style-name="Source_20_Text"><text:span text:style-name="T397">7. Total tasks are in sleeping mod</text:span></text:span><text:span text:style-name="Source_20_Text"><text:span text:style-name="T398">e</text:span></text:span></text:p>
      <text:p text:style-name="P105"><text:span text:style-name="Source_20_Text"><text:span text:style-name="T399">8. How many users are logged in</text:span></text:span></text:p>
      <text:p text:style-name="P99"><text:span text:style-name="Source_20_Text"><text:span text:style-name="T399"/></text:span></text:p>
      <text:p text:style-name="P60"><text:span text:style-name="Source_20_Text"><text:span text:style-name="T293">htop</text:span></text:span><text:span text:style-name="Source_20_Text"><text:span text:style-name="T399"> : It is also smae as top, but littile bit better vizualization?</text:span></text:span></text:p>
      <text:p text:style-name="P60"><text:span text:style-name="Source_20_Text"><text:span text:style-name="T399"><text:s text:c="7"/>We can short the proccess as per CPU utilization(shift+P), Memory Utilization(Shift+M), etc..</text:span></text:span></text:p>
      <text:p text:style-name="P59"><text:span text:style-name="Source_20_Text"><text:span text:style-name="T397"><text:s text:c="8"/></text:span></text:span></text:p>
      <text:p text:style-name="P59"><text:span text:style-name="Source_20_Text"><text:span text:style-name="T399">1. We ca</text:span></text:span><text:span text:style-name="Source_20_Text"><text:span text:style-name="T400">n</text:span></text:span><text:span text:style-name="Source_20_Text"><text:span text:style-name="T399"> see the CPU utilazitiona as per cpu </text:span></text:span><text:span text:style-name="Source_20_Text"><text:span text:style-name="T401">core</text:span></text:span></text:p>
      <text:p text:style-name="P59"><text:span text:style-name="Source_20_Text"><text:span text:style-name="T401"/></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399"><text:s text:c="10"/></text:span></text:span></text:p>
      <text:p text:style-name="P61"><text:span text:style-name="Source_20_Text"><text:span text:style-name="T399"/></text:span></text:p>
      <text:p text:style-name="P412"><text:span text:style-name="T589">itop <text:s text:c="40"/></text:span><text:span text:style-name="T590">#</text:span><text:span text:style-name="T586"> list the disk utilization of each process. And total also</text:span></text:p>
      <text:p text:style-name="P240"><text:soft-page-break/><text:span text:style-name="T77">iostat <text:s text:c="38"/></text:span><text:span text:style-name="T104">#</text:span> to display the which disk reding and writing and how much(per second)</text:p>
      <text:p text:style-name="P94"><text:span text:style-name="Source_20_Text"><text:span text:style-name="T565">E</text:span></text:span><text:span text:style-name="Source_20_Text"><text:span text:style-name="T566">xa</text:span></text:span><text:span text:style-name="Source_20_Text"><text:span text:style-name="T399">: </text:span></text:span><text:span text:style-name="Source_20_Text"><text:span text:style-name="T510">iostat 5</text:span></text:span><text:span text:style-name="Source_20_Text"><text:span text:style-name="T399"> <text:s text:c="41"/></text:span></text:span><text:span text:style-name="Source_20_Text"><text:span text:style-name="T511"># </text:span></text:span><text:span text:style-name="Source_20_Text"><text:span text:style-name="T399">to get information in each 5 seconds</text:span></text:span></text:p>
      <text:p text:style-name="P61"><text:span text:style-name="Source_20_Text"><text:span text:style-name="T399"/></text:span></text:p>
      <text:p text:style-name="P62"><text:span text:style-name="Source_20_Text"><text:span text:style-name="T402">We can kill the process using kill command with process ID.</text:span></text:span></text:p>
      <text:p text:style-name="P62"><text:span text:style-name="Source_20_Text"><text:span text:style-name="T402"/></text:span></text:p>
      <text:p text:style-name="P62"><text:span text:style-name="Source_20_Text"><text:span text:style-name="T557">Exa</text:span></text:span><text:span text:style-name="Source_20_Text"><text:span text:style-name="T402">: </text:span></text:span><text:span text:style-name="Source_20_Text"><text:span text:style-name="T294">kill 731</text:span></text:span></text:p>
      <text:p text:style-name="P62"><text:span text:style-name="Source_20_Text"><text:span text:style-name="T294"/></text:span></text:p>
      <text:p text:style-name="P62"><text:span text:style-name="Source_20_Text"><text:span text:style-name="T294"/></text:span></text:p>
      <text:p text:style-name="P239"><text:span text:style-name="T102">sudo </text:span><text:span text:style-name="T77">vmstat</text:span> <text:s text:c="30"/><text:span text:style-name="T617">#</text:span> it will show status information. we can use <text:span text:style-name="T77">vmstat -1</text:span> to see the status</text:p>
      <text:p text:style-name="P239"><text:s text:c="53"/>in every one second</text:p>
      <text:p text:style-name="P239"/>
      <text:p text:style-name="P238"><text:span text:style-name="T102">sudo </text:span><text:span text:style-name="T77">lsof <text:s text:c="36"/></text:span><text:span text:style-name="T102">#</text:span> list of opening files</text:p>
      <text:p text:style-name="P238"/>
      <text:p text:style-name="P238"><text:span text:style-name="T102">sudo </text:span><text:span text:style-name="T77">yum install tcpdump</text:span> <text:s text:c="6"/><text:span text:style-name="T617">#</text:span> to install tcpdump</text:p>
      <text:p text:style-name="P238"/>
      <text:p text:style-name="P239"><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39"><text:s text:c="54"/>check NW input and output on port 80, <text:s/>tcpdump kingyuvi.com) </text:p>
      <text:p text:style-name="P239"/>
      <text:p text:style-name="P411"><text:span text:style-name="T143">sudo tcpdump –D</text:span><text:span text:style-name="T618"> <text:s text:c="29"/></text:span><text:span text:style-name="T619"># </text:span><text:span text:style-name="T620">list out the number of available network interface on the system</text:span></text:p>
      <text:p text:style-name="P411"><text:span text:style-name="T145">sudo tcpdump -i wlan0 <text:s/></text:span><text:span text:style-name="T620"><text:s text:c="31"/></text:span><text:span text:style-name="T621">#</text:span><text:span text:style-name="T620"> capture packets from specific network interface</text:span></text:p>
      <text:p text:style-name="P411"><text:span text:style-name="T143">sudo tcpdump -c 10 -i wlan0 <text:s text:c="23"/></text:span><text:span text:style-name="T144">#</text:span><text:span text:style-name="T618"> </text:span><text:span text:style-name="T620">capture specific number(10) of packets using -c option</text:span></text:p>
      <text:p text:style-name="P411"><text:span text:style-name="T143">sudo tcpdump -w packet.pcap -i wlan0 <text:s text:c="2"/></text:span><text:span text:style-name="T618"><text:s text:c="3"/></text:span><text:span text:style-name="T619">#</text:span><text:span text:style-name="T618"> </text:span><text:span text:style-name="T620">capture and save packet in .pcap file format.</text:span></text:p>
      <text:p text:style-name="P411"><text:span text:style-name="T143">sudo tcpdump -r packet.pcap </text:span><text:span text:style-name="T618"><text:s text:c="21"/></text:span><text:span text:style-name="T619"># </text:span><text:span text:style-name="T618">to read .pcap file</text:span></text:p>
      <text:p text:style-name="P411"><text:span text:style-name="T143">sudo tcpdump -i wlan0 port 22 </text:span><text:span text:style-name="T618"><text:s text:c="18"/></text:span><text:span text:style-name="T619">#</text:span><text:span text:style-name="T620"> capture packets from specific port</text:span></text:p>
      <text:p text:style-name="P411"><text:span text:style-name="T143">sudo tcpdump -i wlan0 tcp </text:span><text:span text:style-name="T618"><text:s text:c="25"/></text:span><text:span text:style-name="T619"># </text:span><text:span text:style-name="T620">capture only TCp packets</text:span></text:p>
      <text:p text:style-name="P411"><text:span text:style-name="T143">sudo tcpdump -n -i wlan0 </text:span><text:span text:style-name="T618"><text:s text:c="27"/></text:span><text:span text:style-name="T619">#</text:span><text:span text:style-name="T618"> </text:span><text:span text:style-name="T620">capture packets with IP address(-n)</text:span></text:p>
      <text:p text:style-name="P238"><text:span text:style-name="T581">yum install net-tools <text:s text:c="41"/></text:span><text:span text:style-name="T582">#</text:span><text:span text:style-name="T580"> <text:s text:c="2"/>to install net tools</text:span></text:p>
      <text:p text:style-name="P239"><text:span text:style-name="T103">sudo </text:span><text:span text:style-name="T77">netstat</text:span> <text:s text:c="55"/><text:span text:style-name="T622"># </text:span>list of all connection of server </text:p>
      <text:p text:style-name="P238"><text:span text:style-name="T102">sudo </text:span><text:span text:style-name="T77">netstat -tulpn</text:span> <text:s text:c="43"/><text:span text:style-name="T617"># </text:span>It will list only tcp and udp port are open and listening.</text:p>
      <text:p text:style-name="P156"><text:span text:style-name="Source_20_Text"><text:span text:style-name="T251"/></text:span></text:p>
      <text:p text:style-name="P156"><text:span text:style-name="Source_20_Text"><text:span text:style-name="T269">su</text:span></text:span><text:span text:style-name="Source_20_Text"><text:span text:style-name="T273">do </text:span></text:span><text:span text:style-name="Source_20_Text"><text:span text:style-name="T269">netstat -at <text:s text:c="32"/># </text:span></text:span><text:span text:style-name="Source_20_Text"><text:span text:style-name="T255">It will list all tcp port system currentily listening </text:span></text:span><text:span text:style-name="Source_20_Text"><text:span text:style-name="T273">a</text:span></text:span><text:span text:style-name="Source_20_Text"><text:span text:style-name="T259">= all </text:span></text:span><text:span text:style-name="Source_20_Text"><text:span text:style-name="T273"><text:s text:c="2"/>t</text:span></text:span><text:span text:style-name="Source_20_Text"><text:span text:style-name="T259">=tcp</text:span></text:span></text:p>
      <text:p text:style-name="P156"><text:span text:style-name="Source_20_Text"><text:span text:style-name="T269"/></text:span></text:p>
      <text:p text:style-name="P156"><text:span text:style-name="Source_20_Text"><text:span text:style-name="T274">sudo </text:span></text:span><text:span text:style-name="Source_20_Text"><text:span text:style-name="T269">netstat -au <text:s text:c="31"/></text:span></text:span><text:span text:style-name="Source_20_Text"><text:span text:style-name="T274">#</text:span></text:span><text:span text:style-name="Source_20_Text"><text:span text:style-name="T269"> </text:span></text:span><text:span text:style-name="Source_20_Text"><text:span text:style-name="T255">It will list all udp port system curentily listening</text:span></text:span><text:span text:style-name="Source_20_Text"><text:span text:style-name="T269">. </text:span></text:span><text:span text:style-name="Source_20_Text"><text:span text:style-name="T274">u= </text:span></text:span><text:span text:style-name="Source_20_Text"><text:span text:style-name="T260">udp</text:span></text:span></text:p>
      <text:p text:style-name="P156"><text:span text:style-name="Source_20_Text"><text:span text:style-name="T269"/></text:span></text:p>
      <text:p text:style-name="P156"><text:span text:style-name="Source_20_Text"><text:span text:style-name="T275">sudo </text:span></text:span><text:span text:style-name="Source_20_Text"><text:span text:style-name="T270">netstat -lx <text:s text:c="31"/># </text:span></text:span><text:span text:style-name="Source_20_Text"><text:span text:style-name="T256">It will list unix listening port. </text:span></text:span><text:span text:style-name="Source_20_Text"><text:span text:style-name="T275">l</text:span></text:span><text:span text:style-name="Source_20_Text"><text:span text:style-name="T261">= listening </text:span></text:span><text:span text:style-name="Source_20_Text"><text:span text:style-name="T275">x=</text:span></text:span><text:span text:style-name="Source_20_Text"><text:span text:style-name="T261">unix</text:span></text:span></text:p>
      <text:p text:style-name="P156"><text:span text:style-name="Source_20_Text"><text:span text:style-name="T256"/></text:span></text:p>
      <text:p text:style-name="P156"><text:span text:style-name="Source_20_Text"><text:span text:style-name="T275">sudo </text:span></text:span><text:span text:style-name="Source_20_Text"><text:span text:style-name="T271">netstat -</text:span></text:span><text:span text:style-name="Source_20_Text"><text:span text:style-name="T272">s</text:span></text:span><text:span text:style-name="Source_20_Text"><text:span text:style-name="T271"> | more </text:span></text:span><text:span text:style-name="Source_20_Text"><text:span text:style-name="T257"><text:s text:c="20"/># It will list port protocol wise.</text:span></text:span></text:p>
      <text:p text:style-name="P156"><text:span text:style-name="Source_20_Text"><text:span text:style-name="T257"/></text:span></text:p>
      <text:p text:style-name="P143"><text:span text:style-name="Source_20_Text"><text:span text:style-name="T361">sudo </text:span></text:span><text:span text:style-name="Source_20_Text"><text:span text:style-name="T342">netstat -su <text:s text:c="29"/># </text:span></text:span><text:span text:style-name="Source_20_Text"><text:span text:style-name="T462">It will list the</text:span></text:span><text:span text:style-name="Source_20_Text"><text:span text:style-name="T342"> port </text:span></text:span><text:span text:style-name="Source_20_Text"><text:span text:style-name="T462">with</text:span></text:span><text:span text:style-name="Source_20_Text"><text:span text:style-name="T342"> PID </text:span></text:span><text:span text:style-name="Source_20_Text"><text:span text:style-name="T462">and protocol wise</text:span></text:span></text:p>
      <text:p text:style-name="P143"><text:span text:style-name="Source_20_Text"><text:span text:style-name="T462"/></text:span></text:p>
      <text:p text:style-name="P143"><text:span text:style-name="Source_20_Text"><text:span text:style-name="T361">sudo </text:span></text:span><text:span text:style-name="Source_20_Text"><text:span text:style-name="T343">netstat -r</text:span></text:span><text:span text:style-name="Source_20_Text"><text:span text:style-name="T463"> <text:s text:c="30"/># I</text:span></text:span><text:span text:style-name="Source_20_Text"><text:span text:style-name="T478">t</text:span></text:span><text:span text:style-name="Source_20_Text"><text:span text:style-name="T463"> will display kernel IP routing table.</text:span></text:span></text:p>
      <text:p text:style-name="P143"><text:span text:style-name="Source_20_Text"><text:span text:style-name="T463"/></text:span></text:p>
      <text:p text:style-name="P143"><text:span text:style-name="Source_20_Text"><text:span text:style-name="T363">s</text:span></text:span><text:span text:style-name="Source_20_Text"><text:span text:style-name="T362">udo </text:span></text:span><text:span text:style-name="Source_20_Text"><text:span text:style-name="T344">netstat -i <text:s text:c="27"/></text:span></text:span><text:span text:style-name="Source_20_Text"><text:span text:style-name="T464"><text:s text:c="2"/># It will display Kernel Interface table (with tranction or trafic)</text:span></text:span></text:p>
      <text:p text:style-name="P143"><text:span text:style-name="Source_20_Text"><text:span text:style-name="T464"/></text:span></text:p>
      <text:p text:style-name="P143"><text:span text:style-name="Source_20_Text"><text:span text:style-name="T364">sudo </text:span></text:span><text:span text:style-name="Source_20_Text"><text:span text:style-name="T345">netstat -g </text:span></text:span><text:span text:style-name="Source_20_Text"><text:span text:style-name="T465"><text:s text:c="27"/># It will display IPV4/IPV6 group membership</text:span></text:span></text:p>
      <text:p text:style-name="P143"><text:span text:style-name="Source_20_Text"><text:span text:style-name="T464"/></text:span></text:p>
      <text:p text:style-name="P143"><text:span text:style-name="Source_20_Text"><text:span text:style-name="T365">sudo </text:span></text:span><text:span text:style-name="Source_20_Text"><text:span text:style-name="T346">rute -n </text:span></text:span><text:span text:style-name="Source_20_Text"><text:span text:style-name="T466"><text:s text:c="30"/></text:span></text:span><text:span text:style-name="Source_20_Text"><text:span text:style-name="T479">#</text:span></text:span><text:span text:style-name="Source_20_Text"><text:span text:style-name="T466"> It is similar as </text:span></text:span><text:span text:style-name="Source_20_Text"><text:span text:style-name="T346">netstat -r</text:span></text:span><text:span text:style-name="Source_20_Text"><text:span text:style-name="T466">. It will display kernel IP routing table</text:span></text:span></text:p>
      <text:p text:style-name="P143"><text:span text:style-name="Source_20_Text"><text:span text:style-name="T466"/></text:span></text:p>
      <text:p text:style-name="P242"/>
      <text:p text:style-name="P74"><text:span text:style-name="Source_20_Text"><text:span text:style-name="T346"/></text:span></text:p>
      <text:p text:style-name="P143"><text:span text:style-name="Source_20_Text"><text:span text:style-name="T366">sudo </text:span></text:span><text:span text:style-name="Source_20_Text"><text:span text:style-name="T347">traceroute &lt;IP/URL/FQDN&gt;</text:span></text:span><text:span text:style-name="Source_20_Text"><text:span text:style-name="T467"> <text:s text:c="2"/># It will track how I’m reaching the specified destination</text:span></text:span></text:p>
      <text:p text:style-name="P143"><text:span text:style-name="Source_20_Text"><text:span text:style-name="T467"><text:s text:c="3"/></text:span></text:span></text:p>
      <text:p text:style-name="P143"><text:soft-page-break/><text:span text:style-name="Source_20_Text"><text:span text:style-name="T467"><text:s text:c="6"/></text:span></text:span><text:span text:style-name="Source_20_Text"><text:span text:style-name="T558">Exa</text:span></text:span><text:span text:style-name="Source_20_Text"><text:span text:style-name="T467">: </text:span></text:span><text:span text:style-name="Source_20_Text"><text:span text:style-name="T347">traceroute 8.8.8.8</text:span></text:span></text:p>
      <text:p text:style-name="P143"><text:span text:style-name="Source_20_Text"><text:span text:style-name="T347"/></text:span></text:p>
      <text:p text:style-name="P143"><text:span text:style-name="Source_20_Text"><text:span text:style-name="T367">sudo </text:span></text:span><text:span text:style-name="Source_20_Text"><text:span text:style-name="T348">ip route add</text:span></text:span><text:span text:style-name="Source_20_Text"><text:span text:style-name="T468"> <text:s text:c="22"/># Used to add route in routing table.</text:span></text:span></text:p>
      <text:p text:style-name="P155"><text:span text:style-name="Source_20_Text"><text:span text:style-name="T258"/></text:span></text:p>
      <text:p text:style-name="P238"><text:span text:style-name="T102">sudo </text:span><text:span text:style-name="T77">ss <text:s text:c="39"/></text:span><text:span text:style-name="T104">#</text:span> it is the same as netstat. Here also we can use <text:span text:style-name="T77">-tulpn</text:span></text:p>
      <text:p text:style-name="P238"/>
      <text:p text:style-name="P243"><text:span text:style-name="T108">sudo </text:span><text:span text:style-name="T77">ss –t –o</text:span> <text:s text:c="29"/><text:span text:style-name="T624">#</text:span> <text:s/>to see the all active connection in your system</text:p>
      <text:p text:style-name="P238"/>
      <text:p text:style-name="P238"><text:span text:style-name="T105">sudo </text:span><text:span text:style-name="T77">iftop <text:s text:c="34"/></text:span><text:span text:style-name="T105">#</text:span> to list network usage by connecions</text:p>
      <text:p text:style-name="P238"/>
      <text:p text:style-name="P238"><text:span text:style-name="T105">sudo </text:span><text:span text:style-name="T77">nethogs <text:s/></text:span><text:s text:c="28"/><text:span text:style-name="T623">#</text:span> to identify which application is hugging all your bandwidth.</text:p>
      <text:p text:style-name="P238"/>
      <text:p text:style-name="P72"><text:span text:style-name="Source_20_Text"><text:span text:style-name="T294"><text:s text:c="14"/></text:span></text:span><text:span text:style-name="Source_20_Text"><text:span text:style-name="T368">sudo </text:span></text:span><text:span text:style-name="Source_20_Text"><text:span text:style-name="T369">i</text:span></text:span><text:span text:style-name="Source_20_Text"><text:span text:style-name="T294">ptra</text:span></text:span><text:span text:style-name="Source_20_Text"><text:span text:style-name="T369">f</text:span></text:span><text:span text:style-name="Source_20_Text"><text:span text:style-name="T294">-ng <text:s text:c="26"/></text:span></text:span><text:span text:style-name="Source_20_Text"><text:span text:style-name="T368">#</text:span></text:span><text:span text:style-name="Source_20_Text"><text:span text:style-name="T402"> to monitor the IP traffic interface wise.</text:span></text:span></text:p>
      <text:p text:style-name="P72"><text:span text:style-name="Source_20_Text"><text:span text:style-name="T402"/></text:span></text:p>
      <text:p text:style-name="P75"><text:span text:style-name="Source_20_Text"><text:span text:style-name="T402"><text:s text:c="12"/></text:span></text:span><text:span text:style-name="Source_20_Text"><text:span text:style-name="T294"><text:s text:c="2"/></text:span></text:span><text:span text:style-name="Source_20_Text"><text:span text:style-name="T372">sudo </text:span></text:span><text:span text:style-name="Source_20_Text"><text:span text:style-name="T294">nmap localhost <text:s/></text:span></text:span><text:span text:style-name="Source_20_Text"><text:span text:style-name="T402"><text:s text:c="18"/></text:span></text:span><text:span text:style-name="Source_20_Text"><text:span text:style-name="T481">#</text:span></text:span><text:span text:style-name="Source_20_Text"><text:span text:style-name="T402"> it will display which service is running on which port.</text:span></text:span></text:p>
      <text:p text:style-name="P75"><text:span text:style-name="Source_20_Text"><text:span text:style-name="T481"><text:s text:c="13"/></text:span></text:span></text:p>
      <text:p text:style-name="P75"><text:span text:style-name="Source_20_Text"><text:span text:style-name="T481"><text:s text:c="14"/></text:span></text:span><text:span text:style-name="Source_20_Text"><text:span text:style-name="T372">sudo </text:span></text:span><text:span text:style-name="Source_20_Text"><text:span text:style-name="T294">aureport --failed <text:s text:c="2"/></text:span></text:span><text:span text:style-name="Source_20_Text"><text:span text:style-name="T402"><text:s text:c="15"/></text:span></text:span><text:span text:style-name="Source_20_Text"><text:span text:style-name="T481">#</text:span></text:span><text:span text:style-name="Source_20_Text"><text:span text:style-name="T402"> to see the all failed attempted</text:span></text:span></text:p>
      <text:p text:style-name="P75"><text:span text:style-name="Source_20_Text"><text:span text:style-name="T402"><text:s text:c="7"/></text:span></text:span></text:p>
      <text:p text:style-name="P76"><text:span text:style-name="Source_20_Text"><text:span text:style-name="T402"><text:s text:c="14"/></text:span></text:span><text:span text:style-name="Source_20_Text"><text:span text:style-name="T371">sudo</text:span></text:span><text:span text:style-name="Source_20_Text"><text:span text:style-name="T482"> </text:span></text:span><text:span text:style-name="Source_20_Text"><text:span text:style-name="T294">aureport –f –I <text:s text:c="20"/></text:span></text:span><text:span text:style-name="Source_20_Text"><text:span text:style-name="T371">#</text:span></text:span><text:span text:style-name="Source_20_Text"><text:span text:style-name="T402"> to see the failed attempt with user name and service.</text:span></text:span></text:p>
      <text:p text:style-name="P76"><text:span text:style-name="Source_20_Text"><text:span text:style-name="T258"/></text:span></text:p>
      <text:p text:style-name="P72"><text:span text:style-name="Source_20_Text"><text:span text:style-name="T402"><text:s text:c="14"/></text:span></text:span></text:p>
      <text:p text:style-name="P73"><text:span text:style-name="Source_20_Text"><text:span text:style-name="T402"><text:s text:c="14"/></text:span></text:span><text:span text:style-name="Source_20_Text"><text:span text:style-name="T370">sudo</text:span></text:span><text:span text:style-name="Source_20_Text"><text:span text:style-name="T480"> </text:span></text:span><text:span text:style-name="Source_20_Text"><text:span text:style-name="T294">apt install sysstat <text:s text:c="11"/></text:span></text:span><text:span text:style-name="Source_20_Text"><text:span text:style-name="T370"># </text:span></text:span><text:span text:style-name="Source_20_Text"><text:span text:style-name="T480">to install sysstat for using</text:span></text:span><text:span text:style-name="Source_20_Text"><text:span text:style-name="T370"> sar</text:span></text:span></text:p>
      <text:p text:style-name="P73"><text:span text:style-name="Source_20_Text"><text:span text:style-name="T370"/></text:span></text:p>
      <text:p text:style-name="P238"><text:span text:style-name="T106">sudo </text:span><text:span text:style-name="T77">sar <text:s text:c="34"/></text:span><text:span text:style-name="T106"># </text:span>is used for collect and reporting system utilization.</text:p>
      <text:p text:style-name="P244"><text:s text:c="15"/></text:p>
      <text:p text:style-name="P238"><text:span text:style-name="T107">sudo </text:span><text:span text:style-name="T77">sar –u 1 3 <text:s/></text:span><text:s text:c="20"/># This will show the cpu utilization in every 1 seconds for 3 iteration.</text:p>
      <text:p text:style-name="P238"/>
      <text:p text:style-name="P238"><text:span text:style-name="T107">sudo </text:span><text:span text:style-name="T77">sar –r 1 3</text:span> <text:s text:c="21"/># to see the memory utilization and –d <text:s/>for dick utilization<text:tab/></text:p>
      <text:p text:style-name="P238"/>
      <text:p text:style-name="P491">Q. Hot see the utilization report of a particular date and time?</text:p>
      <text:p text:style-name="P238"/>
      <text:p text:style-name="P241"><text:s/><text:span text:style-name="T77"><text:s/>sar –f /var/log/sa/sa10 –s 10:00:01 –e 11:00:01 </text:span><text:s text:c="13"/># It will show the reports of 10<text:span text:style-name="T188">th</text:span> of the month</text:p>
      <text:p text:style-name="P241"><text:s text:c="95"/>from 10 O’clock to 11 O’clock.</text:p>
      <text:p text:style-name="P410"><text:span text:style-name="T594">Note: s</text:span><text:span text:style-name="T593">ar data will override monthly(exa: 1</text:span><text:span text:style-name="T189">st</text:span><text:span text:style-name="T593"> of this month data will override next month 1</text:span><text:span text:style-name="T189">st</text:span><text:span text:style-name="T593">)</text:span></text:p>
      <text:p text:style-name="P62"><text:span text:style-name="Source_20_Text"><text:span text:style-name="T294"/></text:span></text:p>
      <text:p text:style-name="P62"><text:span text:style-name="Source_20_Text"><text:span text:style-name="T294"/></text:span></text:p>
      <text:p text:style-name="P63"><text:span text:style-name="Source_20_Text"><text:span text:style-name="T491">System Log files</text:span></text:span></text:p>
      <text:p text:style-name="P63"><text:span text:style-name="Source_20_Text"><text:span text:style-name="T491"/></text:span></text:p>
      <text:p text:style-name="P63"><text:span text:style-name="Source_20_Text"><text:span text:style-name="T491"/></text:span></text:p>
      <text:p text:style-name="P63"><text:span text:style-name="Source_20_Text"><text:span text:style-name="T403">Log files are very help fuul to troublee shoot the issue.</text:span></text:span></text:p>
      <text:p text:style-name="P63"><text:span text:style-name="Source_20_Text"><text:span text:style-name="T403"/></text:span></text:p>
      <text:p text:style-name="P63"><text:span text:style-name="Source_20_Text"><text:span text:style-name="T295">cat /var/log/syslog</text:span></text:span><text:span text:style-name="Source_20_Text"><text:span text:style-name="T403"> <text:s text:c="6"/># it will display all system logs</text:span></text:span></text:p>
      <text:p text:style-name="P63"><text:span text:style-name="Source_20_Text"><text:span text:style-name="T295">tail /var/log/syslog </text:span></text:span><text:span text:style-name="Source_20_Text"><text:span text:style-name="T403"><text:s text:c="5"/># It will display the latest(end part of log file) system logs</text:span></text:span></text:p>
      <text:p text:style-name="P64"><text:span text:style-name="Source_20_Text"><text:span text:style-name="T296">gep “Error” </text:span></text:span><text:span text:style-name="Source_20_Text"><text:span text:style-name="T295">/var/log/syslog</text:span></text:span><text:span text:style-name="Source_20_Text"><text:span text:style-name="T403"> </text:span></text:span><text:span text:style-name="Source_20_Text"><text:span text:style-name="T404"><text:s/># It will display the lines which have the woer Error.</text:span></text:span></text:p>
      <text:p text:style-name="P64"><text:span text:style-name="Source_20_Text"><text:span text:style-name="T404"/></text:span></text:p>
      <text:p text:style-name="P65"><text:span text:style-name="Source_20_Text"><text:span text:style-name="T297">dpkg.log</text:span></text:span><text:span text:style-name="Source_20_Text"><text:span text:style-name="T405"> : it has the logs of all application installed.</text:span></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oft-page-break/><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6"><text:span text:style-name="Source_20_Text"><text:span text:style-name="T492">cronntab</text:span></text:span></text:p>
      <text:p text:style-name="P66"><text:span text:style-name="Source_20_Text"><text:span text:style-name="T492"/></text:span></text:p>
      <text:p text:style-name="P66"><text:span text:style-name="Source_20_Text"><text:span text:style-name="T298">crontab -l </text:span></text:span><text:span text:style-name="Source_20_Text"><text:span text:style-name="T406"><text:s text:c="4"/># It will list the all crontab</text:span></text:span></text:p>
      <text:p text:style-name="P67"><text:span text:style-name="Source_20_Text"><text:span text:style-name="T407"/></text:span></text:p>
      <text:p text:style-name="P67"><text:span text:style-name="Source_20_Text"><text:span text:style-name="T535">Q. How to set the crontab?</text:span></text:span></text:p>
      <text:p text:style-name="P67"><text:span text:style-name="Source_20_Text"><text:span text:style-name="T407"/></text:span></text:p>
      <text:p text:style-name="P68"><text:span text:style-name="Source_20_Text"><text:span text:style-name="T407">Ans: 1.</text:span></text:span><text:span text:style-name="Source_20_Text"><text:span text:style-name="T358"> crontab -e</text:span></text:span><text:span text:style-name="Source_20_Text"><text:span text:style-name="T407"> <text:s text:c="4"/>- then select the editor by choogin</text:span></text:span><text:span text:style-name="Source_20_Text"><text:span text:style-name="T400">g</text:span></text:span><text:span text:style-name="Source_20_Text"><text:span text:style-name="T407"> the number. </text:span></text:span><text:span text:style-name="Source_20_Text"><text:span text:style-name="T400">This need to select</text:span></text:span></text:p>
      <text:p text:style-name="P68"><text:span text:style-name="Source_20_Text"><text:span text:style-name="T400"><text:s text:c="25"/>once for 1</text:span></text:span><text:span text:style-name="Source_20_Text"><text:span text:style-name="T193">st</text:span></text:span><text:span text:style-name="Source_20_Text"><text:span text:style-name="T400"> time</text:span></text:span></text:p>
      <text:p text:style-name="P68"><text:span text:style-name="Source_20_Text"><text:span text:style-name="T400"/></text:span></text:p>
      <text:p text:style-name="P67"><text:span text:style-name="Source_20_Text"><text:span text:style-name="T407"><text:s text:c="25"/>1. /bin/nano <text:s text:c="7"/>&lt;---- easiest</text:span></text:span></text:p>
      <text:p text:style-name="P67"><text:span text:style-name="Source_20_Text"><text:span text:style-name="T407"><text:s text:c="25"/>2. /usr/bin/vim.basic</text:span></text:span></text:p>
      <text:p text:style-name="P67"><text:span text:style-name="Source_20_Text"><text:span text:style-name="T407"><text:s text:c="25"/>3. /usr/bin/vim.tiny</text:span></text:span></text:p>
      <text:p text:style-name="P67"><text:span text:style-name="Source_20_Text"><text:span text:style-name="T407"><text:s text:c="25"/>4. /bin/ed</text:span></text:span></text:p>
      <text:p text:style-name="P67"><text:span text:style-name="Source_20_Text"><text:span text:style-name="T407"/></text:span></text:p>
      <text:p text:style-name="P67"><text:span text:style-name="Source_20_Text"><text:span text:style-name="T407"><text:s text:c="25"/>Choose 1-4 [1]: </text:span></text:span></text:p>
      <text:p text:style-name="P67"><text:span text:style-name="Source_20_Text"><text:span text:style-name="T408"><text:s text:c="6"/>2. inside the file add your cronjob.</text:span></text:span></text:p>
      <text:p text:style-name="P1"><text:span text:style-name="Source_20_Text"><text:span text:style-name="T559">Exa</text:span></text:span><text:span text:style-name="Source_20_Text"><text:span text:style-name="T408">: </text:span></text:span><text:span text:style-name="Source_20_Text"><text:span text:style-name="T359">10 12 * * * sudo apt-get update </text:span></text:span><text:span text:style-name="Source_20_Text"><text:span text:style-name="T408"><text:s text:c="3"/></text:span></text:span></text:p>
      <text:p text:style-name="P106"><text:span text:style-name="Source_20_Text"><text:span text:style-name="T409"># it will execute the specified <text:s text:c="33"/>command on everyday 12:10</text:span></text:span></text:p>
      <text:p text:style-name="P1"><text:span text:style-name="Source_20_Text"><text:span text:style-name="T409"/></text:span></text:p>
      <text:p text:style-name="P1"><text:span text:style-name="Source_20_Text"><text:span text:style-name="T409"/></text:span></text:p>
      <text:p text:style-name="P2"><text:span text:style-name="Source_20_Text"><text:span text:style-name="T410">We can check the cron job status by using below command.</text:span></text:span></text:p>
      <text:p text:style-name="P2"><text:span text:style-name="Source_20_Text"><text:span text:style-name="T410"/></text:span></text:p>
      <text:p text:style-name="P2"><text:span text:style-name="Source_20_Text"><text:span text:style-name="T299">tail /var/log/syslog</text:span></text:span></text:p>
      <text:p text:style-name="P2"><text:span text:style-name="Source_20_Text"><text:span text:style-name="T299"/></text:span></text:p>
      <text:p text:style-name="P3"><text:span text:style-name="Source_20_Text"><text:span text:style-name="T300">cat /var/log/syslog | grep CRON</text:span></text:span></text:p>
      <text:p text:style-name="P3"><text:span text:style-name="Source_20_Text"><text:span text:style-name="T300"/></text:span></text:p>
      <text:h text:style-name="P37" text:outline-level="2"><text:span text:style-name="Source_20_Text"><text:span text:style-name="T375">Update software to provide required functionality</text:span></text:span></text:h>
      <text:p text:style-name="P3"><text:span text:style-name="Source_20_Text"><text:span text:style-name="T245"/></text:span></text:p>
      <text:p text:style-name="P14"><text:span text:style-name="Source_20_Text"><text:span text:style-name="T493">Debian/Ubuntu</text:span></text:span></text:p>
      <text:p text:style-name="P3"><text:span text:style-name="Source_20_Text"><text:span text:style-name="T245"/></text:span></text:p>
      <text:p text:style-name="P3"><text:span text:style-name="Source_20_Text"><text:span text:style-name="T245"/></text:span></text:p>
      <text:p text:style-name="P4"><text:span text:style-name="Source_20_Text"><text:span text:style-name="T301">dpkg</text:span></text:span><text:span text:style-name="Source_20_Text"><text:span text:style-name="T411"> : Package Manager for debian</text:span></text:span><text:span text:style-name="Source_20_Text"><text:span text:style-name="T412">(for single package </text:span></text:span><text:span text:style-name="Source_20_Text"><text:span text:style-name="T413">at a time</text:span></text:span><text:span text:style-name="Source_20_Text"><text:span text:style-name="T412">)</text:span></text:span></text:p>
      <text:p text:style-name="P5"><text:span text:style-name="Source_20_Text"><text:span text:style-name="T414"/></text:span></text:p>
      <text:p text:style-name="P5"><text:span text:style-name="Source_20_Text"><text:span text:style-name="T302">sudo dpkg -l</text:span></text:span><text:span text:style-name="Source_20_Text"><text:span text:style-name="T414"> <text:s text:c="3"/># It will list all the packages installed in the system.</text:span></text:span></text:p>
      <text:p text:style-name="P6"><text:span text:style-name="Source_20_Text"><text:span text:style-name="T303">aptitude </text:span></text:span><text:span text:style-name="Source_20_Text"><text:span text:style-name="T415"><text:s text:c="7"/># It will show all the application installe</text:span></text:span><text:span text:style-name="Source_20_Text"><text:span text:style-name="T416">d</text:span></text:span><text:span text:style-name="Source_20_Text"><text:span text:style-name="T415"> and what all are <text:s text:c="13"/>application needs to update in </text:span></text:span><text:span text:style-name="Source_20_Text"><text:span text:style-name="T303">Graphical</text:span></text:span><text:span text:style-name="Source_20_Text"><text:span text:style-name="T415"> format </text:span></text:span><text:span text:style-name="Source_20_Text"><text:span text:style-name="T417">and we can chose the package to update.</text:span></text:span></text:p>
      <text:p text:style-name="P6"><text:span text:style-name="Source_20_Text"><text:span text:style-name="T415"/></text:span></text:p>
      <text:p text:style-name="P7"><text:span text:style-name="Source_20_Text"><text:span text:style-name="T304">apt-get update</text:span></text:span><text:span text:style-name="Source_20_Text"><text:span text:style-name="T417"> # It Will update all installed packages.</text:span></text:span></text:p>
      <text:p text:style-name="P7"><text:span text:style-name="Source_20_Text"><text:span text:style-name="T417"/></text:span></text:p>
      <text:p text:style-name="P8"><text:span text:style-name="Source_20_Text"><text:span text:style-name="T305">apt-get purge &lt;pkg_name&gt;</text:span></text:span><text:span text:style-name="Source_20_Text"><text:span text:style-name="T418"> : IT will completily(with all files) remove the package from system.</text:span></text:span></text:p>
      <text:p text:style-name="P8"><text:span text:style-name="Source_20_Text"><text:span text:style-name="T418"/></text:span></text:p>
      <text:p text:style-name="P9"><text:span text:style-name="Source_20_Text"><text:span text:style-name="T306">apt-get download &lt;pkg_name&gt; </text:span></text:span><text:span text:style-name="Source_20_Text"><text:span text:style-name="T419"><text:s text:c="2"/>: To download the specified package.</text:span></text:span></text:p>
      <text:p text:style-name="P9"><text:span text:style-name="Source_20_Text"><text:span text:style-name="T419"/></text:span></text:p>
      <text:p text:style-name="P10"><text:span text:style-name="Source_20_Text"><text:span text:style-name="T307">apt-get changelog &lt;pkg_name&gt;</text:span></text:span><text:span text:style-name="Source_20_Text"><text:span text:style-name="T420"> <text:s text:c="2"/>: To check the all resent changes or modification doen of particular pacakge.</text:span></text:span></text:p>
      <text:p text:style-name="P10"><text:span text:style-name="Source_20_Text"><text:span text:style-name="T420"/></text:span></text:p>
      <text:p text:style-name="P11"><text:span text:style-name="Source_20_Text"><text:span text:style-name="T308">ap-get build-dep &lt;pkg_name&gt;</text:span></text:span><text:span text:style-name="Source_20_Text"><text:span text:style-name="T421"> : To list all dependancy for the specified package and download all dependency.</text:span></text:span></text:p>
      <text:p text:style-name="P11"><text:span text:style-name="Source_20_Text"><text:span text:style-name="T421"/></text:span></text:p>
      <text:p text:style-name="P12"><text:soft-page-break/><text:span text:style-name="Source_20_Text"><text:span text:style-name="T422">Note: all debian archibe package will stored in </text:span></text:span><text:span text:style-name="Source_20_Text"><text:span text:style-name="T309">/var/cache/apt/archives</text:span></text:span></text:p>
      <text:p text:style-name="P12"><text:span text:style-name="Source_20_Text"><text:span text:style-name="T309"/></text:span></text:p>
      <text:p text:style-name="P13"><text:span text:style-name="Source_20_Text"><text:span text:style-name="T309">/var/cache/apt</text:span></text:span><text:span text:style-name="Source_20_Text"><text:span text:style-name="T310"># apt-get autoclean <text:s text:c="3"/># </text:span></text:span><text:span text:style-name="Source_20_Text"><text:span text:style-name="T423">To clean out the archive</text:span></text:span></text:p>
      <text:p text:style-name="P13"><text:span text:style-name="Source_20_Text"><text:span text:style-name="T423"/></text:span></text:p>
      <text:p text:style-name="P14"><text:span text:style-name="Source_20_Text"><text:span text:style-name="T493">Redhat/CenOS</text:span></text:span></text:p>
      <text:p text:style-name="P34"><text:span text:style-name="Source_20_Text"><text:span text:style-name="T310">Yum:</text:span></text:span><text:span text:style-name="Source_20_Text"><text:span text:style-name="T423"> Yellowdog Updater Modified</text:span></text:span></text:p>
      <text:p text:style-name="P15"><text:span text:style-name="Source_20_Text"><text:span text:style-name="T311">yum </text:span></text:span><text:span text:style-name="Source_20_Text"><text:span text:style-name="T424">&amp;</text:span></text:span><text:span text:style-name="Source_20_Text"><text:span text:style-name="T311"> rpm </text:span></text:span><text:span text:style-name="Source_20_Text"><text:span text:style-name="T424"><text:s text:c="8"/># are the package manager for redhat</text:span></text:span></text:p>
      <text:p text:style-name="P15"><text:span text:style-name="Source_20_Text"><text:span text:style-name="T424"/></text:span></text:p>
      <text:p text:style-name="P16"><text:span text:style-name="Source_20_Text"><text:span text:style-name="T312">yum info &lt;pkg_name&gt;</text:span></text:span><text:span text:style-name="Source_20_Text"><text:span text:style-name="T425"> <text:s/># It will display details about specified package.</text:span></text:span></text:p>
      <text:p text:style-name="P16"><text:span text:style-name="Source_20_Text"><text:span text:style-name="T425"/></text:span></text:p>
      <text:p text:style-name="P17"><text:span text:style-name="Source_20_Text"><text:span text:style-name="T313">yum list</text:span></text:span><text:span text:style-name="Source_20_Text"><text:span text:style-name="T426"> <text:s text:c="2"/># IT will list all packages available in yum datatbase</text:span></text:span></text:p>
      <text:p text:style-name="P17"><text:span text:style-name="Source_20_Text"><text:span text:style-name="T426"/></text:span></text:p>
      <text:p text:style-name="P18"><text:span text:style-name="Source_20_Text"><text:span text:style-name="T314">yum search &lt;pkg_name&gt;</text:span></text:span><text:span text:style-name="Source_20_Text"><text:span text:style-name="T427"> <text:s text:c="2"/># to list the details about specisied package.</text:span></text:span></text:p>
      <text:p text:style-name="P18"><text:span text:style-name="Source_20_Text"><text:span text:style-name="T427"/></text:span></text:p>
      <text:p text:style-name="P19"><text:span text:style-name="Source_20_Text"><text:span text:style-name="T315">yum list installed</text:span></text:span><text:span text:style-name="Source_20_Text"><text:span text:style-name="T428"> <text:s text:c="2"/># TO list all installed packages.</text:span></text:span></text:p>
      <text:p text:style-name="P18"><text:span text:style-name="Source_20_Text"><text:span text:style-name="T427"/></text:span></text:p>
      <text:p text:style-name="P20"><text:span text:style-name="Source_20_Text"><text:span text:style-name="T316">yum list installed | grep &lt;pkg_name&gt;</text:span></text:span><text:span text:style-name="Source_20_Text"><text:span text:style-name="T429"> <text:s/># to cheak the specified package is installed</text:span></text:span></text:p>
      <text:p text:style-name="P20"><text:span text:style-name="Source_20_Text"><text:span text:style-name="T429"/></text:span></text:p>
      <text:p text:style-name="P21"><text:span text:style-name="Source_20_Text"><text:span text:style-name="T317">yum grouplist </text:span></text:span><text:span text:style-name="Source_20_Text"><text:span text:style-name="T430"><text:s text:c="2"/># It will display all packages groups. We can install all package <text:s text:c="4"/>of a group by installing group</text:span></text:span><text:span text:style-name="Source_20_Text"><text:span text:style-name="T431">(</text:span></text:span><text:span text:style-name="Source_20_Text"><text:span text:style-name="T318">yum groupinstall ‘&lt;group_name&gt;’</text:span></text:span><text:span text:style-name="Source_20_Text"><text:span text:style-name="T431">)</text:span></text:span></text:p>
      <text:p text:style-name="P21"><text:span text:style-name="Source_20_Text"><text:span text:style-name="T431"/></text:span></text:p>
      <text:p text:style-name="P22"><text:span text:style-name="Source_20_Text"><text:span text:style-name="T319">yum repolist </text:span></text:span><text:span text:style-name="Source_20_Text"><text:span text:style-name="T432"><text:s text:c="2"/># To list all the enabled repo in the system</text:span></text:span></text:p>
      <text:p text:style-name="P22"><text:span text:style-name="Source_20_Text"><text:span text:style-name="T432"/></text:span></text:p>
      <text:p text:style-name="P22"><text:span text:style-name="Source_20_Text"><text:span text:style-name="T319">yum repolist all </text:span></text:span><text:span text:style-name="Source_20_Text"><text:span text:style-name="T432"><text:s/># To list all the repo(enabled &amp; Disabled) in the syatem.</text:span></text:span></text:p>
      <text:p text:style-name="P22"><text:span text:style-name="Source_20_Text"><text:span text:style-name="T432"/></text:span></text:p>
      <text:p text:style-name="P23"><text:span text:style-name="Source_20_Text"><text:span text:style-name="T320">yum –enablerepo=&lt;repo_name&gt; &lt;pkg_name&gt; </text:span></text:span><text:span text:style-name="Source_20_Text"><text:span text:style-name="T433"><text:s text:c="2"/># To enable specified package from specified repo.</text:span></text:span></text:p>
      <text:p text:style-name="P23"><text:span text:style-name="Source_20_Text"><text:span text:style-name="T433"/></text:span></text:p>
      <text:p text:style-name="P24"><text:span text:style-name="Source_20_Text"><text:span text:style-name="T321">yum clean all </text:span></text:span><text:span text:style-name="Source_20_Text"><text:span text:style-name="T434"><text:s text:c="2"/># </text:span></text:span><text:span text:style-name="Source_20_Text"><text:span text:style-name="T435">It will cleanup the disabled and removed repo, </text:span></text:span><text:span text:style-name="Source_20_Text"><text:span text:style-name="T436">which is not in use.</text:span></text:span></text:p>
      <text:p text:style-name="P24"><text:span text:style-name="Source_20_Text"><text:span text:style-name="T436"/></text:span></text:p>
      <text:p text:style-name="P25"><text:span text:style-name="Source_20_Text"><text:span text:style-name="T437">Note: rpm is very much simillar to dpkg in ubuntu</text:span></text:span></text:p>
      <text:p text:style-name="P25"><text:span text:style-name="Source_20_Text"><text:span text:style-name="T437"/></text:span></text:p>
      <text:p text:style-name="P25"><text:span text:style-name="Source_20_Text"><text:span text:style-name="T437"/></text:span></text:p>
      <text:h text:style-name="P38" text:outline-level="2"><text:span text:style-name="Source_20_Text"><text:span text:style-name="T376">Verify the integrity and availability of resources</text:span></text:span></text:h>
      <text:p text:style-name="P25"><text:span text:style-name="Source_20_Text"><text:span text:style-name="T437"/></text:span></text:p>
      <text:p text:style-name="P25"><text:span text:style-name="Source_20_Text"><text:span text:style-name="T437"/></text:span></text:p>
      <text:p text:style-name="P26"><text:span text:style-name="Source_20_Text"><text:span text:style-name="T322">lsblk</text:span></text:span><text:span text:style-name="Source_20_Text"><text:span text:style-name="T438"> <text:s text:c="2"/># To list all block devices</text:span></text:span></text:p>
      <text:p text:style-name="P26"><text:span text:style-name="Source_20_Text"><text:span text:style-name="T438"/></text:span></text:p>
      <text:p text:style-name="P24"><text:span text:style-name="Source_20_Text"><text:span text:style-name="T435"/></text:span></text:p>
      <text:p text:style-name="P27"><text:span text:style-name="Source_20_Text"><text:span text:style-name="T439">sudo umount &lt;device_name&gt; <text:s/># unmount the device.</text:span></text:span></text:p>
      <text:p text:style-name="P27"><text:span text:style-name="Source_20_Text"><text:span text:style-name="T439"/></text:span></text:p>
      <text:p text:style-name="P27"><text:span text:style-name="Source_20_Text"><text:span text:style-name="T536">Q. How to run the memory test?</text:span></text:span></text:p>
      <text:p text:style-name="P27"><text:span text:style-name="Source_20_Text"><text:span text:style-name="T439"/></text:span></text:p>
      <text:p text:style-name="P27"><text:span text:style-name="Source_20_Text"><text:span text:style-name="T439">Ans: rebbot the system and while rebooting press and hold the </text:span></text:span><text:span text:style-name="Source_20_Text"><text:span text:style-name="T323">shift</text:span></text:span><text:span text:style-name="Source_20_Text"><text:span text:style-name="T439"> key – It will open the </text:span></text:span><text:span text:style-name="Source_20_Text"><text:span text:style-name="T323">grub menu </text:span></text:span><text:span text:style-name="Source_20_Text"><text:span text:style-name="T439">– select the </text:span></text:span><text:span text:style-name="Source_20_Text"><text:span text:style-name="T323">memory test</text:span></text:span><text:span text:style-name="Source_20_Text"><text:span text:style-name="T439"> and press </text:span></text:span><text:span text:style-name="Source_20_Text"><text:span text:style-name="T323">enter</text:span></text:span><text:span text:style-name="Source_20_Text"><text:span text:style-name="T439">.</text:span></text:span></text:p>
      <text:p text:style-name="P27"><text:span text:style-name="Source_20_Text"><text:span text:style-name="T439"/></text:span></text:p>
      <text:p text:style-name="P28"><text:span text:style-name="Source_20_Text"><text:span text:style-name="T324">ps </text:span></text:span><text:span text:style-name="Source_20_Text"><text:span text:style-name="T440"><text:s text:c="3"/># list the running process</text:span></text:span></text:p>
      <text:p text:style-name="P28"><text:span text:style-name="Source_20_Text"><text:span text:style-name="T440"/></text:span></text:p>
      <text:p text:style-name="P35"><text:span text:style-name="Source_20_Text"><text:span text:style-name="T374">ps -ef <text:s text:c="3"/></text:span></text:span><text:span text:style-name="Source_20_Text"><text:span text:style-name="T484"><text:s text:c="14"/># list the running process <text:s/>with commands</text:span></text:span></text:p>
      <text:p text:style-name="P35"><text:span text:style-name="Source_20_Text"><text:span text:style-name="T484"/></text:span></text:p>
      <text:p text:style-name="P28"><text:span text:style-name="Source_20_Text"><text:span text:style-name="T324">ps -A</text:span></text:span><text:span text:style-name="Source_20_Text"><text:span text:style-name="T440"> <text:s/># likst all the process</text:span></text:span></text:p>
      <text:p text:style-name="P28"><text:span text:style-name="Source_20_Text"><text:span text:style-name="T440"/></text:span></text:p>
      <text:p text:style-name="P28"><text:soft-page-break/><text:span text:style-name="Source_20_Text"><text:span text:style-name="T324">ps -au</text:span></text:span><text:span text:style-name="Source_20_Text"><text:span text:style-name="T440"> <text:s/># to listthe running process in horizontaly</text:span></text:span></text:p>
      <text:p text:style-name="P28"><text:span text:style-name="Source_20_Text"><text:span text:style-name="T440"/></text:span></text:p>
      <text:p text:style-name="P28"><text:span text:style-name="Source_20_Text"><text:span text:style-name="T324">ps -aux</text:span></text:span><text:span text:style-name="Source_20_Text"><text:span text:style-name="T440"> <text:s/># to lsi all process in horizontally. </text:span></text:span><text:span text:style-name="Source_20_Text"><text:span text:style-name="T483">With full path of comman or file</text:span></text:span></text:p>
      <text:p text:style-name="P28"><text:span text:style-name="Source_20_Text"><text:span text:style-name="T440"/></text:span></text:p>
      <text:p text:style-name="P29"><text:span text:style-name="Source_20_Text"><text:span text:style-name="T325">ps -f</text:span></text:span><text:span text:style-name="Source_20_Text"><text:span text:style-name="T326">U</text:span></text:span><text:span text:style-name="Source_20_Text"><text:span text:style-name="T325"> &lt;user_name&gt;</text:span></text:span><text:span text:style-name="Source_20_Text"><text:span text:style-name="T441"> <text:s/># to list all process running by specified user.</text:span></text:span></text:p>
      <text:p text:style-name="P29"><text:span text:style-name="Source_20_Text"><text:span text:style-name="T441"/></text:span></text:p>
      <text:p text:style-name="P30"><text:span text:style-name="Source_20_Text"><text:span text:style-name="T326">ps -fG &lt;group_name&gt;</text:span></text:span><text:span text:style-name="Source_20_Text"><text:span text:style-name="T442"> <text:s/># To list the process running by specified group.</text:span></text:span></text:p>
      <text:p text:style-name="P30"><text:span text:style-name="Source_20_Text"><text:span text:style-name="T442"/></text:span></text:p>
      <text:p text:style-name="P31"><text:span text:style-name="Source_20_Text"><text:span text:style-name="T327">ps -fp &lt;process_ID&gt; </text:span></text:span><text:span text:style-name="Source_20_Text"><text:span text:style-name="T443"><text:s text:c="2"/># To list details about specified process.</text:span></text:span></text:p>
      <text:p text:style-name="P31"><text:span text:style-name="Source_20_Text"><text:span text:style-name="T443"/></text:span></text:p>
      <text:p text:style-name="P32"><text:span text:style-name="Source_20_Text"><text:span text:style-name="T328">ps -e --forest</text:span></text:span><text:span text:style-name="Source_20_Text"><text:span text:style-name="T444"> <text:s text:c="5"/># It will display all running process in tree view.</text:span></text:span></text:p>
      <text:p text:style-name="P32"><text:span text:style-name="Source_20_Text"><text:span text:style-name="T444"/></text:span></text:p>
      <text:p text:style-name="P107"><text:span text:style-name="Source_20_Text"><text:span text:style-name="T328">ps -e --forest</text:span></text:span><text:span text:style-name="Source_20_Text"><text:span text:style-name="T444"> -</text:span></text:span><text:span text:style-name="Source_20_Text"><text:span text:style-name="T445">C &lt;process_name&gt; <text:s/>#It will displayh process tree of specified process.</text:span></text:span></text:p>
      <text:p text:style-name="P108"><text:span text:style-name="Source_20_Text"><text:span text:style-name="T445"/></text:span></text:p>
      <text:p text:style-name="P109"><text:span text:style-name="Source_20_Text"><text:span text:style-name="T329">top </text:span></text:span><text:span text:style-name="Source_20_Text"><text:span text:style-name="T446"><text:s text:c="4"/># List all running process, CPU utilization, Memory utilization , CPU uptime, Number of users logged in, etc...</text:span></text:span></text:p>
      <text:p text:style-name="P110"><text:span text:style-name="Source_20_Text"><text:span text:style-name="T446"><text:s/></text:span></text:span></text:p>
      <text:p text:style-name="P111"><text:span text:style-name="Source_20_Text"><text:span text:style-name="T329">htop </text:span></text:span><text:span text:style-name="Source_20_Text"><text:span text:style-name="T446"><text:s text:c="3"/># same as top but better vizulation, cup utilization as per CPU core, etc.. </text:span></text:span><text:span text:style-name="Source_20_Text"><text:span text:style-name="T447">sort the process as per memory utilization(shift + m), as per CPU utilization(shift+p), etc..</text:span></text:span></text:p>
      <text:p text:style-name="P112"><text:span text:style-name="Source_20_Text"><text:span text:style-name="T448">and also some shortcut using function keys like F3, F4, F5, etc..</text:span></text:span></text:p>
      <text:p text:style-name="P112"><text:span text:style-name="Source_20_Text"><text:span text:style-name="T448"/></text:span></text:p>
      <text:h text:style-name="P158" text:outline-level="2"><text:span text:style-name="Source_20_Text"><text:span text:style-name="T377">kernel runtime parameters,</text:span></text:span></text:h>
      <text:p text:style-name="P112"><text:span text:style-name="Source_20_Text"><text:span text:style-name="T448"/></text:span></text:p>
      <text:p text:style-name="P113"><text:span text:style-name="Source_20_Text"><text:span text:style-name="T330">sudo sysctl -a</text:span></text:span><text:span text:style-name="Source_20_Text"><text:span text:style-name="T449"> <text:s/># to list all kernel parameters</text:span></text:span></text:p>
      <text:p text:style-name="P113"><text:span text:style-name="Source_20_Text"><text:span text:style-name="T449"/></text:span></text:p>
      <text:p text:style-name="P114"><text:span text:style-name="Source_20_Text"><text:span text:style-name="T331">cat /proc/sys/net/ipv4/ip_forward</text:span></text:span><text:span text:style-name="Source_20_Text"><text:span text:style-name="T450"> <text:s/># It will dispaly ip_forward value of Ipv4. 0=disabled and 1 =enabled.</text:span></text:span></text:p>
      <text:p text:style-name="P114"><text:span text:style-name="Source_20_Text"><text:span text:style-name="T450"/></text:span></text:p>
      <text:p text:style-name="P114"><text:span text:style-name="Source_20_Text"><text:span text:style-name="T332">s</text:span></text:span><text:span text:style-name="Source_20_Text"><text:span text:style-name="T331">ysctl -w net.ipv4.ip_forward=1</text:span></text:span><text:span text:style-name="Source_20_Text"><text:span text:style-name="T450"> <text:s text:c="2"/># To enable Ipv4 IP forwarding</text:span></text:span></text:p>
      <text:p text:style-name="P114"><text:span text:style-name="Source_20_Text"><text:span text:style-name="T450"/></text:span></text:p>
      <text:p text:style-name="P114"><text:span text:style-name="Source_20_Text"><text:span text:style-name="T450"/></text:span></text:p>
      <text:p text:style-name="P115"><text:span text:style-name="Source_20_Text"><text:span text:style-name="T333">sudo sysctl -p</text:span></text:span><text:span text:style-name="Source_20_Text"><text:span text:style-name="T451"> <text:s text:c="2"/># to apply the cheages we have done in previouc command.</text:span></text:span></text:p>
      <text:p text:style-name="P115"><text:span text:style-name="Source_20_Text"><text:span text:style-name="T451"/></text:span></text:p>
      <text:p text:style-name="P115"><text:span text:style-name="Source_20_Text"><text:span text:style-name="T451"/></text:span></text:p>
      <text:p text:style-name="P116"><text:span text:style-name="Source_20_Text"><text:span text:style-name="T494">Shell Script Basics</text:span></text:span></text:p>
      <text:p text:style-name="P116"><text:span text:style-name="Source_20_Text"><text:span text:style-name="T494"/></text:span></text:p>
      <text:p text:style-name="P117"><text:span text:style-name="Source_20_Text"><text:span text:style-name="T560">Exa</text:span></text:span><text:span text:style-name="Source_20_Text"><text:span text:style-name="T452">: test.sh</text:span></text:span></text:p>
      <text:p text:style-name="P117"><text:span text:style-name="Source_20_Text"><text:span text:style-name="T452"><text:s text:c="6"/>#!/bin/bash</text:span></text:span></text:p>
      <text:p text:style-name="P117"><text:span text:style-name="Source_20_Text"><text:span text:style-name="T452"><text:s text:c="6"/>echo Hello World</text:span></text:span></text:p>
      <text:p text:style-name="P117"><text:span text:style-name="Source_20_Text"><text:span text:style-name="T452"><text:s text:c="6"/>echo line1</text:span></text:span></text:p>
      <text:p text:style-name="P117"><text:span text:style-name="Source_20_Text"><text:span text:style-name="T452"><text:s text:c="5"/></text:span></text:span></text:p>
      <text:p text:style-name="P117"><text:span text:style-name="Source_20_Text"><text:span text:style-name="T452"/></text:span></text:p>
      <text:p text:style-name="P145"><text:span text:style-name="Source_20_Text"><text:span text:style-name="T537">Q. <text:s/>How to execute the shell shript</text:span></text:span></text:p>
      <text:p text:style-name="P117"><text:span text:style-name="Source_20_Text"><text:span text:style-name="T452"><text:s text:c="3"/>Ans: we can run using sh command</text:span></text:span></text:p>
      <text:p text:style-name="P117"><text:span text:style-name="Source_20_Text"><text:span text:style-name="T452"><text:s text:c="7"/></text:span></text:span><text:span text:style-name="Source_20_Text"><text:span text:style-name="T560">Exa</text:span></text:span><text:span text:style-name="Source_20_Text"><text:span text:style-name="T452">: </text:span></text:span><text:span text:style-name="Source_20_Text"><text:span text:style-name="T334">sh test.sh</text:span></text:span></text:p>
      <text:p text:style-name="P117"><text:span text:style-name="Source_20_Text"><text:span text:style-name="T452"/></text:span></text:p>
      <text:p text:style-name="P117"><text:span text:style-name="Source_20_Text"><text:span text:style-name="T452"><text:s text:c="8"/>We can run directly givine the full path</text:span></text:span></text:p>
      <text:p text:style-name="P117"><text:span text:style-name="Source_20_Text"><text:span text:style-name="T452"><text:s text:c="7"/></text:span></text:span><text:span text:style-name="Source_20_Text"><text:span text:style-name="T560">Exa</text:span></text:span><text:span text:style-name="Source_20_Text"><text:span text:style-name="T452">: </text:span></text:span><text:span text:style-name="Source_20_Text"><text:span text:style-name="T210">/home/pradipta/test.sh</text:span></text:span><text:span text:style-name="Source_20_Text"><text:span text:style-name="T196"> <text:s text:c="2"/># </text:span></text:span><text:span text:style-name="Source_20_Text"><text:span text:style-name="T231">But file shoud have the execute permission.</text:span></text:span></text:p>
      <text:p text:style-name="P117"><text:span text:style-name="Source_20_Text"><text:span text:style-name="T196"/></text:span></text:p>
      <text:p text:style-name="P117"><text:span text:style-name="Source_20_Text"><text:span text:style-name="T196">Note: </text:span></text:span><text:span text:style-name="Source_20_Text"><text:span text:style-name="T210">chmod +x test.sh </text:span></text:span><text:span text:style-name="Source_20_Text"><text:span text:style-name="T196"><text:s text:c="2"/># to provide execute permission for all to test.sh</text:span></text:span></text:p>
      <text:p text:style-name="P117"><text:span text:style-name="Source_20_Text"><text:span text:style-name="T196"/></text:span></text:p>
      <text:p text:style-name="P117"><text:span text:style-name="Source_20_Text"><text:span text:style-name="T196"/></text:span></text:p>
      <text:p text:style-name="P118"><text:soft-page-break/><text:span text:style-name="Source_20_Text"><text:span text:style-name="T549">Q. How to enable a service(Which will start with system startup)?</text:span></text:span></text:p>
      <text:p text:style-name="P118"><text:span text:style-name="Source_20_Text"><text:span text:style-name="T197"/></text:span></text:p>
      <text:p text:style-name="P118"><text:span text:style-name="Source_20_Text"><text:span text:style-name="T197">Ans: </text:span></text:span><text:span text:style-name="Source_20_Text"><text:span text:style-name="T211">systemctl enable &lt;service_name&gt;</text:span></text:span></text:p>
      <text:p text:style-name="P118"><text:span text:style-name="Source_20_Text"><text:span text:style-name="T211"/></text:span></text:p>
      <text:p text:style-name="P141"><text:span text:style-name="Source_20_Text"><text:span text:style-name="T512">Firewalld</text:span></text:span></text:p>
      <text:p text:style-name="P118"><text:span text:style-name="Source_20_Text"><text:span text:style-name="T211"/></text:span></text:p>
      <text:p text:style-name="P370"/>
      <text:p text:style-name="P434">Firewalld configuration file.</text:p>
      <text:p text:style-name="P434"/>
      <text:p text:style-name="P497">etc<text:span text:style-name="T48">firewalld/firewalld.conf</text:span></text:p>
      <text:p text:style-name="P433"/>
      <text:p text:style-name="P349">Note: Always reload the firewalld to get effect the modified configuration.</text:p>
      <text:p text:style-name="P349"/>
      <text:p text:style-name="P350"><text:span text:style-name="T707">Exa: </text:span>firewall-cmd --reload</text:p>
      <text:p text:style-name="P349"/>
      <text:p text:style-name="P349"><text:s/><text:span text:style-name="T705">sudo apt install firewalld</text:span></text:p>
      <text:p text:style-name="P371"/>
      <text:p text:style-name="P477">Q. How to check the status of firewalld service?</text:p>
      <text:p text:style-name="P373">Ans: </text:p>
      <text:p text:style-name="P373"><text:s text:c="3"/><text:span text:style-name="T77">systemctl status firewalld</text:span><text:tab/>#in centOS and Redhat</text:p>
      <text:p text:style-name="P373"><text:s text:c="3"/><text:span text:style-name="T77">service firewalld status</text:span><text:tab/># In ubuntu</text:p>
      <text:p text:style-name="P373"><text:s text:c="7"/>or</text:p>
      <text:p text:style-name="P374"><text:s text:c="2"/>firewall-cmd --state</text:p>
      <text:p text:style-name="P371"/>
      <text:p text:style-name="P478">Q. How to get the default zone of firewall?</text:p>
      <text:p text:style-name="P398">Ans:</text:p>
      <text:p text:style-name="P371"><text:s text:c="8"/><text:span text:style-name="T77">firewall-cmd --get-default-zone</text:span></text:p>
      <text:p text:style-name="P371"/>
      <text:p text:style-name="P478">Q. How to list the <text:span text:style-name="T713">all configuration</text:span> in firewalld?</text:p>
      <text:p text:style-name="P397">Ans:</text:p>
      <text:p text:style-name="P397"><text:s text:c="9"/><text:span text:style-name="T77"><text:s/>firewall-cmd –list-all</text:span></text:p>
      <text:p text:style-name="P397"><text:span text:style-name="T77"/></text:p>
      <text:p text:style-name="P573"><text:span text:style-name="T77">Q. How to list the </text:span><text:span text:style-name="T142">all configuration of</text:span><text:span text:style-name="T77"> a prticular zone </text:span><text:span text:style-name="T142">in</text:span><text:span text:style-name="T77"> firewalls?</text:span></text:p>
      <text:p text:style-name="P579"><text:span text:style-name="T77"/></text:p>
      <text:p text:style-name="P579"><text:span text:style-name="T147">Ans</text:span><text:span text:style-name="T77">: <text:s/>firewall-cmd --zone=&lt;zone_name&gt; --list-all</text:span></text:p>
      <text:p text:style-name="P580"><text:span text:style-name="T147">Exa</text:span><text:span text:style-name="T77">: firewall-cmd --zone=work --list-all</text:span></text:p>
      <text:p text:style-name="P580"><text:span text:style-name="T77"/></text:p>
      <text:p text:style-name="P582"><text:span text:style-name="T77">Q. How to list all configuration of all zones in firewalld?</text:span></text:p>
      <text:p text:style-name="P581"><text:span text:style-name="T77">Ans: </text:span></text:p>
      <text:p text:style-name="P581"><text:span text:style-name="T77"><text:s text:c="11"/>firewall-cmd --list-all-zones</text:span></text:p>
      <text:p text:style-name="P399"/>
      <text:p text:style-name="P479">Q. How to list all zones in firewalld?</text:p>
      <text:p text:style-name="P399">Ans:</text:p>
      <text:p text:style-name="P399"><text:s text:c="9"/><text:span text:style-name="T77"><text:s/>firewall-cmd --get-zones</text:span></text:p>
      <text:p text:style-name="P399"/>
      <text:p text:style-name="P480">Q. How to list the services in firewalld?</text:p>
      <text:p text:style-name="P400">Ans:</text:p>
      <text:p text:style-name="P400"><text:s text:c="7"/><text:span text:style-name="T77"><text:s text:c="4"/>firewall-cmd --get-services<text:tab/></text:span><text:span text:style-name="T95"># </text:span><text:span text:style-name="T6">usr</text:span><text:span text:style-name="T35">lib/firewalld/services</text:span></text:p>
      <text:p text:style-name="P401"/>
      <text:p text:style-name="P481">Q. How to <text:span text:style-name="T609">set default zone in firewalld?</text:span></text:p>
      <text:p text:style-name="P371"><text:s/><text:span text:style-name="T610">Ans:</text:span></text:p>
      <text:p text:style-name="P371"><text:s text:c="4"/><text:span text:style-name="T77"><text:s text:c="3"/>firewall-cmd --set-default-zone=&lt;zone_name&gt;</text:span></text:p>
      <text:p text:style-name="P398"><text:soft-page-break/><text:span text:style-name="T688">Exa</text:span>: <text:span text:style-name="T77">firewall-cmd --set-default-zone=public</text:span></text:p>
      <text:p text:style-name="P570"/>
      <text:p text:style-name="P572">Q. How to add the source(IP) to the zones?</text:p>
      <text:p text:style-name="P570"/>
      <text:p text:style-name="P571"><text:span text:style-name="T712">Ans: </text:span><text:span text:style-name="Source_20_Text"><text:span text:style-name="T520">firewall-cmd --permanent --zone=public --add-source=192.168.100.0/24</text:span></text:span></text:p>
      <text:p text:style-name="P570"/>
      <text:p text:style-name="P574">Note: All the zones are active at the same time and we can allow different policy to differnt source by using different policy in different zone and add the host to the particular zone as per requare policy.</text:p>
      <text:p text:style-name="P569"/>
      <text:p text:style-name="P482">Q. How to add<text:span text:style-name="T611">(open)</text:span> port in firewalld?</text:p>
      <text:p text:style-name="P402">Ans: </text:p>
      <text:p text:style-name="P372"><text:s text:c="10"/><text:span text:style-name="T77">firewall-cmd --permanent --add-port=80/tcp <text:s text:c="4"/></text:span></text:p>
      <text:p text:style-name="P375"/>
      <text:p text:style-name="P372"><text:span text:style-name="T77"><text:s text:c="2"/></text:span><text:span text:style-name="T140"># </text:span><text:span text:style-name="T173">Bydefault it will add the port in current zone. If we want to add the port to a particular zone, then we needs to add</text:span><text:span text:style-name="T140"> --zone .</text:span></text:p>
      <text:p text:style-name="P391"/>
      <text:p text:style-name="P576">Exa: firewall-cmd --peramnent --zone=work --add-port=80/tcp</text:p>
      <text:p text:style-name="P391"/>
      <text:p text:style-name="P496"><text:span text:style-name="T140">E</text:span><text:span text:style-name="T77">xa: </text:span><text:span text:style-name="T141"><text:s/>firewall-cmd --permanent --</text:span><text:span text:style-name="T77">zone=public </text:span><text:span text:style-name="T141">--add-port=80/tcp</text:span></text:p>
      <text:p text:style-name="P403"/>
      <text:p text:style-name="P483">Q. How to add<text:span text:style-name="T611">(open)</text:span> multiple ports in firewalld?</text:p>
      <text:p text:style-name="P403">Ans:</text:p>
      <text:p text:style-name="P403"><text:s text:c="9"/><text:span text:style-name="T77"><text:s/>firewall-cmd --permanent --add-port={80/tcp, 8080/tcp, 8081/tcp}</text:span></text:p>
      <text:p text:style-name="P404"/>
      <text:p text:style-name="P484">Q. How to add(open) continous serise of ports in firewalld?</text:p>
      <text:p text:style-name="P404">Ans: </text:p>
      <text:p text:style-name="P404"><text:s text:c="6"/><text:span text:style-name="T77"><text:s text:c="2"/>firewall-cmd --permanent --add-port=5001-5020/tcp</text:span></text:p>
      <text:p text:style-name="P405"/>
      <text:p text:style-name="P485">Q. How to remove<text:span text:style-name="T611">(block)</text:span> the port from firewalld?</text:p>
      <text:p text:style-name="P405">Ans:</text:p>
      <text:p text:style-name="P405"><text:s text:c="8"/><text:span text:style-name="T77"><text:s/>firewall-cmd --remove-port=80/tcp</text:span></text:p>
      <text:p text:style-name="P376"/>
      <text:p text:style-name="P405"/>
      <text:p text:style-name="P483">Q. How to <text:span text:style-name="T612">remove</text:span> multiple ports in firewalld?</text:p>
      <text:p text:style-name="P403">Ans:</text:p>
      <text:p text:style-name="P403"><text:s text:c="8"/><text:span text:style-name="T77"><text:s text:c="2"/>firewall-cmd --permanent --</text:span><text:span text:style-name="T96">remove</text:span><text:span text:style-name="T77">-port={80/tcp,8080/tcp,8081/tcp}</text:span></text:p>
      <text:p text:style-name="P404"/>
      <text:p text:style-name="P484">Q. How to <text:span text:style-name="T612">remove</text:span> continous serise of ports in firewalld?</text:p>
      <text:p text:style-name="P404">Ans: </text:p>
      <text:p text:style-name="P404"><text:s text:c="7"/><text:span text:style-name="T77"><text:s/>firewall-cmd --permanent --</text:span><text:span text:style-name="T96">remove</text:span><text:span text:style-name="T77">-port=5001-5020/tcp</text:span></text:p>
      <text:p text:style-name="P405"/>
      <text:p text:style-name="P342">Q. How to list the opend ports in firewalld?</text:p>
      <text:p text:style-name="P388">Ans:</text:p>
      <text:p text:style-name="P388"><text:s text:c="8"/>firewall-cmd --list-ports</text:p>
      <text:p text:style-name="P405"/>
      <text:p text:style-name="P485">Q. How to add<text:span text:style-name="T611">(open)</text:span> service in firewalld?</text:p>
      <text:p text:style-name="P405">Ans:</text:p>
      <text:p text:style-name="P405"><text:s text:c="6"/><text:span text:style-name="T77"><text:s text:c="2"/>firewall-cmd --permanent --add-service=</text:span><text:span text:style-name="T97">apache2</text:span></text:p>
      <text:p text:style-name="P406"/>
      <text:p text:style-name="P486">Q. How to add multiple services in firewalld?</text:p>
      <text:p text:style-name="P407"/>
      <text:p text:style-name="P407">Ans:</text:p>
      <text:p text:style-name="P407"><text:soft-page-break/><text:s text:c="8"/><text:span text:style-name="T77"><text:s text:c="2"/>firewall --permanent --add-service={http,https,mysql}</text:span></text:p>
      <text:p text:style-name="P406"/>
      <text:p text:style-name="P486">Q. How to <text:span text:style-name="T613">remove</text:span> multiple services in firewalld?</text:p>
      <text:p text:style-name="P407"/>
      <text:p text:style-name="P407">Ans:</text:p>
      <text:p text:style-name="P407"><text:s text:c="10"/><text:span text:style-name="T77">firewall --permanent –</text:span><text:span text:style-name="T98">remove</text:span><text:span text:style-name="T77">-service={http,https,mysql}</text:span></text:p>
      <text:p text:style-name="P392"/>
      <text:p text:style-name="P343">Q. How to list the <text:span text:style-name="T706">allowed services</text:span> in firewalld?</text:p>
      <text:p text:style-name="P389">Ans:</text:p>
      <text:p text:style-name="P389"><text:span text:style-name="T77"><text:s text:c="8"/>firewall-cmd --list-</text:span><text:span text:style-name="T706">services</text:span></text:p>
      <text:p text:style-name="P406"/>
      <text:p text:style-name="P487">Q. How to reload firewalld configuration?</text:p>
      <text:p text:style-name="P406">Ans: </text:p>
      <text:p text:style-name="P406"><text:s text:c="8"/><text:span text:style-name="T77"><text:s/>firewall-cmd --reload</text:span></text:p>
      <text:p text:style-name="P406"><text:s/></text:p>
      <text:p text:style-name="P341">Note: Always reload the firewalld to get effect the modified configuration.</text:p>
      <text:p text:style-name="P371"/>
      <text:p text:style-name="P371"/>
      <text:p text:style-name="P488">Q. How to configure the port forwarding in firewall?</text:p>
      <text:p text:style-name="P398">Ans:</text:p>
      <text:p text:style-name="P408"><text:span text:style-name="T77">firewall-cmd --</text:span><text:span text:style-name="T99">permanent </text:span><text:span text:style-name="T77">--add-forward-port=port=8080:proto=tcp:toport=80</text:span></text:p>
      <text:p text:style-name="P371"/>
      <text:p text:style-name="P351">Note: here <text:span text:style-name="T77">8080</text:span> is the opend port and <text:span text:style-name="T77">tcp</text:span> is the protocol and <text:span text:style-name="T77">80 </text:span>is the service(exa: <text:span text:style-name="T77">apache2</text:span>) running port.</text:p>
      <text:p text:style-name="P351"/>
      <text:p text:style-name="P351">Note: We need to open the port 8080 first</text:p>
      <text:p text:style-name="P371"/>
      <text:p text:style-name="P371"/>
      <text:p text:style-name="P489">Q. How to configure port forwarding to a different host in firewalld?</text:p>
      <text:p text:style-name="P409"/>
      <text:p text:style-name="P409">Note: target service(port) will be in different host.</text:p>
      <text:p text:style-name="P409"/>
      <text:p text:style-name="P394">Imp: <text:span text:style-name="T709">enable </text:span><text:span text:style-name="T708">masquerade</text:span><text:span text:style-name="T709"> to </text:span><text:span text:style-name="T710">bring all trafic th the specific port to be forwarded.</text:span><text:span text:style-name="T709">. </text:span><text:span text:style-name="T711"><text:s/>It should be enable while forwarding to external host.</text:span></text:p>
      <text:p text:style-name="P367"/>
      <text:p text:style-name="P394"><text:span text:style-name="T147">cmd:</text:span> <text:s/>firewall-cmd --permanent –add-masquerade <text:s text:c="23"/># masquerade <text:span text:style-name="T147">value should be </text:span>yes</text:p>
      <text:p text:style-name="P409"/>
      <text:p text:style-name="P409">Ans: </text:p>
      <text:p text:style-name="P522"><text:span text:style-name="T99">f</text:span><text:span text:style-name="T100">irewall-cmd --</text:span><text:span text:style-name="T99">permanent </text:span><text:span text:style-name="T100">--add-forward-port=port=8080:proto=tcp:toport=80:</text:span><text:span text:style-name="T77">toaddr=192.168.10.12</text:span></text:p>
      <text:p text:style-name="P377"/>
      <text:p text:style-name="P352">Note: here <text:span text:style-name="T77">192.168.10.12</text:span> is the ip of the host in which our service is running(80)</text:p>
      <text:p text:style-name="P354"/>
      <text:p text:style-name="P488">Q. How to <text:span text:style-name="T614">remove</text:span> the port forwarding in firewall?</text:p>
      <text:p text:style-name="P398">Ans:</text:p>
      <text:p text:style-name="P365"><text:s text:c="12"/><text:span text:style-name="T77">firewall-cmd –</text:span><text:span text:style-name="T101">remove</text:span><text:span text:style-name="T77">-forward-port=port=8080:proto=tcp:toport=80</text:span></text:p>
      <text:p text:style-name="P378"/>
      <text:p text:style-name="P344">Q. How to list the all forward prots in firewalld?</text:p>
      <text:p text:style-name="P393"><text:s/>Ans:</text:p>
      <text:p text:style-name="P393"><text:s text:c="9"/>firewall-cmd --list-forward-ports</text:p>
      <text:p text:style-name="P378"/>
      <text:p text:style-name="P378"/>
      <text:p text:style-name="P378"/>
      <text:p text:style-name="P378"/>
      <text:p text:style-name="P490"><text:soft-page-break/>Q. How to <text:span text:style-name="T615">open all trafic from </text:span>a particular host?</text:p>
      <text:p text:style-name="P355">Ans:</text:p>
      <text:p text:style-name="P355"/>
      <text:p text:style-name="P379">firewall-cmd --permanent --add-rich-rule=’rule family=”ipv4” source address=”192.168.10.13” accept’</text:p>
      <text:p text:style-name="P355"/>
      <text:p text:style-name="P369">Note: This rule allow all trafic comming from 192.168.10.13</text:p>
      <text:p text:style-name="P356"/>
      <text:p text:style-name="P390">firewall-cmd --permanent –add-rich-rule=’rule-family=”ipv4” source address=”49.207.63.159” port port=”80” protocol=”tcp” accept’</text:p>
      <text:p text:style-name="P366"/>
      <text:p text:style-name="P368">Note: This rule allow only port <text:span text:style-name="T77">80 </text:span>and protocol<text:span text:style-name="T77"> tcp</text:span> trafic from 149.207.63.159</text:p>
      <text:p text:style-name="P356"/>
      <text:p text:style-name="P490">Q. How to <text:span text:style-name="T616">block all trafic from </text:span>a particular host?</text:p>
      <text:p text:style-name="P355">Ans:</text:p>
      <text:p text:style-name="P355"/>
      <text:p text:style-name="P379">firewall-cmd --permanent --add-rich-rule=’rule family=”ipv4” source address=”192.168.10.13” <text:span text:style-name="T616">drop</text:span>’</text:p>
      <text:p text:style-name="P355"/>
      <text:p text:style-name="P148"><text:span text:style-name="Source_20_Text"><text:span text:style-name="T242">firewall-cmd --permanent --add-rich-rule=’rule family=”ipv4” source address=”192.168.10.13” </text:span></text:span><text:span text:style-name="Source_20_Text"><text:span text:style-name="T243">reject</text:span></text:span><text:span text:style-name="Source_20_Text"><text:span text:style-name="T242">’</text:span></text:span></text:p>
      <text:p text:style-name="P355"/>
      <text:p text:style-name="P146"><text:span text:style-name="Source_20_Text"><text:span text:style-name="T235">Note: This rule drop(block) </text:span></text:span><text:span text:style-name="Source_20_Text"><text:span text:style-name="T239">and reject</text:span></text:span><text:span text:style-name="Source_20_Text"><text:span text:style-name="T235"> all trafic comming from 192.168.10.13. </text:span></text:span><text:span text:style-name="Source_20_Text"><text:span text:style-name="T239">If we are using </text:span></text:span><text:span text:style-name="Source_20_Text"><text:span text:style-name="T230">drop </text:span></text:span><text:span text:style-name="Source_20_Text"><text:span text:style-name="T239">then </text:span></text:span><text:span text:style-name="Source_20_Text"><text:span text:style-name="T240">you won’t get any replay, but in </text:span></text:span><text:span text:style-name="Source_20_Text"><text:span text:style-name="T229">reject </text:span></text:span><text:span text:style-name="Source_20_Text"><text:span text:style-name="T240">you will get replay “</text:span></text:span><text:span text:style-name="Source_20_Text"><text:span text:style-name="T229">Destination Port Unreachable</text:span></text:span><text:span text:style-name="Source_20_Text"><text:span text:style-name="T240">”</text:span></text:span></text:p>
      <text:p text:style-name="P148"><text:span text:style-name="Source_20_Text"><text:span text:style-name="T243"><text:s/></text:span></text:span></text:p>
      <text:p text:style-name="P146"><text:span text:style-name="Source_20_Text"><text:span text:style-name="T205"/></text:span></text:p>
      <text:p text:style-name="P147"><text:span text:style-name="Source_20_Text"><text:span text:style-name="T516">Q. How to list all rich rule in firewalld?</text:span></text:span></text:p>
      <text:p text:style-name="P147"><text:span text:style-name="Source_20_Text"><text:span text:style-name="T223">Ans:</text:span></text:span></text:p>
      <text:p text:style-name="P147"><text:span text:style-name="Source_20_Text"><text:span text:style-name="T223"><text:s text:c="9"/>firewall-cmd --list-rich-rule</text:span></text:span></text:p>
      <text:p text:style-name="P118"><text:span text:style-name="Source_20_Text"><text:span text:style-name="T211"/></text:span></text:p>
      <text:p text:style-name="P118"><text:span text:style-name="Source_20_Text"><text:span text:style-name="T211"/></text:span></text:p>
      <text:p text:style-name="P584"><text:span text:style-name="Source_20_Text"><text:span text:style-name="T241">Note: <text:s/>--query used to get the status of configuration</text:span></text:span></text:p>
      <text:p text:style-name="P584"><text:span text:style-name="Source_20_Text"><text:span text:style-name="T209"/></text:span></text:p>
      <text:p text:style-name="P584"><text:span text:style-name="Source_20_Text"><text:span text:style-name="T209">Exa: </text:span></text:span><text:span text:style-name="Source_20_Text"><text:span text:style-name="T224">firewall-cmd –query-pot=80/tcp</text:span></text:span><text:span text:style-name="Source_20_Text"><text:span text:style-name="T209"> <text:s text:c="4"/># It will return the value </text:span></text:span><text:span text:style-name="Source_20_Text"><text:span text:style-name="T224">yes </text:span></text:span><text:span text:style-name="Source_20_Text"><text:span text:style-name="T209">or </text:span></text:span><text:span text:style-name="Source_20_Text"><text:span text:style-name="T224">0</text:span></text:span><text:span text:style-name="Source_20_Text"><text:span text:style-name="T209"> , if port 80 is added, else </text:span></text:span><text:span text:style-name="Source_20_Text"><text:span text:style-name="T224">no</text:span></text:span><text:span text:style-name="Source_20_Text"><text:span text:style-name="T209"> or </text:span></text:span><text:span text:style-name="Source_20_Text"><text:span text:style-name="T224">1</text:span></text:span></text:p>
      <text:p text:style-name="P118"><text:span text:style-name="Source_20_Text"><text:span text:style-name="T233"/></text:span></text:p>
      <text:p text:style-name="P118"><text:span text:style-name="Source_20_Text"><text:span text:style-name="T233"/></text:span></text:p>
      <text:p text:style-name="P119"><text:span text:style-name="Source_20_Text"><text:span text:style-name="T232">SELinux/AppArmor</text:span></text:span></text:p>
      <text:p text:style-name="P119"><text:span text:style-name="Source_20_Text"><text:span text:style-name="T232"/></text:span></text:p>
      <text:p text:style-name="P119"><text:span text:style-name="Source_20_Text"><text:span text:style-name="T232"/></text:span></text:p>
      <text:p text:style-name="P119"><text:span text:style-name="Source_20_Text"><text:span text:style-name="T212">SE</text:span></text:span><text:span text:style-name="Source_20_Text"><text:span text:style-name="T521">Linux <text:s/>: It is in redhat and centOS</text:span></text:span></text:p>
      <text:p text:style-name="P119"><text:span text:style-name="Source_20_Text"><text:span text:style-name="T521">AppArmor : It is in ubuntu and debian</text:span></text:span></text:p>
      <text:p text:style-name="P119"><text:span text:style-name="Source_20_Text"><text:span text:style-name="T198"/></text:span></text:p>
      <text:p text:style-name="P245">SELINUX(Security Enhanced Linux)</text:p>
      <text:p text:style-name="P245"/>
      <text:p text:style-name="P247">Selinux Modes</text:p>
      <text:p text:style-name="P247"/>
      <text:p text:style-name="P254"><text:span text:style-name="T77">Enforcing</text:span> <text:s/>: It will block the access, if ther is any policy vowlition and write to log file.</text:p>
      <text:p text:style-name="P254"/>
      <text:p text:style-name="P254"><text:span text:style-name="T77">Permissive</text:span> : It will allow the access, even tehre is any ploicy violation and will write to log file.</text:p>
      <text:p text:style-name="P246"/>
      <text:p text:style-name="P297">Disabled :<text:span text:style-name="T147"> It won’t block the access and it allso won’t write to log file.</text:span></text:p>
      <text:p text:style-name="P246"/>
      <text:p text:style-name="P246"><draw:frame draw:style-name="fr2" draw:name="Image5" text:anchor-type="paragraph" svg:width="17cm" svg:height="4.755cm" draw:z-index="4"><draw:image xlink:href="Pictures/100002010000031D000000DFE80BDDA283DCCE8A.png" xlink:type="simple" xlink:show="embed" xlink:actuate="onLoad" loext:mime-type="image/png"/></draw:frame><text:soft-page-break/></text:p>
      <text:p text:style-name="P246"/>
      <text:p text:style-name="P246"/>
      <text:p text:style-name="P458">Q. How to see the selinux lable/<text:span text:style-name="T597">context</text:span> of a directory?</text:p>
      <text:p text:style-name="P248">Ans:</text:p>
      <text:p text:style-name="P255"><text:s text:c="7"/><text:span text:style-name="T77"><text:s text:c="4"/>ls -ldZ &lt;directory_path&gt;</text:span></text:p>
      <text:p text:style-name="P255"><text:s text:c="2"/><text:span text:style-name="T688">Exa</text:span>: ls -ldZ /root</text:p>
      <text:p text:style-name="P256"><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57"/>
      <text:p text:style-name="P257"/>
      <text:p text:style-name="P257">system_u =user</text:p>
      <text:p text:style-name="P257">object_r = role</text:p>
      <text:p text:style-name="P257"><text:span text:style-name="T77">admin_home_t</text:span> = type /<text:span text:style-name="T598">target <text:tab/># This is the important to configure/manage the selinux</text:span></text:p>
      <text:p text:style-name="P257">s0 = security leble</text:p>
      <text:p text:style-name="P256"/>
      <text:p text:style-name="P459">Q. How to seel the selinux leble/<text:span text:style-name="T597">context</text:span> of a file?</text:p>
      <text:p text:style-name="P256"/>
      <text:p text:style-name="P256"><text:span text:style-name="T688">Exa</text:span>: <text:s text:c="2"/><text:span text:style-name="T77">ls -lZ <text:s/>root/file10.txt</text:span></text:p>
      <text:p text:style-name="P256"/>
      <text:p text:style-name="P256"><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56"/>
      <text:p text:style-name="P460">Q. How to list/see the selinux lable/<text:span text:style-name="T597">context </text:span>of a process?</text:p>
      <text:p text:style-name="P258"/>
      <text:p text:style-name="P258">Ans: <text:s/></text:p>
      <text:p text:style-name="P258"><text:s text:c="13"/><text:span text:style-name="T77"><text:s/>ps -sf Z | grep httpd<text:tab/><text:tab/># In redhat</text:span></text:p>
      <text:p text:style-name="P298"><text:s text:c="15"/></text:p>
      <text:p text:style-name="P258"><text:span text:style-name="T77"><text:s text:c="14"/>ps -sfZ | grep apache2</text:span><text:tab/> <text:s text:c="10"/># In ubuntu</text:p>
      <text:p text:style-name="P258"/>
      <text:p text:style-name="P461">Q. How to check selinux status/mode?</text:p>
      <text:p text:style-name="P259">Ans:</text:p>
      <text:p text:style-name="P259"><text:s text:c="7"/><text:span text:style-name="T77"><text:s text:c="3"/>getenforce</text:span></text:p>
      <text:p text:style-name="P299"><text:s text:c="9"/></text:p>
      <text:p text:style-name="P259"><text:span text:style-name="T77"><text:s text:c="17"/></text:span><text:span text:style-name="T93">or</text:span></text:p>
      <text:p text:style-name="P300"><text:s text:c="10"/>sestatus</text:p>
      <text:p text:style-name="P299"/>
      <text:p text:style-name="P461">Q. How to set selinux mode to Permissive?</text:p>
      <text:p text:style-name="P259">Ans:</text:p>
      <text:p text:style-name="P259"><text:s text:c="9"/><text:span text:style-name="T77">setenforce 0<text:tab/><text:tab/><text:tab/></text:span><text:span text:style-name="T599"># It will change the mode to Permissive, But it will be</text:span></text:p>
      <text:p text:style-name="P260"><text:s text:c="62"/>temporay. Means once system will reboot it will change to</text:p>
      <text:p text:style-name="P259"><text:span text:style-name="T599"><text:s text:c="62"/>the default mode. Which is declired in </text:span><text:span text:style-name="T17">etc</text:span><text:span text:style-name="T50">sysconfig/</text:span><text:span text:style-name="T30">selinux</text:span></text:p>
      <text:p text:style-name="P260"><text:soft-page-break/><text:span text:style-name="T24">Note : </text:span><text:span text:style-name="T48">By default mode will be</text:span><text:span text:style-name="T24"> Enforcing</text:span></text:p>
      <text:p text:style-name="P302"/>
      <text:p text:style-name="P302"/>
      <text:p text:style-name="P302"/>
      <text:p text:style-name="P461">Q. How to set selinux mode to Enforcing?</text:p>
      <text:p text:style-name="P259">Ans: </text:p>
      <text:p text:style-name="P259"><text:s text:c="6"/><text:span text:style-name="T77"><text:s text:c="2"/>setenforce 1</text:span></text:p>
      <text:p text:style-name="P299"/>
      <text:p text:style-name="P462">Q. <text:s/>How to change selinux mode permanentaly?</text:p>
      <text:p text:style-name="P260"><text:s/>Ans:</text:p>
      <text:p text:style-name="P260"/>
      <text:p text:style-name="P260"><text:s text:c="12"/>Open <text:span text:style-name="T77">selinux</text:span> file (<text:span text:style-name="T77">/etc/sysconfig/selinux</text:span>) and set the value of SELINUX=&lt;your_Value&gt;</text:p>
      <text:p text:style-name="P260"/>
      <text:p text:style-name="P260"><text:s text:c="3"/><text:span text:style-name="T692">Exa</text:span><text:span text:style-name="T600">: </text:span><text:span text:style-name="T94">SELINUX=Permissive / Enforcing /Disabled</text:span></text:p>
      <text:p text:style-name="P260"/>
      <text:p text:style-name="P261">Note: We can’t set the selinux valu as Disabled by using command<text:span text:style-name="T77">(setenforce)</text:span>.</text:p>
      <text:p text:style-name="P260"><text:s text:c="7"/></text:p>
      <text:p text:style-name="P260"/>
      <text:p text:style-name="P299"/>
      <text:p text:style-name="P463">Q. How to check the selinux logs. I f selinux is blocking any access?</text:p>
      <text:p text:style-name="P262"/>
      <text:p text:style-name="P262">Ans: we can check in log files <text:span text:style-name="T601">and selinux troubleshooter</text:span></text:p>
      <text:p text:style-name="P262"><text:s/></text:p>
      <text:p text:style-name="P262"><text:s text:c="6"/>path: <text:s text:c="2"/><text:span text:style-name="T77">/var/log/audit/audit.log</text:span></text:p>
      <text:p text:style-name="P301"/>
      <text:p text:style-name="P263">we can read the log file in little better familer wise by useing<text:span text:style-name="T77"> alert id (</text:span>it will be insid audit.log)</text:p>
      <text:p text:style-name="P263"/>
      <text:p text:style-name="P263">we can search for <text:span text:style-name="T77">sealert </text:span>in audit.log – then copy the line <text:span text:style-name="T77">sealert -l &lt;alert_ID)&gt;</text:span><text:span text:style-name="T602"> <text:s text:c="5"/></text:span></text:p>
      <text:p text:style-name="P264"><text:span text:style-name="T77">selinux troubleshooter</text:span> is a graphical tool of selinux. It will be available in <text:span text:style-name="T77">sundray</text:span> in rehad OS.</text:p>
      <text:p text:style-name="P264"/>
      <text:p text:style-name="P264"/>
      <text:p text:style-name="P264"/>
      <text:p text:style-name="P464">Q. How to change selinux contex<text:span text:style-name="T603">t</text:span>/lable of a folder and its content <text:span text:style-name="T604">for temp</text:span>?</text:p>
      <text:p text:style-name="P265">Ans:</text:p>
      <text:p text:style-name="P265"><text:s text:c="7"/><text:span text:style-name="T77"><text:s text:c="2"/>chcon -R -t &lt;new_context&gt; &lt;folder_path&gt;</text:span></text:p>
      <text:p text:style-name="P265"><text:span text:style-name="T688">Exa</text:span>: <text:span text:style-name="T77">chcon -R -t httpd_sys_content_t <text:s/>/home/pradeep/webdata</text:span><text:tab/> <text:s text:c="8"/># This is for httpd service.</text:p>
      <text:p text:style-name="P265"/>
      <text:p text:style-name="P265">Note: <text:s/><text:span text:style-name="T604">temparay means, if we will restore the context of folder it will restore to default context</text:span></text:p>
      <text:p text:style-name="P266"/>
      <text:p text:style-name="P266"/>
      <text:p text:style-name="P465">Q. How to restore the contex<text:span text:style-name="T603">t</text:span> of forlder or files, which has the temp contx<text:span text:style-name="T603">t</text:span> (changed using chcon command)?</text:p>
      <text:p text:style-name="P267"/>
      <text:p text:style-name="P267">Ans: <text:s/><text:span text:style-name="T77">restorecon -v -R </text:span><text:span text:style-name="T1">home</text:span><text:span text:style-name="T24">pradeep/webdata</text:span><text:span text:style-name="T48"><text:tab/><text:tab/># -v for verbose and – R for recursive</text:span></text:p>
      <text:p text:style-name="P307"/>
      <text:p text:style-name="P268"><text:span text:style-name="T48">Note: It will restore the contex</text:span><text:span text:style-name="T51">t</text:span><text:span text:style-name="T48"> to default value.</text:span></text:p>
      <text:p text:style-name="P308"/>
      <text:p text:style-name="P466"><text:span text:style-name="T48">Q. How to set or change the contex</text:span><text:span text:style-name="T51">t</text:span><text:span text:style-name="T48"> of a folder for permanent?</text:span></text:p>
      <text:p text:style-name="P309"/>
      <text:p text:style-name="P269"><text:span text:style-name="T48">Ans: <text:s/></text:span><text:span text:style-name="T24">semanage fcontext -a -t </text:span><text:span text:style-name="T31">httpd_sys_content_t <text:s/>/home/pradeep/webdata</text:span><text:span text:style-name="T52"><text:tab/></text:span></text:p>
      <text:p text:style-name="P310"><text:s/></text:p>
      <text:p text:style-name="P268"><text:span text:style-name="T48"><text:s text:c="6"/></text:span><text:span text:style-name="T584"><text:s text:c="4"/></text:span><text:span text:style-name="T585">Note:</text:span><text:span text:style-name="T584"> <text:s/></text:span><text:span text:style-name="T585">then restore the context of folder to relable it or apply the new context.</text:span></text:p>
      <text:p text:style-name="P268"><text:soft-page-break/><text:span text:style-name="T53"><text:s text:c="13"/></text:span><text:span text:style-name="T32"><text:s/>restorecon -R -v /home/pradeep/webdata</text:span></text:p>
      <text:p text:style-name="P311"/>
      <text:p text:style-name="P270"><text:span text:style-name="T48">Note: here </text:span><text:span text:style-name="T24">fcontext </text:span><text:span text:style-name="T48">= file context (as everything is a file in linux)</text:span></text:p>
      <text:p text:style-name="P270"><text:span text:style-name="T48"><text:s text:c="16"/></text:span><text:span text:style-name="T24"><text:s text:c="2"/>-a </text:span><text:span text:style-name="T48">= add</text:span></text:p>
      <text:p text:style-name="P270"><text:span text:style-name="T48"><text:s text:c="17"/></text:span><text:span text:style-name="T24"><text:s/>-t</text:span><text:span text:style-name="T48"> = target/type</text:span></text:p>
      <text:p text:style-name="P312"/>
      <text:p text:style-name="P313">Note: it will create a file <text:s/>in below path</text:p>
      <text:p text:style-name="P313"/>
      <text:p text:style-name="P271"><text:span text:style-name="T48">path: </text:span><text:span text:style-name="T24">/etc/selinux/targeted/contexts/files/</text:span><text:span text:style-name="T574">file_contexts.local</text:span></text:p>
      <text:p text:style-name="P308"/>
      <text:p text:style-name="P308"/>
      <text:p text:style-name="P308"/>
      <text:p text:style-name="P265"><text:span text:style-name="T77">unconfined_t<text:tab/></text:span><text:tab/># This selinux contex<text:span text:style-name="T603">t</text:span>/lable has no restriction. This the root user contex.</text:p>
      <text:p text:style-name="P265"/>
      <text:p text:style-name="P467">Q. How to check a contex<text:span text:style-name="T603">t</text:span> of a user?</text:p>
      <text:p text:style-name="P266">Ans:</text:p>
      <text:p text:style-name="P266"/>
      <text:p text:style-name="P266"><text:s text:c="4"/>logged in with that user(Whose contex<text:span text:style-name="T605">t</text:span> you want to see) - <text:s/>then type below command</text:p>
      <text:p text:style-name="P266"/>
      <text:p text:style-name="P266"><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14"/>
      <text:p text:style-name="P314"/>
      <text:p text:style-name="P468"><text:span text:style-name="T51">Q. </text:span><text:span text:style-name="T48">How to list all bool</text:span><text:span text:style-name="T55">ean</text:span><text:span text:style-name="T48"> and it’s value(off/on)?</text:span></text:p>
      <text:p text:style-name="P315"/>
      <text:p text:style-name="P272"><text:span text:style-name="T48">Ans: </text:span><text:span text:style-name="T24">getsebool -a | less</text:span><text:span text:style-name="T48"><text:tab/># It will list all bool</text:span><text:span text:style-name="T55">ean</text:span><text:span text:style-name="T48"> and it’s value</text:span></text:p>
      <text:p text:style-name="P315"/>
      <text:p text:style-name="P451">Q. How to get value of a perticular boolian?</text:p>
      <text:p text:style-name="P316"/>
      <text:p text:style-name="P273"><text:span text:style-name="T48">Ans: getsebool &lt;bool</text:span><text:span text:style-name="T55">e</text:span><text:span text:style-name="T48">an_name&gt;</text:span></text:p>
      <text:p text:style-name="P316"/>
      <text:p text:style-name="P273"><text:span text:style-name="T694">Exa</text:span><text:span text:style-name="T48">: </text:span><text:span text:style-name="T24">getsebool ftp_home_dir</text:span></text:p>
      <text:p text:style-name="P303"/>
      <text:p text:style-name="P303"/>
      <text:p text:style-name="P452">Q. How to list all boolean with its description?</text:p>
      <text:p text:style-name="P317">Ans:</text:p>
      <text:p text:style-name="P274"><text:span text:style-name="T48"><text:s text:c="12"/></text:span><text:span text:style-name="T24">semanage boolean -l</text:span></text:p>
      <text:p text:style-name="P304"/>
      <text:p text:style-name="P453">Q.How to set boolean value of a perticular boolean?</text:p>
      <text:p text:style-name="P318"/>
      <text:p text:style-name="P318">Ans: setsebool &lt;boolean_name&gt; &lt;value&gt;</text:p>
      <text:p text:style-name="P318"/>
      <text:p text:style-name="P493"><text:span text:style-name="T688">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75"><text:span text:style-name="T48"><text:s text:c="63"/>selinux will block all the resources whi</text:span><text:span text:style-name="T56">l</text:span><text:span text:style-name="T48">e context is not</text:span></text:p>
      <text:p text:style-name="P275"><text:span text:style-name="T48"><text:s text:c="64"/>matching as per selinux policy. </text:span><text:span text:style-name="T57">Here </text:span><text:span text:style-name="T34">-P</text:span><text:span text:style-name="T57"> used for permanent.</text:span></text:p>
      <text:p text:style-name="P318"/>
      <text:p text:style-name="P305">0 = off</text:p>
      <text:p text:style-name="P305">1 = on</text:p>
      <text:p text:style-name="P318"/>
      <text:p text:style-name="P353"><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40"><text:soft-page-break/></text:p>
      <text:p text:style-name="P347"/>
      <text:p text:style-name="P492">Q. How to change a process context to unconfined?</text:p>
      <text:p text:style-name="P348"/>
      <text:p text:style-name="P348">Ans: We need to change the context of the executable file of that process.</text:p>
      <text:p text:style-name="P348"/>
      <text:p text:style-name="P348"><text:span text:style-name="T688">Exa</text:span>: httpd</text:p>
      <text:p text:style-name="P348"/>
      <text:p text:style-name="P348"><text:s text:c="3"/><text:span text:style-name="T77">chcon -t unconfined_exec_t <text:s/>/usr/sbin/httpd<text:tab/># unconfined </text:span><text:s/>means it can access any</text:p>
      <text:p text:style-name="P348"><text:s text:c="84"/>directoyr and files</text:p>
      <text:p text:style-name="P348"/>
      <text:p text:style-name="P348"/>
      <text:p text:style-name="P154"><text:span text:style-name="Source_20_Text"><text:span text:style-name="T221">chcon</text:span></text:span><text:span text:style-name="Source_20_Text"><text:span text:style-name="T204"> for temparary</text:span></text:span></text:p>
      <text:p text:style-name="P119"><text:span text:style-name="Source_20_Text"><text:span text:style-name="T234"/></text:span></text:p>
      <text:p text:style-name="P119"><text:span text:style-name="Source_20_Text"><text:span text:style-name="T198"><text:s text:c="10"/></text:span></text:span><text:span text:style-name="Source_20_Text"><text:span text:style-name="T206">################## END S</text:span></text:span><text:span text:style-name="Source_20_Text"><text:span text:style-name="T208">E</text:span></text:span><text:span text:style-name="Source_20_Text"><text:span text:style-name="T206">linux #######################</text:span></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550">Q. How to fid the particular file come from which package?</text:span></text:span></text:p>
      <text:p text:style-name="P120"><text:span text:style-name="Source_20_Text"><text:span text:style-name="T195"/></text:span></text:p>
      <text:p text:style-name="P120"><text:span text:style-name="Source_20_Text"><text:span text:style-name="T195">Ans: </text:span></text:span><text:span text:style-name="Source_20_Text"><text:span text:style-name="T213">yum whatproviders &lt;file with path&gt;</text:span></text:span></text:p>
      <text:p text:style-name="P120"><text:span text:style-name="Source_20_Text"><text:span text:style-name="T195"><text:s text:c="4"/></text:span></text:span><text:span text:style-name="Source_20_Text"><text:span text:style-name="T563">Exa</text:span></text:span><text:span text:style-name="Source_20_Text"><text:span text:style-name="T195">: </text:span></text:span><text:span text:style-name="Source_20_Text"><text:span text:style-name="T213">yum whatproviders /</text:span></text:span><text:span text:style-name="Source_20_Text"><text:span text:style-name="T214">usr/</text:span></text:span><text:span text:style-name="Source_20_Text"><text:span text:style-name="T213">bin/znew</text:span></text:span></text:p>
      <text:p text:style-name="P120"><text:span text:style-name="Source_20_Text"><text:span text:style-name="T195"/></text:span></text:p>
      <text:p text:style-name="P120"><text:span text:style-name="Source_20_Text"><text:span text:style-name="T195"><text:s text:c="3"/></text:span></text:span><text:span text:style-name="Source_20_Text"><text:span text:style-name="T213"><text:s/>rpm -qf /</text:span></text:span><text:span text:style-name="Source_20_Text"><text:span text:style-name="T214">usr/</text:span></text:span><text:span text:style-name="Source_20_Text"><text:span text:style-name="T213">bin/znew</text:span></text:span><text:span text:style-name="Source_20_Text"><text:span text:style-name="T195"> <text:s text:c="3"/># </text:span></text:span><text:span text:style-name="Source_20_Text"><text:span text:style-name="T213">q</text:span></text:span><text:span text:style-name="Source_20_Text"><text:span text:style-name="T195"> stands for </text:span></text:span><text:span text:style-name="Source_20_Text"><text:span text:style-name="T213">query </text:span></text:span><text:span text:style-name="Source_20_Text"><text:span text:style-name="T195"><text:s/>and </text:span></text:span><text:span text:style-name="Source_20_Text"><text:span text:style-name="T213">f</text:span></text:span><text:span text:style-name="Source_20_Text"><text:span text:style-name="T195"> stacnds for </text:span></text:span><text:span text:style-name="Source_20_Text"><text:span text:style-name="T213">file</text:span></text:span><text:span text:style-name="Source_20_Text"><text:span text:style-name="T195"> </text:span></text:span></text:p>
      <text:p text:style-name="P117"><text:span text:style-name="Source_20_Text"><text:span text:style-name="T452"><text:s text:c="2"/></text:span></text:span></text:p>
      <text:p text:style-name="P121"><text:span text:style-name="Source_20_Text"><text:span text:style-name="T495">In Debian</text:span></text:span></text:p>
      <text:p text:style-name="P121"><text:span text:style-name="Source_20_Text"><text:span text:style-name="T495"/></text:span></text:p>
      <text:p text:style-name="P121"><text:span text:style-name="Source_20_Text"><text:span text:style-name="T453"><text:s text:c="7"/></text:span></text:span><text:span text:style-name="Source_20_Text"><text:span text:style-name="T335">dpkg -S /usr/bin/zdump</text:span></text:span><text:span text:style-name="Source_20_Text"><text:span text:style-name="T453"> <text:s/></text:span></text:span></text:p>
      <text:p text:style-name="P121"><text:span text:style-name="Source_20_Text"><text:span text:style-name="T453"/></text:span></text:p>
      <text:p text:style-name="P121"><text:span text:style-name="Source_20_Text"><text:span text:style-name="T453"/></text:span></text:p>
      <text:p text:style-name="P122"><text:span text:style-name="Source_20_Text"><text:span text:style-name="T496">User </text:span></text:span><text:span text:style-name="Source_20_Text"><text:span text:style-name="T497">and Group</text:span></text:span><text:span text:style-name="Source_20_Text"><text:span text:style-name="T496"> Management</text:span></text:span></text:p>
      <text:p text:style-name="P122"><text:span text:style-name="Source_20_Text"><text:span text:style-name="T496"/></text:span></text:p>
      <text:p text:style-name="P122"><text:span text:style-name="Source_20_Text"><text:span text:style-name="T336">useradd &lt;user_name&gt;</text:span></text:span><text:span text:style-name="Source_20_Text"><text:span text:style-name="T454"> <text:s/># It will create a user as specified. It won’t create home directory</text:span></text:span></text:p>
      <text:p text:style-name="P122"><text:span text:style-name="Source_20_Text"><text:span text:style-name="T454"/></text:span></text:p>
      <text:p text:style-name="P122"><text:span text:style-name="Source_20_Text"><text:span text:style-name="T336">adduser &lt;user_name&gt;</text:span></text:span><text:span text:style-name="Source_20_Text"><text:span text:style-name="T454"> <text:s/># It will create the user with home directory. A</text:span></text:span><text:span text:style-name="Source_20_Text"><text:span text:style-name="T336">lways use this command</text:span></text:span></text:p>
      <text:p text:style-name="P122"><text:span text:style-name="Source_20_Text"><text:span text:style-name="T336"/></text:span></text:p>
      <text:p text:style-name="P123"><text:span text:style-name="Source_20_Text"><text:span text:style-name="T337">userdel &lt;user_name&gt; <text:s/># </text:span></text:span><text:span text:style-name="Source_20_Text"><text:span text:style-name="T455">It will delete the specified user. But it wont delete the home directory of specified user.</text:span></text:span></text:p>
      <text:p text:style-name="P123"><text:span text:style-name="Source_20_Text"><text:span text:style-name="T455"/></text:span></text:p>
      <text:p text:style-name="P123"><text:span text:style-name="Source_20_Text"><text:span text:style-name="T337">userdel -r &lt;user_name&gt;</text:span></text:span><text:span text:style-name="Source_20_Text"><text:span text:style-name="T455"> <text:s/># It will delete the user and it’s home directory.</text:span></text:span></text:p>
      <text:p text:style-name="P123"><text:span text:style-name="Source_20_Text"><text:span text:style-name="T455"/></text:span></text:p>
      <text:p text:style-name="P124"><text:span text:style-name="Source_20_Text"><text:span text:style-name="T338">addgroup &lt;group_name&gt;</text:span></text:span><text:span text:style-name="Source_20_Text"><text:span text:style-name="T456"> <text:s text:c="2"/># It will create a group as specified name</text:span></text:span></text:p>
      <text:p text:style-name="P124"><text:span text:style-name="Source_20_Text"><text:span text:style-name="T338">groupadd &lt;group-name&gt; </text:span></text:span><text:span text:style-name="Source_20_Text"><text:span text:style-name="T456"><text:s text:c="3"/># It will create a group as specified name</text:span></text:span></text:p>
      <text:p text:style-name="P124"><text:span text:style-name="Source_20_Text"><text:span text:style-name="T456"/></text:span></text:p>
      <text:p text:style-name="P125"><text:span text:style-name="Source_20_Text"><text:span text:style-name="T538">Q. How to add user into a group?</text:span></text:span></text:p>
      <text:p text:style-name="P125"><text:span text:style-name="Source_20_Text"><text:span text:style-name="T457"/></text:span></text:p>
      <text:p text:style-name="P125"><text:span text:style-name="Source_20_Text"><text:span text:style-name="T457">Ans: <text:s/>got to group file(</text:span></text:span><text:span text:style-name="Source_20_Text"><text:span text:style-name="T339">/etc/group</text:span></text:span><text:span text:style-name="Source_20_Text"><text:span text:style-name="T457">) – and add the user name at end of the group in which you want to add.</text:span></text:span></text:p>
      <text:p text:style-name="P125"><text:span text:style-name="Source_20_Text"><text:span text:style-name="T457"/></text:span></text:p>
      <text:p text:style-name="P125"><text:span text:style-name="Source_20_Text"><text:span text:style-name="T457"><text:s text:c="2"/></text:span></text:span><text:span text:style-name="Source_20_Text"><text:span text:style-name="T561">Exa</text:span></text:span><text:span text:style-name="Source_20_Text"><text:span text:style-name="T457">:hp:x:1000:</text:span></text:span></text:p>
      <text:p text:style-name="P125"><text:span text:style-name="Source_20_Text"><text:span text:style-name="T457"><text:s text:c="6"/>sambashare:x:126:hp</text:span></text:span></text:p>
      <text:p text:style-name="P125"><text:span text:style-name="Source_20_Text"><text:span text:style-name="T457"><text:s text:c="6"/>docker:x:127:</text:span></text:span></text:p>
      <text:p text:style-name="P125"><text:soft-page-break/><text:span text:style-name="Source_20_Text"><text:span text:style-name="T457"><text:s text:c="6"/>pradipta:x:1001:</text:span></text:span><text:span text:style-name="Source_20_Text"><text:span text:style-name="T339">testuser1</text:span></text:span></text:p>
      <text:p text:style-name="P125"><text:span text:style-name="Source_20_Text"><text:span text:style-name="T457"><text:s text:c="6"/>torguard:x:999:</text:span></text:span><text:span text:style-name="Source_20_Text"><text:span text:style-name="T339">testuser1</text:span></text:span></text:p>
      <text:p text:style-name="P125"><text:span text:style-name="Source_20_Text"><text:span text:style-name="T457"/></text:span></text:p>
      <text:p text:style-name="P125"><text:span text:style-name="Source_20_Text"><text:span text:style-name="T457"><text:s text:c="9"/></text:span></text:span><text:span text:style-name="Source_20_Text"><text:span text:style-name="T500"># Now the </text:span></text:span><text:span text:style-name="Source_20_Text"><text:span text:style-name="T379">testuser1 </text:span></text:span><text:span text:style-name="Source_20_Text"><text:span text:style-name="T500">is the member of </text:span></text:span><text:span text:style-name="Source_20_Text"><text:span text:style-name="T379">pradipta</text:span></text:span><text:span text:style-name="Source_20_Text"><text:span text:style-name="T500"> and </text:span></text:span><text:span text:style-name="Source_20_Text"><text:span text:style-name="T379">tourguard</text:span></text:span><text:span text:style-name="Source_20_Text"><text:span text:style-name="T500"> groups.</text:span></text:span></text:p>
      <text:p text:style-name="P125"><text:span text:style-name="Source_20_Text"><text:span text:style-name="T457"/></text:span></text:p>
      <text:p text:style-name="P125"><text:span text:style-name="Source_20_Text"><text:span text:style-name="T457"/></text:span></text:p>
      <text:p text:style-name="P126"><text:span text:style-name="Source_20_Text"><text:span text:style-name="T539">Q. How to set password for a group?</text:span></text:span></text:p>
      <text:p text:style-name="P126"><text:span text:style-name="Source_20_Text"><text:span text:style-name="T458"/></text:span></text:p>
      <text:p text:style-name="P126"><text:span text:style-name="Source_20_Text"><text:span text:style-name="T458">Ans:</text:span></text:span></text:p>
      <text:p text:style-name="P126"><text:span text:style-name="Source_20_Text"><text:span text:style-name="T458"><text:s text:c="6"/></text:span></text:span><text:span text:style-name="Source_20_Text"><text:span text:style-name="T340">sudo gpasswd &lt;group_name&gt;</text:span></text:span><text:span text:style-name="Source_20_Text"><text:span text:style-name="T458"> <text:s text:c="2"/></text:span></text:span></text:p>
      <text:p text:style-name="P126"><text:span text:style-name="Source_20_Text"><text:span text:style-name="T458"/></text:span></text:p>
      <text:p text:style-name="P126"><text:span text:style-name="Source_20_Text"><text:span text:style-name="T458"/></text:span></text:p>
      <text:h text:style-name="P159" text:outline-level="2"><text:span text:style-name="Source_20_Text"><text:span text:style-name="T523">Manage System-Wide Environment Profiles</text:span></text:span></text:h>
      <text:p text:style-name="P126"><text:span text:style-name="Source_20_Text"><text:span text:style-name="T458"/></text:span></text:p>
      <text:p text:style-name="P127"><text:span text:style-name="Source_20_Text"><text:span text:style-name="T540">Q. How to set variable?</text:span></text:span></text:p>
      <text:p text:style-name="P127"><text:span text:style-name="Source_20_Text"><text:span text:style-name="T459"><text:s text:c="3"/></text:span></text:span></text:p>
      <text:p text:style-name="P127"><text:span text:style-name="Source_20_Text"><text:span text:style-name="T459"><text:s text:c="2"/>Ans: <text:s/></text:span></text:span><text:span text:style-name="Source_20_Text"><text:span text:style-name="T360">export &lt;variable_name&gt;=”&lt;value&gt;”</text:span></text:span></text:p>
      <text:p text:style-name="P127"><text:span text:style-name="Source_20_Text"><text:span text:style-name="T459"><text:s text:c="5"/></text:span></text:span><text:span text:style-name="Source_20_Text"><text:span text:style-name="T562">Exa</text:span></text:span><text:span text:style-name="Source_20_Text"><text:span text:style-name="T459">: </text:span></text:span><text:span text:style-name="Source_20_Text"><text:span text:style-name="T360">export FIRST_NAME=”Alok”</text:span></text:span></text:p>
      <text:p text:style-name="P127"><text:span text:style-name="Source_20_Text"><text:span text:style-name="T459"/></text:span></text:p>
      <text:p text:style-name="P127"><text:span text:style-name="Source_20_Text"><text:span text:style-name="T540">Q. How to see the value of variable?</text:span></text:span></text:p>
      <text:p text:style-name="P127"><text:span text:style-name="Source_20_Text"><text:span text:style-name="T459"/></text:span></text:p>
      <text:p text:style-name="P127"><text:span text:style-name="Source_20_Text"><text:span text:style-name="T459"><text:s/>Ans: <text:s/>echo $&lt;variable_name&gt;</text:span></text:span></text:p>
      <text:p text:style-name="P127"><text:span text:style-name="Source_20_Text"><text:span text:style-name="T459"><text:s text:c="2"/></text:span></text:span><text:span text:style-name="Source_20_Text"><text:span text:style-name="T562">Exa</text:span></text:span><text:span text:style-name="Source_20_Text"><text:span text:style-name="T459">: </text:span></text:span><text:span text:style-name="Source_20_Text"><text:span text:style-name="T360">echo $FIRST_NAME</text:span></text:span></text:p>
      <text:p text:style-name="P127"><text:span text:style-name="Source_20_Text"><text:span text:style-name="T459"/></text:span></text:p>
      <text:p text:style-name="P127"><text:span text:style-name="Source_20_Text"><text:span text:style-name="T459"/></text:span></text:p>
      <text:p text:style-name="P127"><text:span text:style-name="Source_20_Text"><text:span text:style-name="T459"/></text:span></text:p>
      <text:p text:style-name="P127"><text:span text:style-name="Source_20_Text"><text:span text:style-name="T540"/></text:span></text:p>
      <text:p text:style-name="P127"><text:span text:style-name="Source_20_Text"><text:span text:style-name="T540">Q. <text:s/>How to unset the variable?</text:span></text:span></text:p>
      <text:p text:style-name="P127"><text:span text:style-name="Source_20_Text"><text:span text:style-name="T459"/></text:span></text:p>
      <text:p text:style-name="P127"><text:span text:style-name="Source_20_Text"><text:span text:style-name="T459"><text:s text:c="4"/>Ans: </text:span></text:span><text:span text:style-name="Source_20_Text"><text:span text:style-name="T360">unset &lt;variable_name&gt;</text:span></text:span></text:p>
      <text:p text:style-name="P127"><text:span text:style-name="Source_20_Text"><text:span text:style-name="T459"><text:s text:c="7"/></text:span></text:span><text:span text:style-name="Source_20_Text"><text:span text:style-name="T562">Exa</text:span></text:span><text:span text:style-name="Source_20_Text"><text:span text:style-name="T459">: unset FIRST_NAME</text:span></text:span></text:p>
      <text:p text:style-name="P127"><text:span text:style-name="Source_20_Text"><text:span text:style-name="T459"/></text:span></text:p>
      <text:p text:style-name="P129"><text:span text:style-name="Source_20_Text"><text:span text:style-name="T501">Note: <text:s/>We can set the variables in </text:span></text:span><text:span text:style-name="Source_20_Text"><text:span text:style-name="T380">.bashrc</text:span></text:span><text:span text:style-name="Source_20_Text"><text:span text:style-name="T501"> and </text:span></text:span><text:span text:style-name="Source_20_Text"><text:span text:style-name="T380">.profile</text:span></text:span><text:span text:style-name="Source_20_Text"><text:span text:style-name="T501"> file </text:span></text:span><text:span text:style-name="Source_20_Text"><text:span text:style-name="T503">and these files will be in users home directory.</text:span></text:span></text:p>
      <text:p text:style-name="P129"><text:span text:style-name="Source_20_Text"><text:span text:style-name="T247"/></text:span></text:p>
      <text:p text:style-name="P127"><text:span text:style-name="Source_20_Text"><text:span text:style-name="T248"/></text:span></text:p>
      <text:p text:style-name="P127"><text:span text:style-name="Source_20_Text"><text:span text:style-name="T248"/></text:span></text:p>
      <text:p text:style-name="P128"><text:span text:style-name="Source_20_Text"><text:span text:style-name="T502">Note: All avobe variable will be </text:span></text:span><text:span text:style-name="Source_20_Text"><text:span text:style-name="T501">user specific variable. It will be availabel for the particular user in which user login we have created.</text:span></text:span></text:p>
      <text:p text:style-name="P128"><text:span text:style-name="Source_20_Text"><text:span text:style-name="T515"/></text:span></text:p>
      <text:p text:style-name="P128"><text:span text:style-name="Source_20_Text"><text:span text:style-name="T515"/></text:span></text:p>
      <text:p text:style-name="P126"><text:span text:style-name="Source_20_Text"><text:span text:style-name="T504"/></text:span></text:p>
      <text:p text:style-name="P130"><text:span text:style-name="Source_20_Text"><text:span text:style-name="T505">Note: We can set the variables for whole system, which will be available for all user s in system in </text:span></text:span><text:span text:style-name="Source_20_Text"><text:span text:style-name="T225">/etc/environment</text:span></text:span><text:span text:style-name="Source_20_Text"><text:span text:style-name="T236"> file.</text:span></text:span></text:p>
      <text:p text:style-name="P130"><text:span text:style-name="Source_20_Text"><text:span text:style-name="T199"/></text:span></text:p>
      <text:h text:style-name="P160" text:outline-level="2"><text:span text:style-name="Source_20_Text"><text:span text:style-name="T551">Q. How to make some particular files or directorys will be available in all new users home directory by default?</text:span></text:span></text:h>
      <text:p text:style-name="P161"><text:span text:style-name="Source_20_Text"><text:span text:style-name="T551"/></text:span></text:p>
      <text:p text:style-name="P161"><text:soft-page-break/><text:span text:style-name="Source_20_Text"><text:span text:style-name="T200">Ans: We will add or copy those files and directory</text:span></text:span><text:span text:style-name="Source_20_Text"><text:span text:style-name="T201">s</text:span></text:span><text:span text:style-name="Source_20_Text"><text:span text:style-name="T200"> inside the </text:span></text:span><text:span text:style-name="Source_20_Text"><text:span text:style-name="T216">/etc/skel/</text:span></text:span><text:span text:style-name="Source_20_Text"><text:span text:style-name="T200"> <text:s/>directory. Because while creating the new user</text:span></text:span><text:span text:style-name="Source_20_Text"><text:span text:style-name="T202">(</text:span></text:span><text:span text:style-name="Source_20_Text"><text:span text:style-name="T217">adduser</text:span></text:span><text:span text:style-name="Source_20_Text"><text:span text:style-name="T202">)</text:span></text:span><text:span text:style-name="Source_20_Text"><text:span text:style-name="T200"> by default it will copy all directory and files from </text:span></text:span><text:span text:style-name="Source_20_Text"><text:span text:style-name="T216">/etc/skel/</text:span></text:span><text:span text:style-name="Source_20_Text"><text:span text:style-name="T200"> directory to user’s home directory.</text:span></text:span></text:p>
      <text:p text:style-name="P161"><text:span text:style-name="Source_20_Text"><text:span text:style-name="T200"><text:s text:c="2"/></text:span></text:span><text:span text:style-name="Source_20_Text"><text:span text:style-name="T237">Note: We need to create user using </text:span></text:span><text:span text:style-name="Source_20_Text"><text:span text:style-name="T226">adduser</text:span></text:span><text:span text:style-name="Source_20_Text"><text:span text:style-name="T237"> command only.</text:span></text:span></text:p>
      <text:h text:style-name="P160" text:outline-level="2"><text:span text:style-name="Source_20_Text"><text:span text:style-name="T522"> </text:span></text:span><text:span text:style-name="Source_20_Text"><text:span text:style-name="T524">Configure User Resource Limits</text:span></text:span></text:h>
      <text:p text:style-name="P161"><text:span text:style-name="Source_20_Text"><text:span text:style-name="T200"/></text:span></text:p>
      <text:p text:style-name="P163"><text:span text:style-name="Source_20_Text"><text:span text:style-name="T238">Note: </text:span></text:span><text:span text:style-name="Source_20_Text"><text:span text:style-name="T227">/etc/security/limits.conf</text:span></text:span></text:p>
      <text:p text:style-name="P163"><text:span text:style-name="Source_20_Text"><text:span text:style-name="T218"/></text:span></text:p>
      <text:p text:style-name="P164"><text:span text:style-name="Source_20_Text"><text:span text:style-name="T219">Syntax: &lt;domain&gt; <text:s/>&lt;type&gt; <text:s/>&lt;item&gt; <text:s/>&lt;value&gt;</text:span></text:span></text:p>
      <text:p text:style-name="P164"><text:span text:style-name="Source_20_Text"><text:span text:style-name="T219">&lt;domain&gt; can be:</text:span></text:span></text:p>
      <text:p text:style-name="P164"><text:span text:style-name="Source_20_Text"><text:span text:style-name="T219"><text:s text:c="7"/>- a user name</text:span></text:span></text:p>
      <text:p text:style-name="P164"><text:span text:style-name="Source_20_Text"><text:span text:style-name="T219"><text:s text:c="7"/>- a group name, with @group syntax</text:span></text:span></text:p>
      <text:p text:style-name="P164"><text:span text:style-name="Source_20_Text"><text:span text:style-name="T219"><text:s text:c="7"/>- the wildcard *, for default entry</text:span></text:span></text:p>
      <text:p text:style-name="P164"><text:span text:style-name="Source_20_Text"><text:span text:style-name="T219"><text:s text:c="7"/>- the wildcard %, can be also used with %group syntax,</text:span></text:span></text:p>
      <text:p text:style-name="P164"><text:span text:style-name="Source_20_Text"><text:span text:style-name="T219"><text:s text:c="16"/>for maxlogin limit</text:span></text:span></text:p>
      <text:p text:style-name="P164"><text:span text:style-name="Source_20_Text"><text:span text:style-name="T219"><text:s text:c="5"/></text:span></text:span><text:span text:style-name="Source_20_Text"><text:span text:style-name="T228"><text:s text:c="2"/>- NOTE: group and wildcard limits are not applied to root.</text:span></text:span></text:p>
      <text:p text:style-name="P164"><text:span text:style-name="Source_20_Text"><text:span text:style-name="T219"><text:s text:c="9"/>To apply a limit to the root user, &lt;domain&gt; must be</text:span></text:span></text:p>
      <text:p text:style-name="P164"><text:span text:style-name="Source_20_Text"><text:span text:style-name="T219"><text:s text:c="9"/>the literal username root.</text:span></text:span></text:p>
      <text:p text:style-name="P162"><text:span text:style-name="Source_20_Text"><text:span text:style-name="T514"/></text:span></text:p>
      <text:p text:style-name="P168"><text:span text:style-name="T77">&lt;type&gt; </text:span>can have the two values:</text:p>
      <text:p text:style-name="P168"><text:s text:c="6"/>- "<text:span text:style-name="T77">soft</text:span>" for enforcing the soft limits<text:span text:style-name="T568">(User can change)</text:span></text:p>
      <text:p text:style-name="P168"><text:s text:c="6"/>- "<text:span text:style-name="T77">hard"</text:span> for enforcing hard limits<text:span text:style-name="T568">(user can’t change)</text:span></text:p>
      <text:p text:style-name="P130"><text:span text:style-name="Source_20_Text"><text:span text:style-name="T215">&lt;item&gt;</text:span></text:span><text:span text:style-name="Source_20_Text"><text:span text:style-name="T199"> can be one of the following:</text:span></text:span></text:p>
      <text:p text:style-name="P130"><text:span text:style-name="Source_20_Text"><text:span text:style-name="T199"><text:s text:c="8"/>-</text:span></text:span><text:span text:style-name="Source_20_Text"><text:span text:style-name="T215"> core</text:span></text:span><text:span text:style-name="Source_20_Text"><text:span text:style-name="T199"> <text:s text:c="12"/></text:span></text:span><text:span text:style-name="Source_20_Text"><text:span text:style-name="T207">#</text:span></text:span><text:span text:style-name="Source_20_Text"><text:span text:style-name="T199"> limits the core file size (KB)</text:span></text:span></text:p>
      <text:p text:style-name="P130"><text:span text:style-name="Source_20_Text"><text:span text:style-name="T199"><text:s text:c="8"/>-</text:span></text:span><text:span text:style-name="Source_20_Text"><text:span text:style-name="T215"> data <text:s text:c="12"/></text:span></text:span><text:span text:style-name="Source_20_Text"><text:span text:style-name="T222">#</text:span></text:span><text:span text:style-name="Source_20_Text"><text:span text:style-name="T199"> max data size (KB)</text:span></text:span></text:p>
      <text:p text:style-name="P130"><text:span text:style-name="Source_20_Text"><text:span text:style-name="T199"><text:s text:c="8"/></text:span></text:span><text:span text:style-name="Source_20_Text"><text:span text:style-name="T215">- fsize <text:s text:c="12"/></text:span></text:span><text:span text:style-name="Source_20_Text"><text:span text:style-name="T222"># </text:span></text:span><text:span text:style-name="Source_20_Text"><text:span text:style-name="T199">maximum filesize (KB)</text:span></text:span></text:p>
      <text:p text:style-name="P130"><text:span text:style-name="Source_20_Text"><text:span text:style-name="T199"><text:s text:c="8"/>- </text:span></text:span><text:span text:style-name="Source_20_Text"><text:span text:style-name="T215">memlock <text:s text:c="4"/></text:span></text:span><text:span text:style-name="Source_20_Text"><text:span text:style-name="T222">#</text:span></text:span><text:span text:style-name="Source_20_Text"><text:span text:style-name="T199"> max locked-in-memory address space (KB)</text:span></text:span></text:p>
      <text:p text:style-name="P130"><text:span text:style-name="Source_20_Text"><text:span text:style-name="T199"><text:s text:c="8"/>- </text:span></text:span><text:span text:style-name="Source_20_Text"><text:span text:style-name="T215">nofile</text:span></text:span><text:span text:style-name="Source_20_Text"><text:span text:style-name="T199"> <text:s text:c="9"/></text:span></text:span><text:span text:style-name="Source_20_Text"><text:span text:style-name="T207">#</text:span></text:span><text:span text:style-name="Source_20_Text"><text:span text:style-name="T199"> max number of open files</text:span></text:span></text:p>
      <text:p text:style-name="P130"><text:span text:style-name="Source_20_Text"><text:span text:style-name="T199"><text:s text:c="8"/>-</text:span></text:span><text:span text:style-name="Source_20_Text"><text:span text:style-name="T215"> rss</text:span></text:span><text:span text:style-name="Source_20_Text"><text:span text:style-name="T199"> <text:s text:c="14"/></text:span></text:span><text:span text:style-name="Source_20_Text"><text:span text:style-name="T207">#</text:span></text:span><text:span text:style-name="Source_20_Text"><text:span text:style-name="T199"> max resident set size (KB)</text:span></text:span></text:p>
      <text:p text:style-name="P130"><text:span text:style-name="Source_20_Text"><text:span text:style-name="T199"><text:s text:c="8"/></text:span></text:span><text:span text:style-name="Source_20_Text"><text:span text:style-name="T215">- stack <text:s text:c="9"/></text:span></text:span><text:span text:style-name="Source_20_Text"><text:span text:style-name="T222">#</text:span></text:span><text:span text:style-name="Source_20_Text"><text:span text:style-name="T199"> max stack size (KB)</text:span></text:span></text:p>
      <text:p text:style-name="P130"><text:span text:style-name="Source_20_Text"><text:span text:style-name="T199"><text:s text:c="6"/></text:span></text:span><text:span text:style-name="Source_20_Text"><text:span text:style-name="T215"><text:s text:c="2"/>- cpu <text:s text:c="12"/></text:span></text:span><text:span text:style-name="Source_20_Text"><text:span text:style-name="T222">#</text:span></text:span><text:span text:style-name="Source_20_Text"><text:span text:style-name="T199"> max CPU time (MIN)</text:span></text:span></text:p>
      <text:p text:style-name="P130"><text:span text:style-name="Source_20_Text"><text:span text:style-name="T199"><text:s text:c="8"/></text:span></text:span><text:span text:style-name="Source_20_Text"><text:span text:style-name="T215">- nproc <text:s text:c="8"/></text:span></text:span><text:span text:style-name="Source_20_Text"><text:span text:style-name="T222">#</text:span></text:span><text:span text:style-name="Source_20_Text"><text:span text:style-name="T199"> max number of processes</text:span></text:span></text:p>
      <text:p text:style-name="P130"><text:span text:style-name="Source_20_Text"><text:span text:style-name="T199"><text:s text:c="5"/></text:span></text:span><text:span text:style-name="Source_20_Text"><text:span text:style-name="T215"><text:s text:c="3"/>- as <text:s text:c="14"/></text:span></text:span><text:span text:style-name="Source_20_Text"><text:span text:style-name="T222">#</text:span></text:span><text:span text:style-name="Source_20_Text"><text:span text:style-name="T215"> </text:span></text:span><text:span text:style-name="Source_20_Text"><text:span text:style-name="T199">address space limit (KB)</text:span></text:span></text:p>
      <text:p text:style-name="P130"><text:span text:style-name="Source_20_Text"><text:span text:style-name="T199"><text:s text:c="7"/></text:span></text:span><text:span text:style-name="Source_20_Text"><text:span text:style-name="T215"><text:s/>- maxlogins</text:span></text:span><text:span text:style-name="Source_20_Text"><text:span text:style-name="T199"> <text:s text:c="8"/></text:span></text:span><text:span text:style-name="Source_20_Text"><text:span text:style-name="T207">#</text:span></text:span><text:span text:style-name="Source_20_Text"><text:span text:style-name="T199"> max number of logins for this user</text:span></text:span></text:p>
      <text:p text:style-name="P130"><text:span text:style-name="Source_20_Text"><text:span text:style-name="T199"><text:s text:c="5"/></text:span></text:span><text:span text:style-name="Source_20_Text"><text:span text:style-name="T215"><text:s text:c="3"/>- maxsyslogins</text:span></text:span><text:span text:style-name="Source_20_Text"><text:span text:style-name="T199"> <text:s text:c="4"/></text:span></text:span><text:span text:style-name="Source_20_Text"><text:span text:style-name="T207">#</text:span></text:span><text:span text:style-name="Source_20_Text"><text:span text:style-name="T199"> max number of logins on the system</text:span></text:span></text:p>
      <text:p text:style-name="P130"><text:span text:style-name="Source_20_Text"><text:span text:style-name="T199"><text:s text:c="6"/></text:span></text:span><text:span text:style-name="Source_20_Text"><text:span text:style-name="T215"><text:s text:c="2"/>- priority <text:s text:c="13"/></text:span></text:span><text:span text:style-name="Source_20_Text"><text:span text:style-name="T222">#</text:span></text:span><text:span text:style-name="Source_20_Text"><text:span text:style-name="T199"> the priority to run user process with</text:span></text:span></text:p>
      <text:p text:style-name="P130"><text:span text:style-name="Source_20_Text"><text:span text:style-name="T199"><text:s text:c="2"/></text:span></text:span><text:span text:style-name="Source_20_Text"><text:span text:style-name="T215"><text:s text:c="6"/>- locks <text:s text:c="17"/></text:span></text:span><text:span text:style-name="Source_20_Text"><text:span text:style-name="T222">#</text:span></text:span><text:span text:style-name="Source_20_Text"><text:span text:style-name="T199"> max number of file locks the user can hold</text:span></text:span></text:p>
      <text:p text:style-name="P130"><text:span text:style-name="Source_20_Text"><text:span text:style-name="T199"><text:s text:c="8"/></text:span></text:span><text:span text:style-name="Source_20_Text"><text:span text:style-name="T215">- sigpending</text:span></text:span><text:span text:style-name="Source_20_Text"><text:span text:style-name="T199"> <text:s text:c="8"/></text:span></text:span><text:span text:style-name="Source_20_Text"><text:span text:style-name="T207">#</text:span></text:span><text:span text:style-name="Source_20_Text"><text:span text:style-name="T199"> max number of pending signals</text:span></text:span></text:p>
      <text:p text:style-name="P130"><text:soft-page-break/><text:span text:style-name="Source_20_Text"><text:span text:style-name="T199"><text:s text:c="7"/></text:span></text:span><text:span text:style-name="Source_20_Text"><text:span text:style-name="T215"><text:s/>- msgqueue <text:s text:c="9"/></text:span></text:span><text:span text:style-name="Source_20_Text"><text:span text:style-name="T222">#</text:span></text:span><text:span text:style-name="Source_20_Text"><text:span text:style-name="T199"> max memory used by POSIX message queues (bytes)</text:span></text:span></text:p>
      <text:p text:style-name="P130"><text:span text:style-name="Source_20_Text"><text:span text:style-name="T199"><text:s text:c="8"/></text:span></text:span><text:span text:style-name="Source_20_Text"><text:span text:style-name="T215">- nice</text:span></text:span><text:span text:style-name="Source_20_Text"><text:span text:style-name="T199"> <text:s text:c="18"/></text:span></text:span><text:span text:style-name="Source_20_Text"><text:span text:style-name="T207">#</text:span></text:span><text:span text:style-name="Source_20_Text"><text:span text:style-name="T199"> max nice priority allowed to raise to values: [-20, 19]</text:span></text:span></text:p>
      <text:p text:style-name="P130"><text:span text:style-name="Source_20_Text"><text:span text:style-name="T199"><text:s text:c="8"/></text:span></text:span><text:span text:style-name="Source_20_Text"><text:span text:style-name="T215">- rtprio</text:span></text:span><text:span text:style-name="Source_20_Text"><text:span text:style-name="T199"> <text:s text:c="16"/></text:span></text:span><text:span text:style-name="Source_20_Text"><text:span text:style-name="T207">#</text:span></text:span><text:span text:style-name="Source_20_Text"><text:span text:style-name="T199"> max realtime priority</text:span></text:span></text:p>
      <text:p text:style-name="P130"><text:span text:style-name="Source_20_Text"><text:span text:style-name="T199"><text:s text:c="7"/></text:span></text:span><text:span text:style-name="Source_20_Text"><text:span text:style-name="T215"><text:s/>- chroot <text:s text:c="13"/></text:span></text:span><text:span text:style-name="Source_20_Text"><text:span text:style-name="T222">#</text:span></text:span><text:span text:style-name="Source_20_Text"><text:span text:style-name="T199"> change root to directory (Debian-specific)</text:span></text:span></text:p>
      <text:p text:style-name="P131"><text:span text:style-name="Source_20_Text"><text:span text:style-name="T203"/></text:span></text:p>
      <text:p text:style-name="P131"><text:span text:style-name="Source_20_Text"><text:span text:style-name="T203"/></text:span></text:p>
      <text:p text:style-name="P131"><text:span text:style-name="Source_20_Text"><text:span text:style-name="T564">Exa</text:span></text:span><text:span text:style-name="Source_20_Text"><text:span text:style-name="T219">:</text:span></text:span></text:p>
      <text:p text:style-name="P131"><text:span text:style-name="Source_20_Text"><text:span text:style-name="T219">* <text:s text:c="14"/>soft <text:s text:c="3"/>core <text:s text:c="11"/>0</text:span></text:span></text:p>
      <text:p text:style-name="P131"><text:span text:style-name="Source_20_Text"><text:span text:style-name="T219"/></text:span></text:p>
      <text:p text:style-name="P131"><text:span text:style-name="Source_20_Text"><text:span text:style-name="T219">root <text:s text:c="11"/>hard <text:s text:c="3"/>core <text:s text:c="11"/>100000</text:span></text:span></text:p>
      <text:p text:style-name="P131"><text:span text:style-name="Source_20_Text"><text:span text:style-name="T219"/></text:span></text:p>
      <text:p text:style-name="P131"><text:span text:style-name="Source_20_Text"><text:span text:style-name="T219">* <text:s text:c="14"/>hard <text:s text:c="3"/>rss <text:s text:c="12"/>10000</text:span></text:span></text:p>
      <text:p text:style-name="P131"><text:span text:style-name="Source_20_Text"><text:span text:style-name="T219"/></text:span></text:p>
      <text:p text:style-name="P131"><text:span text:style-name="Source_20_Text"><text:span text:style-name="T219">@student <text:s text:c="7"/>hard <text:s text:c="3"/>nproc <text:s text:c="10"/>20</text:span></text:span></text:p>
      <text:p text:style-name="P131"><text:span text:style-name="Source_20_Text"><text:span text:style-name="T219"/></text:span></text:p>
      <text:p text:style-name="P131"><text:span text:style-name="Source_20_Text"><text:span text:style-name="T219">@faculty <text:s text:c="7"/>soft <text:s text:c="3"/>nproc <text:s text:c="10"/>20</text:span></text:span></text:p>
      <text:p text:style-name="P131"><text:span text:style-name="Source_20_Text"><text:span text:style-name="T219"/></text:span></text:p>
      <text:p text:style-name="P131"><text:span text:style-name="Source_20_Text"><text:span text:style-name="T219">@faculty <text:s text:c="7"/>hard <text:s text:c="3"/>nproc <text:s text:c="10"/>50</text:span></text:span></text:p>
      <text:p text:style-name="P131"><text:span text:style-name="Source_20_Text"><text:span text:style-name="T219"/></text:span></text:p>
      <text:p text:style-name="P131"><text:span text:style-name="Source_20_Text"><text:span text:style-name="T219">ftp <text:s text:c="12"/>hard <text:s text:c="3"/>nproc <text:s text:c="10"/>0</text:span></text:span></text:p>
      <text:p text:style-name="P131"><text:span text:style-name="Source_20_Text"><text:span text:style-name="T219"/></text:span></text:p>
      <text:p text:style-name="P131"><text:span text:style-name="Source_20_Text"><text:span text:style-name="T219">ftp <text:s text:c="12"/>- <text:s text:c="6"/>chroot <text:s text:c="9"/>/ftp</text:span></text:span></text:p>
      <text:p text:style-name="P131"><text:span text:style-name="Source_20_Text"><text:span text:style-name="T219"/></text:span></text:p>
      <text:p text:style-name="P131"><text:span text:style-name="Source_20_Text"><text:span text:style-name="T219">@student <text:s text:c="7"/>- <text:s text:c="6"/>maxlogins <text:s text:c="6"/>4</text:span></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26"><text:span text:style-name="Source_20_Text"><text:span text:style-name="T458"/></text:span></text:p>
      <text:p text:style-name="P126"><text:span text:style-name="Source_20_Text"><text:span text:style-name="T458"/></text:span></text:p>
      <text:h text:style-name="P159" text:outline-level="2"><text:span text:style-name="Source_20_Text"><text:span text:style-name="T523">Manage User Privileges</text:span></text:span></text:h>
      <text:p text:style-name="P126"><text:span text:style-name="Source_20_Text"><text:span text:style-name="T523"/></text:span></text:p>
      <text:p text:style-name="P132"><text:span text:style-name="Source_20_Text"><text:span text:style-name="T541">Q. How can we set the who can logged into system a</text:span></text:span><text:span text:style-name="Source_20_Text"><text:span text:style-name="T542">nd</text:span></text:span><text:span text:style-name="Source_20_Text"><text:span text:style-name="T541"> from which netwoerk and from which domain, etc...</text:span></text:span></text:p>
      <text:p text:style-name="P132"><text:span text:style-name="Source_20_Text"><text:span text:style-name="T460"/></text:span></text:p>
      <text:p text:style-name="P132"><text:span text:style-name="Source_20_Text"><text:span text:style-name="T460">Ans: We can do all these secusrity through </text:span></text:span><text:span text:style-name="Source_20_Text"><text:span text:style-name="T341">/etc/security/access.conf</text:span></text:span><text:span text:style-name="Source_20_Text"><text:span text:style-name="T460"> file</text:span></text:span></text:p>
      <text:p text:style-name="P132"><text:span text:style-name="Source_20_Text"><text:span text:style-name="T460"/></text:span></text:p>
      <text:p text:style-name="P133"><text:span text:style-name="Source_20_Text"><text:span text:style-name="T543">Q. How to remove execute access from a praticular file?</text:span></text:span></text:p>
      <text:p text:style-name="P133"><text:span text:style-name="Source_20_Text"><text:span text:style-name="T461"><text:s text:c="2"/></text:span></text:span></text:p>
      <text:p text:style-name="P133"><text:span text:style-name="Source_20_Text"><text:span text:style-name="T461">Ans: </text:span></text:span><text:span text:style-name="Source_20_Text"><text:span text:style-name="T373">chmod -x &lt;file_name&gt;</text:span></text:span></text:p>
      <text:p text:style-name="P133"><text:span text:style-name="Source_20_Text"><text:span text:style-name="T461"/></text:span></text:p>
      <text:p text:style-name="P133"><text:span text:style-name="Source_20_Text"><text:span text:style-name="T461"/></text:span></text:p>
      <text:p text:style-name="P149"><text:span text:style-name="Source_20_Text"><text:span text:style-name="T498">Configuring PAM(</text:span></text:span><text:span text:style-name="Source_20_Text"><text:span text:style-name="T517">Pluggable Authentication Modules </text:span></text:span><text:span text:style-name="Source_20_Text"><text:span text:style-name="T498">)</text:span></text:span></text:p>
      <text:p text:style-name="P149"><text:span text:style-name="Source_20_Text"><text:span text:style-name="T251"/></text:span></text:p>
      <text:h text:style-name="P169" text:outline-level="3"><text:span text:style-name="Source_20_Text"><text:span text:style-name="T498">Networking</text:span></text:span></text:h>
      <text:p text:style-name="P165"><text:span text:style-name="Source_20_Text"><text:span text:style-name="T498"/></text:span></text:p>
      <text:p text:style-name="P166"><text:span text:style-name="Source_20_Text"><text:span text:style-name="T263">/etc/network/interfaces</text:span></text:span></text:p>
      <text:p text:style-name="P150"><text:span text:style-name="Source_20_Text"><text:span text:style-name="T546">Q. How to manually assign static IP to network int</text:span></text:span><text:span text:style-name="Source_20_Text"><text:span text:style-name="T547">erface?</text:span></text:span></text:p>
      <text:p text:style-name="P150"><text:soft-page-break/><text:span text:style-name="Source_20_Text"><text:span text:style-name="T252"/></text:span></text:p>
      <text:p text:style-name="P150"><text:span text:style-name="Source_20_Text"><text:span text:style-name="T252">Ans: go to </text:span></text:span><text:span text:style-name="Source_20_Text"><text:span text:style-name="T263">/etc/network/interfaces </text:span></text:span><text:span text:style-name="Source_20_Text"><text:span text:style-name="T264">a</text:span></text:span><text:span text:style-name="Source_20_Text"><text:span text:style-name="T252">nd add the below details in that. Make susre you are giving you IP details insted of mentioned in this exa.</text:span></text:span></text:p>
      <text:p text:style-name="P150"><text:span text:style-name="Source_20_Text"><text:span text:style-name="T252"/></text:span></text:p>
      <text:p text:style-name="P170"/>
      <text:p text:style-name="P171"><text:span text:style-name="Source_20_Text"><text:span text:style-name="T518">auto eth0</text:span></text:span></text:p>
      <text:p text:style-name="P171"><text:span text:style-name="Source_20_Text"><text:span text:style-name="T518">iface eth0 inet static</text:span></text:span></text:p>
      <text:p text:style-name="P171"><text:span text:style-name="Source_20_Text"><text:span text:style-name="T519"><text:s text:c="8"/></text:span></text:span><text:span text:style-name="Source_20_Text"><text:span text:style-name="T518">address 192.168.20.20</text:span></text:span></text:p>
      <text:p text:style-name="P171"><text:span text:style-name="Source_20_Text"><text:span text:style-name="T519"><text:s text:c="8"/></text:span></text:span><text:span text:style-name="Source_20_Text"><text:span text:style-name="T518">netmask 255.255.255.0</text:span></text:span></text:p>
      <text:p text:style-name="P171"><text:span text:style-name="Source_20_Text"><text:span text:style-name="T519"><text:s text:c="8"/></text:span></text:span><text:span text:style-name="Source_20_Text"><text:span text:style-name="T518">network 192.168.20.0</text:span></text:span></text:p>
      <text:p text:style-name="P171"><text:span text:style-name="Source_20_Text"><text:span text:style-name="T519"><text:s text:c="8"/></text:span></text:span><text:span text:style-name="Source_20_Text"><text:span text:style-name="T518">broadcast 192.168.20.255</text:span></text:span></text:p>
      <text:p text:style-name="P171"><text:span text:style-name="Source_20_Text"><text:span text:style-name="T519"><text:s text:c="8"/></text:span></text:span><text:span text:style-name="Source_20_Text"><text:span text:style-name="T518">gateway 192.168.20.250</text:span></text:span></text:p>
      <text:p text:style-name="P167"><text:span text:style-name="Source_20_Text"><text:span text:style-name="T263"/></text:span></text:p>
      <text:p text:style-name="P151"><text:span text:style-name="Source_20_Text"><text:span text:style-name="T265">iptables -L </text:span></text:span><text:span text:style-name="Source_20_Text"><text:span text:style-name="T253"><text:s/># It will ist all policy in IP table</text:span></text:span></text:p>
      <text:p text:style-name="P151"><text:span text:style-name="Source_20_Text"><text:span text:style-name="T253"/></text:span></text:p>
      <text:p text:style-name="P152"><text:span text:style-name="Source_20_Text"><text:span text:style-name="T265">iptables --flush</text:span></text:span><text:span text:style-name="Source_20_Text"><text:span text:style-name="T251"> <text:s text:c="2"/># It will flush the IP tabl</text:span></text:span><text:span text:style-name="Source_20_Text"><text:span text:style-name="T253">e.</text:span></text:span><text:span text:style-name="Source_20_Text"><text:span text:style-name="T251"> <text:s text:c="5"/></text:span></text:span></text:p>
      <text:p text:style-name="P152"><text:span text:style-name="Source_20_Text"><text:span text:style-name="T251"/></text:span></text:p>
      <text:p text:style-name="P152"><text:span text:style-name="Source_20_Text"><text:span text:style-name="T251"/></text:span></text:p>
      <text:p text:style-name="P152"><text:span text:style-name="Source_20_Text"><text:span text:style-name="T251"/></text:span></text:p>
      <text:p text:style-name="P152"><text:span text:style-name="Source_20_Text"><text:span text:style-name="T546"/></text:span></text:p>
      <text:p text:style-name="P152"><text:span text:style-name="Source_20_Text"><text:span text:style-name="T548">Q. How to block ICMP to my system?</text:span></text:span></text:p>
      <text:p text:style-name="P152"><text:span text:style-name="Source_20_Text"><text:span text:style-name="T254"/></text:span></text:p>
      <text:p text:style-name="P152"><text:span text:style-name="Source_20_Text"><text:span text:style-name="T251"><text:s text:c="2"/>Ans: </text:span></text:span><text:span text:style-name="Source_20_Text"><text:span text:style-name="T266">iptables -A INPUT --protocol </text:span></text:span><text:span text:style-name="Source_20_Text"><text:span text:style-name="T267">icmp –in-interface eth0 -j REJECT</text:span></text:span><text:span text:style-name="Source_20_Text"><text:span text:style-name="T251"> <text:s/></text:span></text:span></text:p>
      <text:p text:style-name="P152"><text:span text:style-name="Source_20_Text"><text:span text:style-name="T251"/></text:span></text:p>
      <text:p text:style-name="P153"><text:span text:style-name="Source_20_Text"><text:span text:style-name="T251"><text:s text:c="8"/></text:span></text:span><text:span text:style-name="Source_20_Text"><text:span text:style-name="T266">iptables -A INPUT --protocol </text:span></text:span><text:span text:style-name="Source_20_Text"><text:span text:style-name="T267">icmp –in-interface eth0 -j </text:span></text:span><text:span text:style-name="Source_20_Text"><text:span text:style-name="T268">DROP</text:span></text:span></text:p>
      <text:p text:style-name="P153"><text:span text:style-name="Source_20_Text"><text:span text:style-name="T268"/></text:span></text:p>
      <text:p text:style-name="P153"><text:span text:style-name="Source_20_Text"><text:span text:style-name="T276">Note: </text:span></text:span><text:span text:style-name="Source_20_Text"><text:span text:style-name="T262">With</text:span></text:span><text:span text:style-name="Source_20_Text"><text:span text:style-name="T276"> DROP </text:span></text:span><text:span text:style-name="Source_20_Text"><text:span text:style-name="T262">you won’t gate any replay information while pinging form other ssytem.</text:span></text:span></text:p>
      <text:p text:style-name="P153"><text:span text:style-name="Source_20_Text"><text:span text:style-name="T276"><text:s text:c="7"/></text:span></text:span><text:span text:style-name="Source_20_Text"><text:span text:style-name="T262">With</text:span></text:span><text:span text:style-name="Source_20_Text"><text:span text:style-name="T276"> REJECT </text:span></text:span><text:span text:style-name="Source_20_Text"><text:span text:style-name="T262">we will get the response</text:span></text:span><text:span text:style-name="Source_20_Text"><text:span text:style-name="T276"> “Destination port Unrechable”</text:span></text:span></text:p>
      <text:p text:style-name="P142"><text:span text:style-name="Source_20_Text"><text:span text:style-name="T468"/></text:span></text:p>
      <text:p text:style-name="P134"><text:span text:style-name="Source_20_Text"><text:span text:style-name="T468"/></text:span></text:p>
      <text:p text:style-name="P135"><text:span text:style-name="Source_20_Text"><text:span text:style-name="T544">Q. How to change NTP server?</text:span></text:span></text:p>
      <text:p text:style-name="P135"><text:span text:style-name="Source_20_Text"><text:span text:style-name="T469"><text:s/></text:span></text:span></text:p>
      <text:p text:style-name="P135"><text:span text:style-name="Source_20_Text"><text:span text:style-name="T469">Ans: Make sure ntp is installed in ypour system(</text:span></text:span><text:span text:style-name="Source_20_Text"><text:span text:style-name="T349">apt install ntp</text:span></text:span><text:span text:style-name="Source_20_Text"><text:span text:style-name="T469">)</text:span></text:span></text:p>
      <text:p text:style-name="P135"><text:span text:style-name="Source_20_Text"><text:span text:style-name="T469"/></text:span></text:p>
      <text:p text:style-name="P135"><text:span text:style-name="Source_20_Text"><text:span text:style-name="T469"><text:s text:c="6"/>Then edit </text:span></text:span><text:span text:style-name="Source_20_Text"><text:span text:style-name="T349">ntp.conf</text:span></text:span><text:span text:style-name="Source_20_Text"><text:span text:style-name="T469"> file <text:s text:c="2"/>(</text:span></text:span><text:span text:style-name="Source_20_Text"><text:span text:style-name="T349">vi /etc/ntp.conf)</text:span></text:span><text:span text:style-name="Source_20_Text"><text:span text:style-name="T469"> <text:s/>and change the the ntp server name as per your reasion.</text:span></text:span></text:p>
      <text:p text:style-name="P135"><text:span text:style-name="Source_20_Text"><text:span text:style-name="T469"/></text:span></text:p>
      <text:p text:style-name="P135"><text:span text:style-name="Source_20_Text"><text:span text:style-name="T469"><text:s text:c="3"/>Default: <text:s text:c="2"/></text:span></text:span><text:span text:style-name="Source_20_Text"><text:span text:style-name="T349">pool ntp.ubuntu.com</text:span></text:span></text:p>
      <text:p text:style-name="P135"><text:span text:style-name="Source_20_Text"><text:span text:style-name="T469"/></text:span></text:p>
      <text:p text:style-name="P135"><text:span text:style-name="Source_20_Text"><text:span text:style-name="T469"><text:s text:c="2"/></text:span></text:span><text:span text:style-name="Source_20_Text"><text:span text:style-name="T506">Note: We can gate all NTP server deatils from </text:span></text:span><text:a xlink:type="simple" xlink:href="https://www.pool.ntp.org/" text:style-name="Internet_20_link" text:visited-style-name="Visited_20_Internet_20_Link"><text:span text:style-name="Source_20_Text"><text:span text:style-name="T381">https://www.pool.ntp.org</text:span></text:span></text:a></text:p>
      <text:p text:style-name="P135"><text:span text:style-name="Source_20_Text"><text:span text:style-name="T349"/></text:span></text:p>
      <text:p text:style-name="P136"><text:span text:style-name="Source_20_Text"><text:span text:style-name="T545">Q. How to configure caching DNS Server?</text:span></text:span></text:p>
      <text:p text:style-name="P136"><text:span text:style-name="Source_20_Text"><text:span text:style-name="T246"/></text:span></text:p>
      <text:p text:style-name="P136"><text:span text:style-name="Source_20_Text"><text:span text:style-name="T470"><text:s/>Ans: 1</text:span></text:span><text:span text:style-name="Source_20_Text"><text:span text:style-name="T194">st</text:span></text:span><text:span text:style-name="Source_20_Text"><text:span text:style-name="T470"> install the </text:span></text:span><text:span text:style-name="Source_20_Text"><text:span text:style-name="T350">bind </text:span></text:span><text:span text:style-name="Source_20_Text"><text:span text:style-name="T470">and </text:span></text:span><text:span text:style-name="Source_20_Text"><text:span text:style-name="T350">bind-util</text:span></text:span><text:span text:style-name="Source_20_Text"><text:span text:style-name="T470"> in ypur system</text:span></text:span><text:span text:style-name="Source_20_Text"><text:span text:style-name="T350">.</text:span></text:span></text:p>
      <text:p text:style-name="P136"><text:span text:style-name="Source_20_Text"><text:span text:style-name="T350"/></text:span></text:p>
      <text:p text:style-name="P136"><text:span text:style-name="Source_20_Text"><text:span text:style-name="T350"><text:s text:c="5"/>yum install bind bind-utils</text:span></text:span></text:p>
      <text:p text:style-name="P136"><text:span text:style-name="Source_20_Text"><text:span text:style-name="T246"/></text:span></text:p>
      <text:p text:style-name="P136"><text:span text:style-name="Source_20_Text"><text:span text:style-name="T470"><text:s text:c="2"/></text:span></text:span><text:span text:style-name="Source_20_Text"><text:span text:style-name="T471">then edit the</text:span></text:span><text:span text:style-name="Source_20_Text"><text:span text:style-name="T351"> /etc/named.conf </text:span></text:span><text:span text:style-name="Source_20_Text"><text:span text:style-name="T471">file and add the</text:span></text:span><text:span text:style-name="Source_20_Text"><text:span text:style-name="T351"> </text:span></text:span></text:p>
      <text:p text:style-name="P136"><text:span text:style-name="Source_20_Text"><text:span text:style-name="T351"/></text:span></text:p>
      <text:p text:style-name="P136"><text:span text:style-name="Source_20_Text"><text:span text:style-name="T351"><text:s text:c="9"/>allow-query <text:tab/><text:tab/>{ localhost; any; };</text:span></text:span></text:p>
      <text:p text:style-name="P136"><text:span text:style-name="Source_20_Text"><text:span text:style-name="T351"><text:s text:c="9"/>allow-query-cache <text:s/>{ localhost; any; };</text:span></text:span></text:p>
      <text:p text:style-name="P136"><text:span text:style-name="Source_20_Text"><text:span text:style-name="T350"/></text:span></text:p>
      <text:p text:style-name="P136"><text:span text:style-name="Source_20_Text"><text:span text:style-name="T350"/></text:span></text:p>
      <text:p text:style-name="P137"><text:soft-page-break/><text:span text:style-name="Source_20_Text"><text:span text:style-name="T351">ls -la</text:span></text:span></text:p>
      <text:p text:style-name="P136"><text:span text:style-name="Source_20_Text"><text:span text:style-name="T350"/></text:span></text:p>
      <text:p text:style-name="P137"><text:span text:style-name="Source_20_Text"><text:span text:style-name="T471">then check the file owned by</text:span></text:span><text:span text:style-name="Source_20_Text"><text:span text:style-name="T351"> root </text:span></text:span><text:span text:style-name="Source_20_Text"><text:span text:style-name="T471">and group shpoud be</text:span></text:span><text:span text:style-name="Source_20_Text"><text:span text:style-name="T351"> named</text:span></text:span><text:span text:style-name="Source_20_Text"><text:span text:style-name="T350"> <text:s text:c="3"/></text:span></text:span></text:p>
      <text:p text:style-name="P137"><text:span text:style-name="Source_20_Text"><text:span text:style-name="T350"/></text:span></text:p>
      <text:p text:style-name="P137"><text:span text:style-name="Source_20_Text"><text:span text:style-name="T351">ls -lz </text:span></text:span><text:span text:style-name="Source_20_Text"><text:span text:style-name="T220">/etc/named.conf</text:span></text:span><text:span text:style-name="Source_20_Text"><text:span text:style-name="T350"> </text:span></text:span></text:p>
      <text:p text:style-name="P137"><text:span text:style-name="Source_20_Text"><text:span text:style-name="T350"/></text:span></text:p>
      <text:p text:style-name="P137"><text:span text:style-name="Source_20_Text"><text:span text:style-name="T471">then check the file context should be </text:span></text:span><text:span text:style-name="Source_20_Text"><text:span text:style-name="T351">named_conf_t</text:span></text:span><text:span text:style-name="Source_20_Text"><text:span text:style-name="T350"> <text:s/></text:span></text:span></text:p>
      <text:p text:style-name="P137"><text:span text:style-name="Source_20_Text"><text:span text:style-name="T350"/></text:span></text:p>
      <text:p text:style-name="P138"><text:span text:style-name="Source_20_Text"><text:span text:style-name="T352">ls -lz /etc/named.rfc1912.zones</text:span></text:span></text:p>
      <text:p text:style-name="P138"><text:span text:style-name="Source_20_Text"><text:span text:style-name="T352"/></text:span></text:p>
      <text:p text:style-name="P138"><text:span text:style-name="Source_20_Text"><text:span text:style-name="T472">then check the file context should be</text:span></text:span><text:span text:style-name="Source_20_Text"><text:span text:style-name="T352"> named_conf_t</text:span></text:span></text:p>
      <text:p text:style-name="P138"><text:span text:style-name="Source_20_Text"><text:span text:style-name="T352"/></text:span></text:p>
      <text:p text:style-name="P138"><text:span text:style-name="Source_20_Text"><text:span text:style-name="T352"/></text:span></text:p>
      <text:p text:style-name="P138"><text:span text:style-name="Source_20_Text"><text:span text:style-name="T352"/></text:span></text:p>
      <text:p text:style-name="P138"><text:span text:style-name="Source_20_Text"><text:span text:style-name="T352"/></text:span></text:p>
      <text:p text:style-name="P139"><text:span text:style-name="Source_20_Text"><text:span text:style-name="T353">named-checkconf /etc/named.conf </text:span></text:span><text:span text:style-name="Source_20_Text"><text:span text:style-name="T473"><text:s text:c="2"/># IT will check the named.conf file and return the message if there is any sintax error.</text:span></text:span></text:p>
      <text:p text:style-name="P139"><text:span text:style-name="Source_20_Text"><text:span text:style-name="T473"/></text:span></text:p>
      <text:p text:style-name="P140"><text:span text:style-name="Source_20_Text"><text:span text:style-name="T474">Then restart the service and ena</text:span></text:span><text:span text:style-name="Source_20_Text"><text:span text:style-name="T477">b</text:span></text:span><text:span text:style-name="Source_20_Text"><text:span text:style-name="T474">le it so that it can start with system startup.</text:span></text:span></text:p>
      <text:p text:style-name="P140"><text:span text:style-name="Source_20_Text"><text:span text:style-name="T474"/></text:span></text:p>
      <text:p text:style-name="P140"><text:span text:style-name="Source_20_Text"><text:span text:style-name="T474"><text:s text:c="2"/></text:span></text:span><text:span text:style-name="Source_20_Text"><text:span text:style-name="T354">systemctl restart named</text:span></text:span></text:p>
      <text:p text:style-name="P140"><text:span text:style-name="Source_20_Text"><text:span text:style-name="T354"><text:s text:c="2"/>systemctl enable named</text:span></text:span></text:p>
      <text:p text:style-name="P140"><text:span text:style-name="Source_20_Text"><text:span text:style-name="T354"/></text:span></text:p>
      <text:p text:style-name="P140"><text:span text:style-name="Source_20_Text"><text:span text:style-name="T354"/></text:span></text:p>
      <text:p text:style-name="P140"><text:span text:style-name="Source_20_Text"><text:span text:style-name="T474"/></text:span></text:p>
      <text:p text:style-name="P144"><text:span text:style-name="Source_20_Text"><text:span text:style-name="T513">AWK</text:span></text:span></text:p>
      <text:p text:style-name="P144"><text:span text:style-name="Source_20_Text"><text:span text:style-name="T474"><text:s text:c="2"/></text:span></text:span></text:p>
      <text:p text:style-name="P430"><text:s/><text:span text:style-name="T625">AWK is a language for processing text files.</text:span></text:p>
      <text:p text:style-name="P430"/>
      <text:p text:style-name="P430"><text:s/><text:span text:style-name="T625">A file is treated as a sequence of records, and by default each line as record. Each word a field.</text:span></text:p>
      <text:p text:style-name="P430"/>
      <text:p text:style-name="P414"><text:span text:style-name="T688">Exa</text:span>: <text:span text:style-name="T77">awk </text:span><text:span text:style-name="T109">'</text:span><text:span text:style-name="T77">{print $1}</text:span><text:span text:style-name="T109">'</text:span><text:span text:style-name="T77"> test.txt </text:span><text:s text:c="8"/># It will print the 1<text:span text:style-name="T188">st</text:span> word of every line of test.txt</text:p>
      <text:p text:style-name="P414"><text:s text:c="9"/><text:span text:style-name="T77">awk </text:span><text:span text:style-name="T109">'</text:span><text:span text:style-name="T77">{print $1, $2</text:span><text:span text:style-name="T109">'</text:span><text:span text:style-name="T77"> test.txt <text:s/></text:span><text:s text:c="10"/>#<text:tab/>It will print the 1<text:span text:style-name="T188">st</text:span> and 2<text:span text:style-name="T188">nd</text:span> word of every line of test.txt.</text:p>
      <text:p text:style-name="P414"/>
      <text:p text:style-name="P415"><text:span text:style-name="T644">a</text:span>wk can also be used to scan text files like grep.</text:p>
      <text:p text:style-name="P415"/>
      <text:p text:style-name="P415"><text:s/><text:span text:style-name="T688">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15"/>
      <text:p text:style-name="P415"><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15"/>
      <text:p text:style-name="P415"><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15"/>
      <text:p text:style-name="P415"><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15"/>
      <text:p text:style-name="P415"><text:s text:c="6"/><text:span text:style-name="T77">awk </text:span><text:span text:style-name="T109">'</text:span><text:span text:style-name="T77">/[a-z]/</text:span><text:span text:style-name="T109">'</text:span><text:span text:style-name="T77"> test.txt <text:s text:c="3"/></text:span><text:span text:style-name="T645"># </text:span>It will return all the lines which is having any chracter for <text:span text:style-name="T626">lower case</text:span> a to z.</text:p>
      <text:p text:style-name="P416"><text:s text:c="7"/></text:p>
      <text:p text:style-name="P416"><text:s/><text:span text:style-name="T110">awk '/[hel+o]/' test.txt</text:span><text:span text:style-name="T627"> <text:s text:c="6"/># it will return anymathces helo, hello, helllo, .....</text:span></text:p>
      <text:p text:style-name="P417"><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17"/>
      <text:p text:style-name="P417"/>
      <text:p text:style-name="P418"><text:s text:c="6"/><text:span text:style-name="T77"><text:s/>FS</text:span> = Input field separator value</text:p>
      <text:p text:style-name="P418"><text:s text:c="7"/><text:span text:style-name="T77">OFS</text:span> = Output filed separator value</text:p>
      <text:p text:style-name="P418"><text:soft-page-break/><text:span text:style-name="T77">NF</text:span> = Number of fields on the current line</text:p>
      <text:p text:style-name="P418"><text:span text:style-name="T77">NR </text:span><text:s/>= Number of records in the curent file.</text:p>
      <text:p text:style-name="P417"><text:s text:c="8"/><text:span text:style-name="T111">RS </text:span><text:span text:style-name="T628">= Record separator value</text:span></text:p>
      <text:p text:style-name="P417"><text:s text:c="8"/><text:span text:style-name="T77"><text:s/></text:span><text:span text:style-name="T111">ORS </text:span><text:span text:style-name="T628">= Output record separator value</text:span></text:p>
      <text:p text:style-name="P417"><text:span text:style-name="T111">FILENAME </text:span><text:span text:style-name="T628">= Current file name being processed</text:span> </text:p>
      <text:p text:style-name="P419"/>
      <text:p text:style-name="P419"><text:span text:style-name="T688">Exa</text:span>: <text:span text:style-name="T77">awk 'END{print NR}' <text:s/>test.txt </text:span><text:s text:c="2"/># It will print the number of recordds(lines) in file. Same as wc -l</text:p>
      <text:p text:style-name="P417"/>
      <text:p text:style-name="P431">Note: <text:span text:style-name="T77">END</text:span> used to execute once awk has finish <text:s/>processing the whole file. Because without <text:span text:style-name="T77">END</text:span>, it execute after every record(line) and print </text:p>
      <text:p text:style-name="P421">1 <text:s text:c="4"/>..........</text:p>
      <text:p text:style-name="P421"><text:s/>2 <text:s text:c="4"/>........... <text:s text:c="5"/></text:p>
      <text:p text:style-name="P421"><text:s/>3 <text:s text:c="4"/>......... <text:s text:c="7"/></text:p>
      <text:p text:style-name="P421"><text:s/>4 <text:s text:c="4"/>.. ......</text:p>
      <text:p text:style-name="P420"/>
      <text:p text:style-name="P432">Note: We can use <text:span text:style-name="T77">BEGIN</text:span> and <text:span text:style-name="T77">END</text:span> to print some mening full text in begin and end of the output respectivalty.</text:p>
      <text:p text:style-name="P422"/>
      <text:p text:style-name="P422"><text:span text:style-name="T688">Exa</text:span>:<text:span text:style-name="T77"> awk 'BEGIN{print "Start of the File"};{print};END{print "End of the File"}' test.txt</text:span></text:p>
      <text:p text:style-name="P380"/>
      <text:p text:style-name="P251">Output</text:p>
      <text:p text:style-name="P251"/>
      <text:p text:style-name="P294">Start of the file <text:s text:c="92"/></text:p>
      <text:p text:style-name="P294">. <text:s text:c="115"/></text:p>
      <text:p text:style-name="P294">. <text:s text:c="115"/></text:p>
      <text:p text:style-name="P294">. <text:s text:c="115"/></text:p>
      <text:p text:style-name="P294">. <text:s text:c="115"/></text:p>
      <text:p text:style-name="P294">End of the file <text:s text:c="93"/></text:p>
      <text:p text:style-name="P294"/>
      <text:p text:style-name="P253">Here in avobe examples</text:p>
      <text:p text:style-name="P422"/>
      <text:p text:style-name="P422"><text:span text:style-name="T77"><text:s text:c="11"/>BEGIN{print “Start of the File”} </text:span><text:s text:c="7"/># It will print the text “Start of the File” in Begining</text:p>
      <text:p text:style-name="P422"><text:span text:style-name="T77"><text:s text:c="11"/>{print} <text:s text:c="3"/></text:span><text:s text:c="46"/># It will print the text of file(test.txt”</text:p>
      <text:p text:style-name="P422"><text:span text:style-name="T77"><text:s text:c="12"/></text:span><text:span text:style-name="T112">EN</text:span><text:span text:style-name="T77">D{print “End of the File”} <text:s/></text:span><text:s text:c="11"/># It will print the text “End of the File” in End.</text:p>
      <text:p text:style-name="P422"/>
      <text:p text:style-name="P422"/>
      <text:p text:style-name="P422"/>
      <text:p text:style-name="P424"><text:span text:style-name="T688">Exa</text:span>: </text:p>
      <text:p text:style-name="P424"><text:span text:style-name="T77"><text:s text:c="9"/>awk '{if(NR~/^1$/)print}' test.txt</text:span> <text:s text:c="4"/># It will print the record num<text:span text:style-name="T646">b</text:span>er(Line Number) 1</text:p>
      <text:p text:style-name="P423"/>
      <text:p text:style-name="P423"><text:s text:c="7"/><text:span text:style-name="T77"><text:s text:c="2"/>awk '{if(NR==1)print}' test.txt <text:s/></text:span><text:s text:c="6"/># It will also print the record num<text:span text:style-name="T646">b</text:span>er(Line Number) 1</text:p>
      <text:p text:style-name="P423"/>
      <text:p text:style-name="P423"><text:s text:c="9"/><text:span text:style-name="T77">awk '{if(NR!=2)print}' test.txt <text:s text:c="3"/></text:span><text:s text:c="5"/><text:span text:style-name="T629"># It will print all lines except line number 2.</text:span></text:p>
      <text:p text:style-name="P425"/>
      <text:p text:style-name="P425"/>
      <text:p text:style-name="P425"/>
      <text:p text:style-name="P425"><text:span text:style-name="T688">Exa</text:span>:</text:p>
      <text:p text:style-name="P425"><text:s text:c="12"/><text:span text:style-name="T77">ls -l | awk '/.py/' <text:s/></text:span><text:s text:c="5"/># It will search all files ends with <text:span text:style-name="T77">.py</text:span></text:p>
      <text:p text:style-name="P425"><text:s text:c="22"/>or</text:p>
      <text:p text:style-name="P425"><text:s text:c="11"/><text:span text:style-name="T77"><text:s/>ls -l | awk '/[.][pP][yY]/' </text:span><text:s text:c="4"/># <text:s/>It will search all files ends with <text:span text:style-name="T77">.py, .</text:span><text:span text:style-name="T113">Py, .pY </text:span>and <text:span text:style-name="T77">.PY</text:span></text:p>
      <text:p text:style-name="P425"/>
      <text:p text:style-name="P426"><text:span text:style-name="T688">Exa</text:span>: </text:p>
      <text:p text:style-name="P427"><text:soft-page-break/><text:span text:style-name="T77"><text:s/>ifconfig wlo1 | awk '{if(NR==2)print $2}'</text:span> <text:s text:c="10"/># It will print the IP address of <text:span text:style-name="T77">wlo1</text:span>. </text:p>
      <text:p text:style-name="P427"><text:span text:style-name="T77"><text:s text:c="84"/></text:span><text:span text:style-name="T114">w</text:span><text:span text:style-name="T77">lo1</text:span> is the network interface name.</text:p>
      <text:p text:style-name="P426"/>
      <text:p text:style-name="P428"><text:span text:style-name="T77">awk '/Yuvraj/' test.txt | awk 'END{print NR}' </text:span><text:s text:c="4"/><text:span text:style-name="T630"># It will count the lines having the word ‘Yuvraj’.</text:span></text:p>
      <text:p text:style-name="P428"/>
      <text:p text:style-name="P428"><text:span text:style-name="T115"><text:s/>Output</text:span><text:span text:style-name="T630"> = 4</text:span></text:p>
      <text:p text:style-name="P426"/>
      <text:p text:style-name="P428"><text:span text:style-name="T77">awk 'BEGIN{var=0};{if(/Yuvraj/){var++}};END{print "var="var};' test.tx</text:span>t <text:s text:c="4"/></text:p>
      <text:p text:style-name="P428"/>
      <text:p text:style-name="P435"><text:s text:c="23"/># Output var=4”. Stor the value in variable(var).</text:p>
      <text:p text:style-name="P426"/>
      <text:p text:style-name="P429"><text:span text:style-name="T688">Exa</text:span>:</text:p>
      <text:p text:style-name="P429"/>
      <text:p text:style-name="P249">cat data.txt</text:p>
      <text:p text:style-name="P276"><text:s/>Alok 45 23 56 78 34</text:p>
      <text:p text:style-name="P276">Dinesh 87 45 67 21 45</text:p>
      <text:p text:style-name="P276">Karthik 54 56 63 46 76</text:p>
      <text:p text:style-name="P276">Renjith 45 67 89 90 56</text:p>
      <text:p text:style-name="P249"/>
      <text:p text:style-name="P436">awk 'BEGIN{var=0; print "Averages"};{var=($2+$3+$4+$5+$6);var=var/5; print $1"=", var}' data.txt</text:p>
      <text:p text:style-name="P429"/>
      <text:p text:style-name="P249">Output</text:p>
      <text:p text:style-name="P249"/>
      <text:p text:style-name="P276">Averages</text:p>
      <text:p text:style-name="P276">Alok= 47.2</text:p>
      <text:p text:style-name="P276">Dinesh= 53</text:p>
      <text:p text:style-name="P276">Karthik= 59</text:p>
      <text:p text:style-name="P276">Renjith= 69.4</text:p>
      <text:p text:style-name="P276"/>
      <text:p text:style-name="P276"/>
      <text:p text:style-name="P250">SED (Stream Editor)</text:p>
      <text:p text:style-name="P276"/>
      <text:p text:style-name="P276"/>
      <text:p text:style-name="P277"><text:span text:style-name="T688">Exa</text:span>: </text:p>
      <text:p text:style-name="P277"><text:s text:c="8"/><text:span text:style-name="T77"><text:s text:c="2"/>cat test.txt | sed 's/Y/y/' </text:span><text:s text:c="9"/>#it will substitue(replace) the 1<text:span text:style-name="T188">st</text:span> <text:span text:style-name="T77">Y</text:span>(Uppercase) of each line <text:s/>to</text:p>
      <text:p text:style-name="P277"><text:s text:c="57"/><text:span text:style-name="T77"><text:s text:c="2"/>y</text:span>(lowercase) in output. It wont change any thing in original file. </text:p>
      <text:p text:style-name="P279"><text:s text:c="59"/><text:span text:style-name="T606">s</text:span> fo<text:span text:style-name="T647">r</text:span> <text:s text:c="2"/>substitute</text:p>
      <text:p text:style-name="P277"/>
      <text:p text:style-name="P277"><text:s text:c="9"/><text:span text:style-name="T77"><text:s/>sed 's/Y/y/' test.txt </text:span><text:s text:c="12"/># This is same as avobe command.</text:p>
      <text:p text:style-name="P277"><text:s text:c="10"/></text:p>
      <text:p text:style-name="P277"><text:s text:c="10"/><text:span text:style-name="T77">cat test.txt | sed 's/Y/y/g' <text:s/></text:span><text:s text:c="3"/># It will replace all <text:s/><text:span text:style-name="T631">uppercase Y to lowercase y. g stands for global.</text:span></text:p>
      <text:p text:style-name="P277"/>
      <text:p text:style-name="P277"><text:s text:c="10"/><text:span text:style-name="T77">sed 's/Y/y/</text:span><text:span text:style-name="T116">g</text:span><text:span text:style-name="T77">' test.txt </text:span><text:s text:c="11"/><text:span text:style-name="T631"># Same as avobe command.</text:span></text:p>
      <text:p text:style-name="P277"/>
      <text:p text:style-name="P295">Note: we can use redirector to export the out put to another file.</text:p>
      <text:p text:style-name="P280"/>
      <text:p text:style-name="P281"><text:s text:c="4"/></text:p>
      <text:p text:style-name="P281"><text:s text:c="2"/><text:span text:style-name="T688">Exa</text:span>: </text:p>
      <text:p text:style-name="P281"><text:span text:style-name="T632"><text:s text:c="14"/></text:span><text:span text:style-name="T117"><text:s text:c="2"/>sed 's/Y/y/</text:span><text:span text:style-name="T77">g</text:span><text:span text:style-name="T117">' test.txt </text:span><text:span text:style-name="T77">&gt; new.txt</text:span></text:p>
      <text:p text:style-name="P280"/>
      <text:p text:style-name="P296">Note: We can replace the text in original file using <text:span text:style-name="T77">-i</text:span> in the command.</text:p>
      <text:p text:style-name="P282"/>
      <text:p text:style-name="P283"><text:soft-page-break/><text:s text:c="5"/><text:span text:style-name="T688">Exa</text:span>: <text:s text:c="2"/></text:p>
      <text:p text:style-name="P283"><text:s text:c="14"/><text:span text:style-name="T117">sed -</text:span><text:span text:style-name="T77">i </text:span><text:span text:style-name="T117">'s/Y/y/' test.txt </text:span><text:span text:style-name="T632"><text:s text:c="4"/></text:span># We wont get output in this command. You can check the orginal file.</text:p>
      <text:p text:style-name="P282"/>
      <text:p text:style-name="P284"><text:span text:style-name="T648">Note: You can replace a single character like avobe examples and you can aslo replasee strings</text:span>.</text:p>
      <text:p text:style-name="P282"/>
      <text:p text:style-name="P285"><text:span text:style-name="T688">Exa</text:span>: </text:p>
      <text:p text:style-name="P285"><text:s text:c="4"/><text:span text:style-name="T77"><text:s/>sed 's/this/that/g' test.txt </text:span><text:s text:c="17"/># It will replace all this to that in output. If you want to change</text:p>
      <text:p text:style-name="P284"><text:s text:c="70"/>orginal file use<text:span text:style-name="T77"> -i</text:span>.</text:p>
      <text:p text:style-name="P277"/>
      <text:p text:style-name="P277"/>
      <text:p text:style-name="P277"/>
      <text:p text:style-name="P286"><text:span text:style-name="T688">Exa</text:span>: <text:s/><text:span text:style-name="T77"><text:s/></text:span><text:span text:style-name="T117">sed -i 's/</text:span><text:span text:style-name="T77">^</text:span><text:span text:style-name="T117">Y/y/'</text:span><text:span text:style-name="T77">g</text:span><text:span text:style-name="T117"> test.txt</text:span><text:span text:style-name="T632"> <text:s text:c="10"/></text:span># It will replace all uppercase <text:span text:style-name="T77">Y </text:span>to lowercase <text:span text:style-name="T77">y</text:span>. <text:span text:style-name="T633">Only those are</text:span> in </text:p>
      <text:p text:style-name="P286"><text:s text:c="57"/><text:span text:style-name="T77"><text:s text:c="4"/>start(beginig)</text:span>of the line. It wont replace the Y which is not in </text:p>
      <text:p text:style-name="P286"><text:s text:c="62"/>start of the line. <text:span text:style-name="T634">For ony outpou remove -i</text:span></text:p>
      <text:p text:style-name="P286"/>
      <text:p text:style-name="P286"/>
      <text:p text:style-name="P286"><text:span text:style-name="T632"><text:s text:c="11"/></text:span><text:span text:style-name="T117">sed -i 's/Y$/y/'</text:span><text:span text:style-name="T77">g</text:span><text:span text:style-name="T117"> test.txt <text:s/></text:span><text:span text:style-name="T632"><text:s text:c="9"/></text:span># It will replace all uppercase <text:span text:style-name="T77">Y</text:span> to lowercase <text:span text:style-name="T77">y,</text:span> <text:span text:style-name="T633">Only those are</text:span> in </text:p>
      <text:p text:style-name="P286"><text:s text:c="60"/><text:span text:style-name="T77"><text:s/></text:span><text:span text:style-name="T118">end </text:span><text:span text:style-name="T77">of the line</text:span>. It wont replace the Y which is not in </text:p>
      <text:p text:style-name="P286"><text:s text:c="62"/><text:span text:style-name="T635">end</text:span> of the line. <text:span text:style-name="T634">For ony outpou remove </text:span><text:span text:style-name="T119">-i</text:span></text:p>
      <text:p text:style-name="P286"/>
      <text:p text:style-name="P286"/>
      <text:p text:style-name="P286"><text:s text:c="11"/><text:span text:style-name="T117">sed <text:s/>'s/[A-Z]/9/'</text:span><text:span text:style-name="T77">g</text:span><text:span text:style-name="T117"> test.txt <text:s/></text:span><text:span text:style-name="T632"><text:s text:c="12"/># It will replace(output) all the </text:span><text:span text:style-name="T117">uppercase </text:span><text:span text:style-name="T632">letter to number </text:span><text:span text:style-name="T117">9</text:span></text:p>
      <text:p text:style-name="P286"/>
      <text:p text:style-name="P286"><text:s text:c="8"/><text:span text:style-name="T77"><text:s text:c="2"/></text:span><text:span text:style-name="T117">sed <text:s/>'s/[a-Z]/9/'</text:span><text:span text:style-name="T77">g</text:span><text:span text:style-name="T117"> test.txt <text:s text:c="2"/></text:span><text:span text:style-name="T632"><text:s text:c="13"/># It will replace(output) all the letters to numbers </text:span><text:span text:style-name="T117">9</text:span><text:span text:style-name="T632">.</text:span></text:p>
      <text:p text:style-name="P286"><text:s text:c="71"/><text:span text:style-name="T636">a-Z = a-z and A-Z</text:span></text:p>
      <text:p text:style-name="P286"><text:span text:style-name="T117"><text:s text:c="9"/>sed <text:s/>'s/[0-Z]/*/'</text:span><text:span text:style-name="T77">g</text:span><text:span text:style-name="T117"> test.txt <text:s/></text:span><text:span text:style-name="T632"><text:s text:c="17"/># It will replace(output) all the letters and numbers to *.</text:span></text:p>
      <text:p text:style-name="P286"><text:s text:c="73"/><text:span text:style-name="T637">0-Z = 0-9, a-z and A-Z</text:span></text:p>
      <text:p text:style-name="P286"/>
      <text:p text:style-name="P287"><text:span text:style-name="T117"><text:s text:c="9"/>sed <text:s/>'s/[0-9][0-9]*/(&amp;)/'</text:span><text:span text:style-name="T77">g</text:span><text:span text:style-name="T117"> test.txt </text:span><text:span text:style-name="T632"><text:s text:c="6"/># It will search for any single digit or duble digit number and</text:span></text:p>
      <text:p text:style-name="P278"><text:s text:c="73"/>put the pranthesis around it. Here * used for matching any</text:p>
      <text:p text:style-name="P278"><text:s text:c="73"/>text with or without last character.(single digit or dubble</text:p>
      <text:p text:style-name="P278"><text:s text:c="73"/>digit). &amp; will return the matching text.If your file is</text:p>
      <text:p text:style-name="P287"><text:span text:style-name="T632"><text:s text:c="73"/>having some special chracter forwardslash(/) </text:span><text:span text:style-name="T18">, and we</text:span></text:p>
      <text:p text:style-name="P287"><text:span text:style-name="T18"><text:s text:c="73"/>wants to replace the forwardslash(/</text:span><text:span text:style-name="T71">) with *.</text:span></text:p>
      <text:p text:style-name="P319"/>
      <text:p text:style-name="P320"><text:span text:style-name="T688">Exa</text:span>: <text:s/></text:p>
      <text:p text:style-name="P289"><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89"><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89"><text:span text:style-name="T58"><text:s text:c="58"/>(\)befor the </text:span><text:span text:style-name="T59">slash (/ or \)</text:span><text:span text:style-name="T58">. </text:span></text:p>
      <text:p text:style-name="P288"><text:span text:style-name="T39">sed 's/[^a-z]/*/g' test1.txt <text:s text:c="2"/></text:span><text:span text:style-name="T58"><text:s text:c="13"/></text:span><text:span text:style-name="T60"># It will replace all chracter with * except all lowercase chracter.</text:span></text:p>
      <text:p text:style-name="P321"/>
      <text:p text:style-name="P457"><text:span text:style-name="T60">Q. </text:span><text:span text:style-name="T48">How to replace the multiple string in single command or ho doe multiple sed task in single command?</text:span></text:p>
      <text:p text:style-name="P322"/>
      <text:p text:style-name="P322">Ans:</text:p>
      <text:p text:style-name="P322"><text:s text:c="7"/><text:span text:style-name="T77"><text:s text:c="2"/>sed 's/test/check/g;s/yuvi/king/g' test1.txt </text:span><text:s text:c="11"/># It will replace test as check and yuvi as king</text:p>
      <text:p text:style-name="P322"/>
      <text:p text:style-name="P322"/>
      <text:p text:style-name="P291"><text:span text:style-name="T24">sed 's/\w*.//' test1.txt </text:span><text:span text:style-name="T48"><text:s text:c="8"/></text:span><text:span text:style-name="T61"># It will remove 1</text:span><text:span text:style-name="T190">st</text:span><text:span text:style-name="T61"> word of every line. </text:span><text:span text:style-name="T62">If there is any special character in</text:span></text:p>
      <text:p text:style-name="P324"><text:s text:c="47"/>start of the line, it will take the special character as one word.</text:p>
      <text:p text:style-name="P323"/>
      <text:p text:style-name="P291"><text:span text:style-name="T40">sed 's/\w*./King /' test1.txt <text:s/></text:span><text:span text:style-name="T61"><text:s text:c="2"/></text:span><text:span text:style-name="T63"># It will replace 1</text:span><text:span text:style-name="T191">st</text:span><text:span text:style-name="T63"> word of every line with king .</text:span><text:span text:style-name="T62">If there is any special</text:span></text:p>
      <text:p text:style-name="P324"><text:soft-page-break/><text:s text:c="49"/>character in start of the line, it will take the special character as one word.</text:p>
      <text:p text:style-name="P323"/>
      <text:p text:style-name="P292"><text:span text:style-name="T41">sed 's/\w*$/ /' test1.txt </text:span><text:span text:style-name="T63"><text:s text:c="11"/></text:span><text:span text:style-name="T64"># It will remove last word of every line. </text:span><text:span text:style-name="T65">If there is any special chracter in</text:span></text:p>
      <text:p text:style-name="P292"><text:span text:style-name="T65"><text:s text:c="53"/>end of line it won’t remove it</text:span><text:span text:style-name="T64">.</text:span></text:p>
      <text:p text:style-name="P326"/>
      <text:p text:style-name="P326"/>
      <text:p text:style-name="P292"><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25"><text:s text:c="52"/>chracter end of the line it will add the replacement strin at end of the</text:p>
      <text:p text:style-name="P325"><text:s text:c="53"/>file. it won’t replace the last word.</text:p>
      <text:p text:style-name="P321"/>
      <text:p text:style-name="P290"><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90"><text:span text:style-name="T67"><text:s text:c="59"/>grep “yuvi” test1.txt. </text:span><text:span text:style-name="T69">Here</text:span><text:span text:style-name="T36"> -n</text:span><text:span text:style-name="T69"> used for print only matching lines.</text:span></text:p>
      <text:p text:style-name="P327"/>
      <text:p text:style-name="P288"><text:span text:style-name="T44">sed -n 's/yuvi/king/pg' test1.txt </text:span><text:span text:style-name="T67"><text:s text:c="6"/></text:span><text:span text:style-name="T70"># It will replace all the ‘yuvi’ with ‘king’ and print those lines.</text:span></text:p>
      <text:p text:style-name="P328"/>
      <text:p text:style-name="P456"><text:span text:style-name="T70">Q. </text:span><text:span text:style-name="T48">How to ignore the casesencitive?</text:span></text:p>
      <text:p text:style-name="P329"/>
      <text:p text:style-name="P329">Ans: I</text:p>
      <text:p text:style-name="P329"/>
      <text:p text:style-name="P330"><text:s text:c="6"/><text:span text:style-name="T688">Exa</text:span>: </text:p>
      <text:p text:style-name="P330"><text:s text:c="15"/><text:span text:style-name="T77"><text:s/>sed -n 's/yuvi/king/Ipg' test1.txt <text:s/></text:span><text:s text:c="5"/># Here <text:span text:style-name="T77">I</text:span> for ignore the case sensitive.</text:p>
      <text:p text:style-name="P329"/>
      <text:p text:style-name="P329"/>
      <text:p text:style-name="P450">Q. How to use sed multiple commands as <text:s/>script file and do the replace?</text:p>
      <text:p text:style-name="P331"/>
      <text:p text:style-name="P332">Ans: <text:s text:c="3"/></text:p>
      <text:p text:style-name="P332"><text:s text:c="11"/><text:span text:style-name="T77">sed -f &lt;script_file_name&gt; &lt;source_file&gt;</text:span></text:p>
      <text:p text:style-name="P331"/>
      <text:p text:style-name="P331"><text:s/><text:span text:style-name="T688">Exa</text:span>: <text:s/></text:p>
      <text:p text:style-name="P293"><text:span text:style-name="T48"><text:s text:c="8"/></text:span><text:span text:style-name="T45">cat sedscript1</text:span></text:p>
      <text:p text:style-name="P331"><text:s text:c="11"/>s/yuvi/king/Ig</text:p>
      <text:p text:style-name="P331"><text:s text:c="11"/>s/test/check/g</text:p>
      <text:p text:style-name="P331"><text:s text:c="11"/>s/5/55/g</text:p>
      <text:p text:style-name="P331"/>
      <text:p text:style-name="P331">command: <text:s text:c="2"/><text:span text:style-name="T77">sed -f sedscript1 test1.txt </text:span><text:s text:c="9"/># It will replace all yuvi to king with case <text:span text:style-name="T638">in</text:span>sencitivy,</text:p>
      <text:p text:style-name="P331"><text:s text:c="72"/>and it will replace all test to check and 5 to 55</text:p>
      <text:p text:style-name="P331"/>
      <text:p text:style-name="P450">Q. How to replace a word not text?</text:p>
      <text:p text:style-name="P331"/>
      <text:p text:style-name="P331"><text:s/><text:span text:style-name="T688">Exa</text:span>: <text:span text:style-name="T77">old </text:span><text:s text:c="4"/># here <text:span text:style-name="T77">old</text:span> is a <text:span text:style-name="T77">word</text:span></text:p>
      <text:p text:style-name="P331"><text:s text:c="6"/><text:span text:style-name="T77"><text:s text:c="3"/>older <text:s/></text:span><text:s text:c="4"/># in this <text:span text:style-name="T77">old </text:span>is <text:span text:style-name="T77">text</text:span></text:p>
      <text:p text:style-name="P331"/>
      <text:p text:style-name="P332">Ans: <text:s text:c="2"/><text:span text:style-name="T77">sed 's/\bold\b/new/g' test1.txt</text:span> <text:s text:c="7"/><text:span text:style-name="T639"># It will replace all old word to new, It won’t replace old text</text:span></text:p>
      <text:p text:style-name="P338"><text:s text:c="71"/>to new in word older.</text:p>
      <text:p text:style-name="P331"/>
      <text:p text:style-name="P331"/>
      <text:p text:style-name="P449">Q. How to delete the line with matching text?</text:p>
      <text:p text:style-name="P333"/>
      <text:p text:style-name="P333">Ans: </text:p>
      <text:p text:style-name="P333"><text:s text:c="8"/><text:span text:style-name="T77"><text:s text:c="2"/>sed '/old/Id' test1.txt</text:span> <text:s text:c="17"/><text:span text:style-name="T640"># It will delete all those lines which is having text old <text:s/>with <text:s text:c="14"/></text:span></text:p>
      <text:p text:style-name="P335"><text:s text:c="62"/>case insencitivy.</text:p>
      <text:p text:style-name="P333"/>
      <text:p text:style-name="P334"><text:soft-page-break/><text:s text:c="10"/><text:span text:style-name="T77">sed '/\bold\b/Id' test1.txt </text:span><text:s text:c="9"/><text:span text:style-name="T641"># <text:s text:c="2"/>It will delete all those lines which is having word old <text:s/>with</text:span></text:p>
      <text:p text:style-name="P339"><text:s text:c="64"/>ignoring <text:s/>case.</text:p>
      <text:p text:style-name="P334"/>
      <text:p text:style-name="P333"><text:span text:style-name="T77"><text:s text:c="10"/>sed '/^T/Id' test1.txt</text:span> <text:s text:c="14"/><text:span text:style-name="T642"># It will remove all those lines, which begins with </text:span><text:span text:style-name="T120">T</text:span><text:span text:style-name="T642">.</text:span></text:p>
      <text:p text:style-name="P333"/>
      <text:p text:style-name="P333"/>
      <text:p text:style-name="P448">Q. How to print all odd(1,3,5,...) lines?</text:p>
      <text:p text:style-name="P336"/>
      <text:p text:style-name="P336"><text:s text:c="2"/>Ans:</text:p>
      <text:p text:style-name="P336"><text:s text:c="13"/><text:span text:style-name="T77"><text:s/>sed 'n;d' test1.txt</text:span></text:p>
      <text:p text:style-name="P306"><text:s text:c="22"/>or</text:p>
      <text:p text:style-name="P336"><text:span text:style-name="T77"><text:s text:c="15"/>sed -n 'p;n' test1.txt </text:span><text:s text:c="24"/><text:span text:style-name="T643"># </text:span><text:span text:style-name="T121">n</text:span><text:span text:style-name="T643"> to script one line</text:span></text:p>
      <text:p text:style-name="P454">Q. How to print all even(2,4,6,....) lines?</text:p>
      <text:p text:style-name="P336"/>
      <text:p text:style-name="P336"><text:s text:c="3"/>Ans: </text:p>
      <text:p text:style-name="P336"><text:s text:c="10"/><text:span text:style-name="T77"><text:s text:c="2"/>sed '1!n;d' test1.txt</text:span></text:p>
      <text:p text:style-name="P336"/>
      <text:p text:style-name="P455">Q. How to print every third line(1,4,7,..)?</text:p>
      <text:p text:style-name="P337"/>
      <text:p text:style-name="P337"><text:s text:c="5"/>Ans: </text:p>
      <text:p text:style-name="P144"><text:span text:style-name="Source_20_Text"><text:span text:style-name="T485"><text:s text:c="11"/></text:span></text:span><text:span text:style-name="Source_20_Text"><text:span text:style-name="T378"><text:s text:c="3"/>sed -n '1!p;n' test1.txt </text:span></text:span><text:span text:style-name="Source_20_Text"><text:span text:style-name="T485"><text:s text:c="15"/># </text:span></text:span><text:span text:style-name="Source_20_Text"><text:span text:style-name="T378">n;n</text:span></text:span><text:span text:style-name="Source_20_Text"><text:span text:style-name="T485"> to scip two l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25T14:21:43.541005145</dc:date>
    <meta:editing-duration>P3DT4H41M11S</meta:editing-duration>
    <meta:editing-cycles>399</meta:editing-cycles>
    <meta:document-statistic meta:table-count="1" meta:image-count="5" meta:object-count="0" meta:page-count="36" meta:paragraph-count="1061" meta:word-count="9193" meta:character-count="62697" meta:non-whitespace-character-count="42736"/>
  </office:meta>
</office:document-meta>
</file>